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1.2866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9327in"/>
    </style:style>
    <style:style style:name="co11" style:family="table-column">
      <style:table-column-properties fo:break-before="auto" style:column-width="0.2252in"/>
    </style:style>
    <style:style style:name="co12" style:family="table-column">
      <style:table-column-properties fo:break-before="auto" style:column-width="1.1575in"/>
    </style:style>
    <style:style style:name="co13" style:family="table-column">
      <style:table-column-properties fo:break-before="auto" style:column-width="0.7717in"/>
    </style:style>
    <style:style style:name="co14" style:family="table-column">
      <style:table-column-properties fo:break-before="auto" style:column-width="1.1154in"/>
    </style:style>
    <style:style style:name="co15" style:family="table-column">
      <style:table-column-properties fo:break-before="auto" style:column-width="0.9756in"/>
    </style:style>
    <style:style style:name="co16" style:family="table-column">
      <style:table-column-properties fo:break-before="auto" style:column-width="0.997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5783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0.9862in"/>
    </style:style>
    <style:style style:name="co21" style:family="table-column">
      <style:table-column-properties fo:break-before="auto" style:column-width="0.3965in"/>
    </style:style>
    <style:style style:name="co22" style:family="table-column">
      <style:table-column-properties fo:break-before="auto" style:column-width="1.0291in"/>
    </style:style>
    <style:style style:name="co23" style:family="table-column">
      <style:table-column-properties fo:break-before="auto" style:column-width="0.45in"/>
    </style:style>
    <style:style style:name="co24" style:family="table-column">
      <style:table-column-properties fo:break-before="auto" style:column-width="1.6083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2543in"/>
    </style:style>
    <style:style style:name="co27" style:family="table-column">
      <style:table-column-properties fo:break-before="auto" style:column-width="0.2138in"/>
    </style:style>
    <style:style style:name="co28" style:family="table-column">
      <style:table-column-properties fo:break-before="auto" style:column-width="0.9646in"/>
    </style:style>
    <style:style style:name="ro1" style:family="table-row">
      <style:table-row-properties style:row-height="2.19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29">
      <style:table-cell-properties fo:background-color="#d4ea6b" fo:border="0.74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">
      <style:table-cell-properties fo:background-color="#d4ea6b" fo:border="0.74pt solid #000000"/>
    </style:style>
    <style:style style:name="ce9" style:family="table-cell" style:parent-style-name="Default" style:data-style-name="N130">
      <style:table-cell-properties fo:background-color="#81d41a" fo:border="0.74pt solid #000000"/>
    </style:style>
    <style:style style:name="ce10" style:family="table-cell" style:parent-style-name="Default" style:data-style-name="N130">
      <style:table-cell-properties fo:background-color="#ff8000" fo:border="0.74pt solid #000000"/>
    </style:style>
    <style:style style:name="ce11" style:family="table-cell" style:parent-style-name="Default" style:data-style-name="N130">
      <style:table-cell-properties fo:background-color="#d4ea6b" fo:border="0.74pt solid #000000"/>
    </style:style>
    <style:style style:name="ce12" style:family="table-cell" style:parent-style-name="Default" style:data-style-name="N130">
      <style:table-cell-properties fo:background-color="#b2b2b2" fo:border="0.74pt solid #000000"/>
    </style:style>
    <style:style style:name="ce1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="Liberation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Question 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ce11"/>
        <table:table-column table:style-name="co14" table:default-cell-style-name="ce5"/>
        <table:table-column table:style-name="co15" table:default-cell-style-name="ce8"/>
        <table:table-column table:style-name="co16" table:default-cell-style-name="ce12"/>
        <table:table-row table:style-name="ro1">
          <table:table-cell table:style-name="ce1" office:value-type="string" calcext:value-type="string">
            <text:p>Suppose you have a batch 𝔹 of M elements.</text:p>
            <text:p><text:span text:style-name="T1">You construct L minibatches of size N out of 𝔹.</text:span></text:p>
            <text:p><text:span text:style-name="T2">We assume N is a divisor of M, i.e. M = L*N.</text:span></text:p>
            <text:p><text:span text:style-name="T3">A minibatch is constructed by randomly choosing elements without replacement from 𝔹.</text:span></text:p>
            <text:p><text:span text:style-name="T3">The construction of minibatches is independent.</text:span></text:p>
            <text:p><text:span text:style-name="T4">What is the probability of finding any specific element Δ in k = 0 … L of the constructed minibatches?</text:span></text:p>
            <text:p><text:span text:style-name="T5">----</text:span></text:p>
            <text:p><text:span text:style-name="T6">The solution p(k) = “number of ways of choosing the k batches with Δ among the L constructed” (binomial L,k)</text:span></text:p>
            <text:p><text:span text:style-name="T1">                               times “the probability that a batch includes Δ (success probability)” with exponent k</text:span></text:p>
            <text:p><text:span text:style-name="T2">                               times “the probability that a batch does not include Δ (failure probability)” with exponent L-k</text:span></text:p>
            <text:p><text:span text:style-name="T5">----</text:span></text:p>
            <text:p><text:span text:style-name="T5">It turns out that finding Δ not at all (the example from the batch is ignored) is about 1/3,</text:span></text:p>
            <text:p><text:span text:style-name="T5">and finding Δ exactly once (the best case) is about 1/3 also.</text:span></text:p>
          </table:table-cell>
          <table:table-cell table:number-columns-repeated="15"/>
          <table:table-cell table:style-name="Default" table:number-columns-repeated="4"/>
        </table:table-row>
        <table:table-row table:style-name="ro2" table:number-rows-repeated="2">
          <table:table-cell table:style-name="Default"/>
          <table:table-cell table:number-columns-repeated="15"/>
          <table:table-cell table:style-name="Default" table:number-columns-repeated="4"/>
        </table:table-row>
        <table:table-row table:style-name="ro2">
          <table:table-cell table:style-name="Default"/>
          <table:table-cell table:style-name="ce4" office:value-type="string" calcext:value-type="string">
            <text:p>L = M/N</text:p>
          </table:table-cell>
          <table:table-cell table:style-name="ce4" table:formula="of:=[.C5]/[.C6]"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3">
            <text:p><text:span text:style-name="T1">One would like to see Δ</text:span></text:p>
            <text:p><text:span text:style-name="T1">In exactly 1 minibatches</text:span></text:p>
          </table:table-cell>
          <table:covered-table-cell/>
          <table:table-cell/>
          <table:table-cell table:style-name="ce4" office:value-type="string" calcext:value-type="string">
            <text:p>L = M/N</text:p>
          </table:table-cell>
          <table:table-cell table:style-name="ce4" table:formula="of:=[.H5]/[.H6]" office:value-type="float" office:value="8" calcext:value-type="float">
            <text:p>8</text:p>
          </table:table-cell>
          <table:table-cell table:style-name="ce7" office:value-type="string" calcext:value-type="string" table:number-columns-spanned="2" table:number-rows-spanned="3">
            <text:p><text:span text:style-name="T1">One would like to see Δ</text:span></text:p>
            <text:p><text:span text:style-name="T1">In exactly 1 minibatches</text:span></text:p>
          </table:table-cell>
          <table:covered-table-cell/>
          <table:table-cell/>
          <table:table-cell table:style-name="ce4" office:value-type="string" calcext:value-type="string">
            <text:p>L = M/N</text:p>
          </table:table-cell>
          <table:table-cell table:style-name="ce4" table:formula="of:=[.M5]/[.M6]" office:value-type="float" office:value="16" calcext:value-type="float">
            <text:p>16</text:p>
          </table:table-cell>
          <table:table-cell table:style-name="ce7" office:value-type="string" calcext:value-type="string" table:number-columns-spanned="2" table:number-rows-spanned="3">
            <text:p><text:span text:style-name="T1">One would like to see Δ</text:span></text:p>
            <text:p><text:span text:style-name="T1">In exactly 1 minibatches</text:span></text:p>
          </table:table-cell>
          <table:covered-table-cell/>
          <table:table-cell/>
          <table:table-cell table:style-name="ce4" office:value-type="string" calcext:value-type="string">
            <text:p>L = M/N</text:p>
          </table:table-cell>
          <table:table-cell table:style-name="ce4" table:formula="of:=[.R5]/[.R6]" office:value-type="float" office:value="32" calcext:value-type="float">
            <text:p>32</text:p>
          </table:table-cell>
          <table:table-cell table:style-name="ce7" office:value-type="string" calcext:value-type="string" table:number-columns-spanned="2" table:number-rows-spanned="3">
            <text:p><text:span text:style-name="T1">One would like to see Δ</text:span></text:p>
            <text:p><text:span text:style-name="T1">In exactly 1 minibatches</text:span></text:p>
          </table:table-cell>
          <table:covered-table-cell table:style-name="Default"/>
        </table:table-row>
        <table:table-row table:style-name="ro2">
          <table:table-cell table:style-name="Default"/>
          <table:table-cell table:style-name="ce4" office:value-type="string" calcext:value-type="string">
            <text:p>M</text:p>
          </table:table-cell>
          <table:table-cell table:style-name="ce4" office:value-type="float" office:value="1024" calcext:value-type="float">
            <text:p>1024</text:p>
          </table:table-cell>
          <table:covered-table-cell table:number-columns-repeated="2"/>
          <table:table-cell/>
          <table:table-cell table:style-name="ce4" office:value-type="string" calcext:value-type="string">
            <text:p>M</text:p>
          </table:table-cell>
          <table:table-cell table:style-name="ce4" office:value-type="float" office:value="1024" calcext:value-type="float">
            <text:p>1024</text:p>
          </table:table-cell>
          <table:covered-table-cell table:number-columns-repeated="2"/>
          <table:table-cell/>
          <table:table-cell table:style-name="ce4" office:value-type="string" calcext:value-type="string">
            <text:p>M</text:p>
          </table:table-cell>
          <table:table-cell table:style-name="ce4" office:value-type="float" office:value="1024" calcext:value-type="float">
            <text:p>1024</text:p>
          </table:table-cell>
          <table:covered-table-cell table:number-columns-repeated="2"/>
          <table:table-cell/>
          <table:table-cell table:style-name="ce4" office:value-type="string" calcext:value-type="string">
            <text:p>M</text:p>
          </table:table-cell>
          <table:table-cell table:style-name="ce4" office:value-type="float" office:value="1024" calcext:value-type="float">
            <text:p>1024</text:p>
          </table:table-cell>
          <table:covered-table-cell table:number-columns-repeated="2" table:style-name="Default"/>
        </table:table-row>
        <table:table-row table:style-name="ro2">
          <table:table-cell table:style-name="Default"/>
          <table:table-cell table:style-name="ce4" office:value-type="string" calcext:value-type="string">
            <text:p>N</text:p>
          </table:table-cell>
          <table:table-cell table:style-name="ce4" office:value-type="float" office:value="256" calcext:value-type="float">
            <text:p>256</text:p>
          </table:table-cell>
          <table:covered-table-cell table:number-columns-repeated="2"/>
          <table:table-cell/>
          <table:table-cell table:style-name="ce4" office:value-type="string" calcext:value-type="string">
            <text:p>N</text:p>
          </table:table-cell>
          <table:table-cell table:style-name="ce4" office:value-type="float" office:value="128" calcext:value-type="float">
            <text:p>128</text:p>
          </table:table-cell>
          <table:covered-table-cell table:number-columns-repeated="2"/>
          <table:table-cell/>
          <table:table-cell table:style-name="ce4" office:value-type="string" calcext:value-type="string">
            <text:p>N</text:p>
          </table:table-cell>
          <table:table-cell table:style-name="ce4" office:value-type="float" office:value="64" calcext:value-type="float">
            <text:p>64</text:p>
          </table:table-cell>
          <table:covered-table-cell table:number-columns-repeated="2"/>
          <table:table-cell/>
          <table:table-cell table:style-name="ce4" office:value-type="string" calcext:value-type="string">
            <text:p>N</text:p>
          </table:table-cell>
          <table:table-cell table:style-name="ce4" office:value-type="float" office:value="32" calcext:value-type="float">
            <text:p>32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k &lt;= L</text:p>
          </table:table-cell>
          <table:table-cell table:style-name="ce2" office:value-type="string" calcext:value-type="string">
            <text:p>(N/M)^k</text:p>
          </table:table-cell>
          <table:table-cell table:style-name="ce2" office:value-type="string" calcext:value-type="string">
            <text:p>((M-N)/M)^(L-k)</text:p>
          </table:table-cell>
          <table:table-cell table:style-name="ce2" office:value-type="string" calcext:value-type="string">
            <text:p>binom(L,k)</text:p>
          </table:table-cell>
          <table:table-cell table:style-name="ce2" office:value-type="string" calcext:value-type="string">
            <text:p>P(k)</text:p>
          </table:table-cell>
          <table:table-cell/>
          <table:table-cell table:style-name="ce2" office:value-type="string" calcext:value-type="string">
            <text:p>(N/M)^k</text:p>
          </table:table-cell>
          <table:table-cell table:style-name="ce2" office:value-type="string" calcext:value-type="string">
            <text:p>((M-N)/M)^(L-k)</text:p>
          </table:table-cell>
          <table:table-cell table:style-name="ce2" office:value-type="string" calcext:value-type="string">
            <text:p>binom(L,k)</text:p>
          </table:table-cell>
          <table:table-cell table:style-name="ce2" office:value-type="string" calcext:value-type="string">
            <text:p>P(k)</text:p>
          </table:table-cell>
          <table:table-cell/>
          <table:table-cell table:style-name="ce2" office:value-type="string" calcext:value-type="string">
            <text:p>(N/M)^k</text:p>
          </table:table-cell>
          <table:table-cell table:style-name="ce2" office:value-type="string" calcext:value-type="string">
            <text:p>((M-N)/M)^(L-k)</text:p>
          </table:table-cell>
          <table:table-cell table:style-name="ce2" office:value-type="string" calcext:value-type="string">
            <text:p>binom(L,k)</text:p>
          </table:table-cell>
          <table:table-cell table:style-name="ce2" office:value-type="string" calcext:value-type="string">
            <text:p>P(k)</text:p>
          </table:table-cell>
          <table:table-cell/>
          <table:table-cell table:style-name="ce2" office:value-type="string" calcext:value-type="string">
            <text:p>(N/M)^k</text:p>
          </table:table-cell>
          <table:table-cell table:style-name="ce2" office:value-type="string" calcext:value-type="string">
            <text:p>((M-N)/M)^(L-k)</text:p>
          </table:table-cell>
          <table:table-cell table:style-name="ce2" office:value-type="string" calcext:value-type="string">
            <text:p>binom(L,k)</text:p>
          </table:table-cell>
          <table:table-cell table:style-name="ce2" office:value-type="string" calcext:value-type="string">
            <text:p>P(k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table:formula="of:=([.C$6]/[.C$5])^[.$A8]" office:value-type="float" office:value="1" calcext:value-type="float">
            <text:p>1.0000</text:p>
          </table:table-cell>
          <table:table-cell table:style-name="ce5" table:formula="of:=(([.C$5]-[.C$6])/[.C$5])^([.C$4]-[.$A8])" office:value-type="float" office:value="0.31640625" calcext:value-type="float">
            <text:p>0.3164</text:p>
          </table:table-cell>
          <table:table-cell table:style-name="ce8" table:formula="of:=COMBIN([.C$4];[.$A8])" office:value-type="float" office:value="1" calcext:value-type="float">
            <text:p>1</text:p>
          </table:table-cell>
          <table:table-cell table:style-name="ce9" table:formula="of:=[.D8]*[.C8]*[.B8]" office:value-type="float" office:value="0.31640625" calcext:value-type="float">
            <text:p>0.316406</text:p>
          </table:table-cell>
          <table:table-cell/>
          <table:table-cell table:style-name="ce11" table:formula="of:=([.H$6]/[.H$5])^[.$A8]" office:value-type="float" office:value="1" calcext:value-type="float">
            <text:p>1.000000</text:p>
          </table:table-cell>
          <table:table-cell table:style-name="ce5" table:formula="of:=(([.H$5]-[.H$6])/[.H$5])^([.H$4]-[.$A8])" office:value-type="float" office:value="0.343608915805817" calcext:value-type="float">
            <text:p>0.3436</text:p>
          </table:table-cell>
          <table:table-cell table:style-name="ce8" table:formula="of:=COMBIN([.H$4];[.$A8])" office:value-type="float" office:value="1" calcext:value-type="float">
            <text:p>1</text:p>
          </table:table-cell>
          <table:table-cell table:style-name="ce9" table:formula="of:=[.I8]*[.H8]*[.G8]" office:value-type="float" office:value="0.343608915805817" calcext:value-type="float">
            <text:p>0.343609</text:p>
          </table:table-cell>
          <table:table-cell/>
          <table:table-cell table:style-name="ce11" table:formula="of:=([.M$6]/[.M$5])^[.$A8]" office:value-type="float" office:value="1" calcext:value-type="float">
            <text:p>1.000000</text:p>
          </table:table-cell>
          <table:table-cell table:style-name="ce5" table:formula="of:=(([.M$5]-[.M$6])/[.M$5])^([.M$4]-[.$A8])" office:value-type="float" office:value="0.356074130451793" calcext:value-type="float">
            <text:p>0.3561</text:p>
          </table:table-cell>
          <table:table-cell table:style-name="ce8" table:formula="of:=COMBIN([.M$4];[.$A8])" office:value-type="float" office:value="1" calcext:value-type="float">
            <text:p>1</text:p>
          </table:table-cell>
          <table:table-cell table:style-name="ce9" table:formula="of:=[.N8]*[.M8]*[.L8]" office:value-type="float" office:value="0.356074130451793" calcext:value-type="float">
            <text:p>0.356074</text:p>
          </table:table-cell>
          <table:table-cell/>
          <table:table-cell table:formula="of:=([.R$6]/[.R$5])^[.$A8]" office:value-type="float" office:value="1" calcext:value-type="float">
            <text:p>1.000000</text:p>
          </table:table-cell>
          <table:table-cell table:formula="of:=(([.R$5]-[.R$6])/[.R$5])^([.R$4]-[.$A8])" office:value-type="float" office:value="0.362055289256317" calcext:value-type="float">
            <text:p>0.3621</text:p>
          </table:table-cell>
          <table:table-cell table:formula="of:=COMBIN([.R$4];[.$A8])" office:value-type="float" office:value="1" calcext:value-type="float">
            <text:p>1</text:p>
          </table:table-cell>
          <table:table-cell table:style-name="ce9" table:formula="of:=[.S8]*[.R8]*[.Q8]" office:value-type="float" office:value="0.362055289256317" calcext:value-type="float">
            <text:p>0.3620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table:formula="of:=([.C$6]/[.C$5])^[.$A9]" office:value-type="float" office:value="0.25" calcext:value-type="float">
            <text:p>0.2500</text:p>
          </table:table-cell>
          <table:table-cell table:style-name="ce5" table:formula="of:=(([.C$5]-[.C$6])/[.C$5])^([.C$4]-[.$A9])" office:value-type="float" office:value="0.421875" calcext:value-type="float">
            <text:p>0.4219</text:p>
          </table:table-cell>
          <table:table-cell table:style-name="ce8" table:formula="of:=COMBIN([.C$4];[.$A9])" office:value-type="float" office:value="4" calcext:value-type="float">
            <text:p>4</text:p>
          </table:table-cell>
          <table:table-cell table:style-name="ce10" table:formula="of:=[.D9]*[.C9]*[.B9]" office:value-type="float" office:value="0.421875" calcext:value-type="float">
            <text:p>0.421875</text:p>
          </table:table-cell>
          <table:table-cell/>
          <table:table-cell table:style-name="ce11" table:formula="of:=([.H$6]/[.H$5])^[.$A9]" office:value-type="float" office:value="0.125" calcext:value-type="float">
            <text:p>0.125000</text:p>
          </table:table-cell>
          <table:table-cell table:style-name="ce5" table:formula="of:=(([.H$5]-[.H$6])/[.H$5])^([.H$4]-[.$A9])" office:value-type="float" office:value="0.392695903778076" calcext:value-type="float">
            <text:p>0.3927</text:p>
          </table:table-cell>
          <table:table-cell table:style-name="ce8" table:formula="of:=COMBIN([.H$4];[.$A9])" office:value-type="float" office:value="8" calcext:value-type="float">
            <text:p>8</text:p>
          </table:table-cell>
          <table:table-cell table:style-name="ce10" table:formula="of:=[.I9]*[.H9]*[.G9]" office:value-type="float" office:value="0.392695903778076" calcext:value-type="float">
            <text:p>0.392696</text:p>
          </table:table-cell>
          <table:table-cell/>
          <table:table-cell table:style-name="ce11" table:formula="of:=([.M$6]/[.M$5])^[.$A9]" office:value-type="float" office:value="0.0625" calcext:value-type="float">
            <text:p>0.062500</text:p>
          </table:table-cell>
          <table:table-cell table:style-name="ce5" table:formula="of:=(([.M$5]-[.M$6])/[.M$5])^([.M$4]-[.$A9])" office:value-type="float" office:value="0.379812405815246" calcext:value-type="float">
            <text:p>0.3798</text:p>
          </table:table-cell>
          <table:table-cell table:style-name="ce8" table:formula="of:=COMBIN([.M$4];[.$A9])" office:value-type="float" office:value="16" calcext:value-type="float">
            <text:p>16</text:p>
          </table:table-cell>
          <table:table-cell table:style-name="ce10" table:formula="of:=[.N9]*[.M9]*[.L9]" office:value-type="float" office:value="0.379812405815246" calcext:value-type="float">
            <text:p>0.379812</text:p>
          </table:table-cell>
          <table:table-cell/>
          <table:table-cell table:formula="of:=([.R$6]/[.R$5])^[.$A9]" office:value-type="float" office:value="0.03125" calcext:value-type="float">
            <text:p>0.031250</text:p>
          </table:table-cell>
          <table:table-cell table:formula="of:=(([.R$5]-[.R$6])/[.R$5])^([.R$4]-[.$A9])" office:value-type="float" office:value="0.373734492135553" calcext:value-type="float">
            <text:p>0.3737</text:p>
          </table:table-cell>
          <table:table-cell table:formula="of:=COMBIN([.R$4];[.$A9])" office:value-type="float" office:value="32" calcext:value-type="float">
            <text:p>32</text:p>
          </table:table-cell>
          <table:table-cell table:style-name="ce10" table:formula="of:=[.S9]*[.R9]*[.Q9]" office:value-type="float" office:value="0.373734492135553" calcext:value-type="float">
            <text:p>0.37373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table:formula="of:=([.C$6]/[.C$5])^[.$A10]" office:value-type="float" office:value="0.0625" calcext:value-type="float">
            <text:p>0.0625</text:p>
          </table:table-cell>
          <table:table-cell table:style-name="ce5" table:formula="of:=(([.C$5]-[.C$6])/[.C$5])^([.C$4]-[.$A10])" office:value-type="float" office:value="0.5625" calcext:value-type="float">
            <text:p>0.5625</text:p>
          </table:table-cell>
          <table:table-cell table:style-name="ce8" table:formula="of:=COMBIN([.C$4];[.$A10])" office:value-type="float" office:value="6" calcext:value-type="float">
            <text:p>6</text:p>
          </table:table-cell>
          <table:table-cell table:style-name="ce9" table:formula="of:=[.D10]*[.C10]*[.B10]" office:value-type="float" office:value="0.2109375" calcext:value-type="float">
            <text:p>0.210938</text:p>
          </table:table-cell>
          <table:table-cell/>
          <table:table-cell table:style-name="ce11" table:formula="of:=([.H$6]/[.H$5])^[.$A10]" office:value-type="float" office:value="0.015625" calcext:value-type="float">
            <text:p>0.015625</text:p>
          </table:table-cell>
          <table:table-cell table:style-name="ce5" table:formula="of:=(([.H$5]-[.H$6])/[.H$5])^([.H$4]-[.$A10])" office:value-type="float" office:value="0.448795318603516" calcext:value-type="float">
            <text:p>0.4488</text:p>
          </table:table-cell>
          <table:table-cell table:style-name="ce8" table:formula="of:=COMBIN([.H$4];[.$A10])" office:value-type="float" office:value="28" calcext:value-type="float">
            <text:p>28</text:p>
          </table:table-cell>
          <table:table-cell table:style-name="ce9" table:formula="of:=[.I10]*[.H10]*[.G10]" office:value-type="float" office:value="0.196347951889038" calcext:value-type="float">
            <text:p>0.196348</text:p>
          </table:table-cell>
          <table:table-cell/>
          <table:table-cell table:style-name="ce11" table:formula="of:=([.M$6]/[.M$5])^[.$A10]" office:value-type="float" office:value="0.00390625" calcext:value-type="float">
            <text:p>0.003906</text:p>
          </table:table-cell>
          <table:table-cell table:style-name="ce5" table:formula="of:=(([.M$5]-[.M$6])/[.M$5])^([.M$4]-[.$A10])" office:value-type="float" office:value="0.405133232869595" calcext:value-type="float">
            <text:p>0.4051</text:p>
          </table:table-cell>
          <table:table-cell table:style-name="ce8" table:formula="of:=COMBIN([.M$4];[.$A10])" office:value-type="float" office:value="120" calcext:value-type="float">
            <text:p>120</text:p>
          </table:table-cell>
          <table:table-cell table:style-name="ce9" table:formula="of:=[.N10]*[.M10]*[.L10]" office:value-type="float" office:value="0.189906202907623" calcext:value-type="float">
            <text:p>0.189906</text:p>
          </table:table-cell>
          <table:table-cell/>
          <table:table-cell table:formula="of:=([.R$6]/[.R$5])^[.$A10]" office:value-type="float" office:value="0.0009765625" calcext:value-type="float">
            <text:p>0.000977</text:p>
          </table:table-cell>
          <table:table-cell table:formula="of:=(([.R$5]-[.R$6])/[.R$5])^([.R$4]-[.$A10])" office:value-type="float" office:value="0.385790443494764" calcext:value-type="float">
            <text:p>0.3858</text:p>
          </table:table-cell>
          <table:table-cell table:formula="of:=COMBIN([.R$4];[.$A10])" office:value-type="float" office:value="496" calcext:value-type="float">
            <text:p>496</text:p>
          </table:table-cell>
          <table:table-cell table:style-name="ce9" table:formula="of:=[.S10]*[.R10]*[.Q10]" office:value-type="float" office:value="0.186867246067776" calcext:value-type="float">
            <text:p>0.18686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table:formula="of:=([.C$6]/[.C$5])^[.$A11]" office:value-type="float" office:value="0.015625" calcext:value-type="float">
            <text:p>0.0156</text:p>
          </table:table-cell>
          <table:table-cell table:style-name="ce5" table:formula="of:=(([.C$5]-[.C$6])/[.C$5])^([.C$4]-[.$A11])" office:value-type="float" office:value="0.75" calcext:value-type="float">
            <text:p>0.7500</text:p>
          </table:table-cell>
          <table:table-cell table:style-name="ce8" table:formula="of:=COMBIN([.C$4];[.$A11])" office:value-type="float" office:value="4" calcext:value-type="float">
            <text:p>4</text:p>
          </table:table-cell>
          <table:table-cell table:style-name="ce9" table:formula="of:=[.D11]*[.C11]*[.B11]" office:value-type="float" office:value="0.046875" calcext:value-type="float">
            <text:p>0.046875</text:p>
          </table:table-cell>
          <table:table-cell/>
          <table:table-cell table:style-name="ce11" table:formula="of:=([.H$6]/[.H$5])^[.$A11]" office:value-type="float" office:value="0.001953125" calcext:value-type="float">
            <text:p>0.001953</text:p>
          </table:table-cell>
          <table:table-cell table:style-name="ce5" table:formula="of:=(([.H$5]-[.H$6])/[.H$5])^([.H$4]-[.$A11])" office:value-type="float" office:value="0.512908935546875" calcext:value-type="float">
            <text:p>0.5129</text:p>
          </table:table-cell>
          <table:table-cell table:style-name="ce8" table:formula="of:=COMBIN([.H$4];[.$A11])" office:value-type="float" office:value="56" calcext:value-type="float">
            <text:p>56</text:p>
          </table:table-cell>
          <table:table-cell table:style-name="ce9" table:formula="of:=[.I11]*[.H11]*[.G11]" office:value-type="float" office:value="0.0560994148254394" calcext:value-type="float">
            <text:p>0.056099</text:p>
          </table:table-cell>
          <table:table-cell/>
          <table:table-cell table:style-name="ce11" table:formula="of:=([.M$6]/[.M$5])^[.$A11]" office:value-type="float" office:value="0.000244140625" calcext:value-type="float">
            <text:p>0.000244</text:p>
          </table:table-cell>
          <table:table-cell table:style-name="ce5" table:formula="of:=(([.M$5]-[.M$6])/[.M$5])^([.M$4]-[.$A11])" office:value-type="float" office:value="0.432142115060902" calcext:value-type="float">
            <text:p>0.4321</text:p>
          </table:table-cell>
          <table:table-cell table:style-name="ce8" table:formula="of:=COMBIN([.M$4];[.$A11])" office:value-type="float" office:value="560" calcext:value-type="float">
            <text:p>560</text:p>
          </table:table-cell>
          <table:table-cell table:style-name="ce9" table:formula="of:=[.N11]*[.M11]*[.L11]" office:value-type="float" office:value="0.0590819297934827" calcext:value-type="float">
            <text:p>0.059082</text:p>
          </table:table-cell>
          <table:table-cell/>
          <table:table-cell table:formula="of:=([.R$6]/[.R$5])^[.$A11]" office:value-type="float" office:value="0.000030517578125" calcext:value-type="float">
            <text:p>0.000031</text:p>
          </table:table-cell>
          <table:table-cell table:formula="of:=(([.R$5]-[.R$6])/[.R$5])^([.R$4]-[.$A11])" office:value-type="float" office:value="0.398235296510724" calcext:value-type="float">
            <text:p>0.3982</text:p>
          </table:table-cell>
          <table:table-cell table:formula="of:=COMBIN([.R$4];[.$A11])" office:value-type="float" office:value="4960" calcext:value-type="float">
            <text:p>4960</text:p>
          </table:table-cell>
          <table:table-cell table:style-name="ce9" table:formula="of:=[.S11]*[.R11]*[.Q11]" office:value-type="float" office:value="0.0602797567960569" calcext:value-type="float">
            <text:p>0.06028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table:formula="of:=([.C$6]/[.C$5])^[.$A12]" office:value-type="float" office:value="0.00390625" calcext:value-type="float">
            <text:p>0.0039</text:p>
          </table:table-cell>
          <table:table-cell table:style-name="ce5" table:formula="of:=(([.C$5]-[.C$6])/[.C$5])^([.C$4]-[.$A12])" office:value-type="float" office:value="1" calcext:value-type="float">
            <text:p>1.0000</text:p>
          </table:table-cell>
          <table:table-cell table:style-name="ce8" table:formula="of:=COMBIN([.C$4];[.$A12])" office:value-type="float" office:value="1" calcext:value-type="float">
            <text:p>1</text:p>
          </table:table-cell>
          <table:table-cell table:style-name="ce9" table:formula="of:=[.D12]*[.C12]*[.B12]" office:value-type="float" office:value="0.00390625" calcext:value-type="float">
            <text:p>0.003906</text:p>
          </table:table-cell>
          <table:table-cell/>
          <table:table-cell table:style-name="ce11" table:formula="of:=([.H$6]/[.H$5])^[.$A12]" office:value-type="float" office:value="0.000244140625" calcext:value-type="float">
            <text:p>0.000244</text:p>
          </table:table-cell>
          <table:table-cell table:style-name="ce5" table:formula="of:=(([.H$5]-[.H$6])/[.H$5])^([.H$4]-[.$A12])" office:value-type="float" office:value="0.586181640625" calcext:value-type="float">
            <text:p>0.5862</text:p>
          </table:table-cell>
          <table:table-cell table:style-name="ce8" table:formula="of:=COMBIN([.H$4];[.$A12])" office:value-type="float" office:value="70" calcext:value-type="float">
            <text:p>70</text:p>
          </table:table-cell>
          <table:table-cell table:style-name="ce9" table:formula="of:=[.I12]*[.H12]*[.G12]" office:value-type="float" office:value="0.0100177526473999" calcext:value-type="float">
            <text:p>0.010018</text:p>
          </table:table-cell>
          <table:table-cell/>
          <table:table-cell table:style-name="ce11" table:formula="of:=([.M$6]/[.M$5])^[.$A12]" office:value-type="float" office:value="0.0000152587890625" calcext:value-type="float">
            <text:p>0.000015</text:p>
          </table:table-cell>
          <table:table-cell table:style-name="ce5" table:formula="of:=(([.M$5]-[.M$6])/[.M$5])^([.M$4]-[.$A12])" office:value-type="float" office:value="0.460951589398295" calcext:value-type="float">
            <text:p>0.4610</text:p>
          </table:table-cell>
          <table:table-cell table:style-name="ce8" table:formula="of:=COMBIN([.M$4];[.$A12])" office:value-type="float" office:value="1820" calcext:value-type="float">
            <text:p>1820</text:p>
          </table:table-cell>
          <table:table-cell table:style-name="ce9" table:formula="of:=[.N12]*[.M12]*[.L12]" office:value-type="float" office:value="0.0128010847885879" calcext:value-type="float">
            <text:p>0.012801</text:p>
          </table:table-cell>
          <table:table-cell/>
          <table:table-cell table:formula="of:=([.R$6]/[.R$5])^[.$A12]" office:value-type="float" office:value="0.00000095367431640625" calcext:value-type="float">
            <text:p>0.000001</text:p>
          </table:table-cell>
          <table:table-cell table:formula="of:=(([.R$5]-[.R$6])/[.R$5])^([.R$4]-[.$A12])" office:value-type="float" office:value="0.411081596398167" calcext:value-type="float">
            <text:p>0.4111</text:p>
          </table:table-cell>
          <table:table-cell table:formula="of:=COMBIN([.R$4];[.$A12])" office:value-type="float" office:value="35960" calcext:value-type="float">
            <text:p>35960</text:p>
          </table:table-cell>
          <table:table-cell table:style-name="ce9" table:formula="of:=[.S12]*[.R12]*[.Q12]" office:value-type="float" office:value="0.0140976850571423" calcext:value-type="float">
            <text:p>0.01409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table:number-columns-repeated="4"/>
          <table:table-cell/>
          <table:table-cell table:style-name="ce11" table:formula="of:=([.H$6]/[.H$5])^[.$A13]" office:value-type="float" office:value="0.000030517578125" calcext:value-type="float">
            <text:p>0.000031</text:p>
          </table:table-cell>
          <table:table-cell table:style-name="ce5" table:formula="of:=(([.H$5]-[.H$6])/[.H$5])^([.H$4]-[.$A13])" office:value-type="float" office:value="0.669921875" calcext:value-type="float">
            <text:p>0.6699</text:p>
          </table:table-cell>
          <table:table-cell table:style-name="ce8" table:formula="of:=COMBIN([.H$4];[.$A13])" office:value-type="float" office:value="56" calcext:value-type="float">
            <text:p>56</text:p>
          </table:table-cell>
          <table:table-cell table:style-name="ce9" table:formula="of:=[.I13]*[.H13]*[.G13]" office:value-type="float" office:value="0.0011448860168457" calcext:value-type="float">
            <text:p>0.001145</text:p>
          </table:table-cell>
          <table:table-cell/>
          <table:table-cell table:style-name="ce11" table:formula="of:=([.M$6]/[.M$5])^[.$A13]" office:value-type="float" office:value="0.00000095367431640625" calcext:value-type="float">
            <text:p>0.000001</text:p>
          </table:table-cell>
          <table:table-cell table:style-name="ce5" table:formula="of:=(([.M$5]-[.M$6])/[.M$5])^([.M$4]-[.$A13])" office:value-type="float" office:value="0.491681695358182" calcext:value-type="float">
            <text:p>0.4917</text:p>
          </table:table-cell>
          <table:table-cell table:style-name="ce8" table:formula="of:=COMBIN([.M$4];[.$A13])" office:value-type="float" office:value="4368" calcext:value-type="float">
            <text:p>4368</text:p>
          </table:table-cell>
          <table:table-cell table:style-name="ce9" table:formula="of:=[.N13]*[.M13]*[.L13]" office:value-type="float" office:value="0.00204817356617407" calcext:value-type="float">
            <text:p>0.002048</text:p>
          </table:table-cell>
          <table:table-cell/>
          <table:table-cell table:formula="of:=([.R$6]/[.R$5])^[.$A13]" office:value-type="float" office:value="0.0000000298023223876953" calcext:value-type="float">
            <text:p>0.000000</text:p>
          </table:table-cell>
          <table:table-cell table:formula="of:=(([.R$5]-[.R$6])/[.R$5])^([.R$4]-[.$A13])" office:value-type="float" office:value="0.424342293056172" calcext:value-type="float">
            <text:p>0.4243</text:p>
          </table:table-cell>
          <table:table-cell table:formula="of:=COMBIN([.R$4];[.$A13])" office:value-type="float" office:value="201376" calcext:value-type="float">
            <text:p>201376</text:p>
          </table:table-cell>
          <table:table-cell table:style-name="ce9" table:formula="of:=[.S13]*[.R13]*[.Q13]" office:value-type="float" office:value="0.00254667859096765" calcext:value-type="float">
            <text:p>0.0025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table:number-columns-repeated="4"/>
          <table:table-cell/>
          <table:table-cell table:style-name="ce11" table:formula="of:=([.H$6]/[.H$5])^[.$A14]" office:value-type="float" office:value="0.000003814697265625" calcext:value-type="float">
            <text:p>0.000004</text:p>
          </table:table-cell>
          <table:table-cell table:style-name="ce5" table:formula="of:=(([.H$5]-[.H$6])/[.H$5])^([.H$4]-[.$A14])" office:value-type="float" office:value="0.765625" calcext:value-type="float">
            <text:p>0.7656</text:p>
          </table:table-cell>
          <table:table-cell table:style-name="ce8" table:formula="of:=COMBIN([.H$4];[.$A14])" office:value-type="float" office:value="28" calcext:value-type="float">
            <text:p>28</text:p>
          </table:table-cell>
          <table:table-cell table:style-name="ce9" table:formula="of:=[.I14]*[.H14]*[.G14]" office:value-type="float" office:value="0.0000817775726318359" calcext:value-type="float">
            <text:p>0.000082</text:p>
          </table:table-cell>
          <table:table-cell/>
          <table:table-cell table:style-name="ce11" table:formula="of:=([.M$6]/[.M$5])^[.$A14]" office:value-type="float" office:value="0.0000000596046447753906" calcext:value-type="float">
            <text:p>0.000000</text:p>
          </table:table-cell>
          <table:table-cell table:style-name="ce5" table:formula="of:=(([.M$5]-[.M$6])/[.M$5])^([.M$4]-[.$A14])" office:value-type="float" office:value="0.524460475048727" calcext:value-type="float">
            <text:p>0.5245</text:p>
          </table:table-cell>
          <table:table-cell table:style-name="ce8" table:formula="of:=COMBIN([.M$4];[.$A14])" office:value-type="float" office:value="8008" calcext:value-type="float">
            <text:p>8008</text:p>
          </table:table-cell>
          <table:table-cell table:style-name="ce9" table:formula="of:=[.N14]*[.M14]*[.L14]" office:value-type="float" office:value="0.000250332324754608" calcext:value-type="float">
            <text:p>0.000250</text:p>
          </table:table-cell>
          <table:table-cell/>
          <table:table-cell table:formula="of:=([.R$6]/[.R$5])^[.$A14]" office:value-type="float" office:value="0.000000000931322574615479" calcext:value-type="float">
            <text:p>0.000000</text:p>
          </table:table-cell>
          <table:table-cell table:formula="of:=(([.R$5]-[.R$6])/[.R$5])^([.R$4]-[.$A14])" office:value-type="float" office:value="0.4380307541225" calcext:value-type="float">
            <text:p>0.4380</text:p>
          </table:table-cell>
          <table:table-cell table:formula="of:=COMBIN([.R$4];[.$A14])" office:value-type="float" office:value="906192" calcext:value-type="float">
            <text:p>906192</text:p>
          </table:table-cell>
          <table:table-cell table:style-name="ce9" table:formula="of:=[.S14]*[.R14]*[.Q14]" office:value-type="float" office:value="0.000369679150301755" calcext:value-type="float">
            <text:p>0.00037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  <table:table-cell table:style-name="ce11" table:formula="of:=([.H$6]/[.H$5])^[.$A15]" office:value-type="float" office:value="0.000000476837158203125" calcext:value-type="float">
            <text:p>0.000000</text:p>
          </table:table-cell>
          <table:table-cell table:style-name="ce5" table:formula="of:=(([.H$5]-[.H$6])/[.H$5])^([.H$4]-[.$A15])" office:value-type="float" office:value="0.875" calcext:value-type="float">
            <text:p>0.8750</text:p>
          </table:table-cell>
          <table:table-cell table:style-name="ce8" table:formula="of:=COMBIN([.H$4];[.$A15])" office:value-type="float" office:value="8" calcext:value-type="float">
            <text:p>8</text:p>
          </table:table-cell>
          <table:table-cell table:style-name="ce9" table:formula="of:=[.I15]*[.H15]*[.G15]" office:value-type="float" office:value="0.00000333786010742187" calcext:value-type="float">
            <text:p>0.000003</text:p>
          </table:table-cell>
          <table:table-cell/>
          <table:table-cell table:style-name="ce11" table:formula="of:=([.M$6]/[.M$5])^[.$A15]" office:value-type="float" office:value="0.00000000372529029846191" calcext:value-type="float">
            <text:p>0.000000</text:p>
          </table:table-cell>
          <table:table-cell table:style-name="ce5" table:formula="of:=(([.M$5]-[.M$6])/[.M$5])^([.M$4]-[.$A15])" office:value-type="float" office:value="0.559424506718642" calcext:value-type="float">
            <text:p>0.5594</text:p>
          </table:table-cell>
          <table:table-cell table:style-name="ce8" table:formula="of:=COMBIN([.M$4];[.$A15])" office:value-type="float" office:value="11440" calcext:value-type="float">
            <text:p>11440</text:p>
          </table:table-cell>
          <table:table-cell table:style-name="ce9" table:formula="of:=[.N15]*[.M15]*[.L15]" office:value-type="float" office:value="0.0000238411737861531" calcext:value-type="float">
            <text:p>0.000024</text:p>
          </table:table-cell>
          <table:table-cell/>
          <table:table-cell table:formula="of:=([.R$6]/[.R$5])^[.$A15]" office:value-type="float" office:value="0.0000000000291038304567337" calcext:value-type="float">
            <text:p>0.000000</text:p>
          </table:table-cell>
          <table:table-cell table:formula="of:=(([.R$5]-[.R$6])/[.R$5])^([.R$4]-[.$A15])" office:value-type="float" office:value="0.452160778449033" calcext:value-type="float">
            <text:p>0.4522</text:p>
          </table:table-cell>
          <table:table-cell table:formula="of:=COMBIN([.R$4];[.$A15])" office:value-type="float" office:value="3365856" calcext:value-type="float">
            <text:p>3365856</text:p>
          </table:table-cell>
          <table:table-cell table:style-name="ce9" table:formula="of:=[.S15]*[.R15]*[.Q15]" office:value-type="float" office:value="0.0000442933544140352" calcext:value-type="float">
            <text:p>0.00004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  <table:table-cell table:style-name="ce11" table:formula="of:=([.H$6]/[.H$5])^[.$A16]" office:value-type="float" office:value="0.0000000596046447753906" calcext:value-type="float">
            <text:p>0.000000</text:p>
          </table:table-cell>
          <table:table-cell table:style-name="ce5" table:formula="of:=(([.H$5]-[.H$6])/[.H$5])^([.H$4]-[.$A16])" office:value-type="float" office:value="1" calcext:value-type="float">
            <text:p>1.0000</text:p>
          </table:table-cell>
          <table:table-cell table:style-name="ce8" table:formula="of:=COMBIN([.H$4];[.$A16])" office:value-type="float" office:value="1" calcext:value-type="float">
            <text:p>1</text:p>
          </table:table-cell>
          <table:table-cell table:style-name="ce12" table:formula="of:=[.I16]*[.H16]*[.G16]" office:value-type="float" office:value="0.0000000596046447753906" calcext:value-type="float">
            <text:p>0.000000</text:p>
          </table:table-cell>
          <table:table-cell/>
          <table:table-cell table:style-name="ce11" table:formula="of:=([.M$6]/[.M$5])^[.$A16]" office:value-type="float" office:value="0.00000000023283064365387" calcext:value-type="float">
            <text:p>0.000000</text:p>
          </table:table-cell>
          <table:table-cell table:style-name="ce5" table:formula="of:=(([.M$5]-[.M$6])/[.M$5])^([.M$4]-[.$A16])" office:value-type="float" office:value="0.596719473833218" calcext:value-type="float">
            <text:p>0.5967</text:p>
          </table:table-cell>
          <table:table-cell table:style-name="ce8" table:formula="of:=COMBIN([.M$4];[.$A16])" office:value-type="float" office:value="12870" calcext:value-type="float">
            <text:p>12870</text:p>
          </table:table-cell>
          <table:table-cell table:style-name="ce9" table:formula="of:=[.N16]*[.M16]*[.L16]" office:value-type="float" office:value="0.00000178808803396149" calcext:value-type="float">
            <text:p>0.000002</text:p>
          </table:table-cell>
          <table:table-cell/>
          <table:table-cell table:formula="of:=([.R$6]/[.R$5])^[.$A16]" office:value-type="float" office:value="0.000000000000909494701772928" calcext:value-type="float">
            <text:p>0.000000</text:p>
          </table:table-cell>
          <table:table-cell table:formula="of:=(([.R$5]-[.R$6])/[.R$5])^([.R$4]-[.$A16])" office:value-type="float" office:value="0.466746610011905" calcext:value-type="float">
            <text:p>0.4667</text:p>
          </table:table-cell>
          <table:table-cell table:formula="of:=COMBIN([.R$4];[.$A16])" office:value-type="float" office:value="10518300" calcext:value-type="float">
            <text:p>10518300</text:p>
          </table:table-cell>
          <table:table-cell table:style-name="ce9" table:formula="of:=[.S16]*[.R16]*[.Q16]" office:value-type="float" office:value="0.00000446505588851161" calcext:value-type="float">
            <text:p>0.00000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"/>
          <table:table-cell table:style-name="ce11" table:formula="of:=([.M$6]/[.M$5])^[.$A17]" office:value-type="float" office:value="0.0000000000145519152283669" calcext:value-type="float">
            <text:p>0.000000</text:p>
          </table:table-cell>
          <table:table-cell table:style-name="ce5" table:formula="of:=(([.M$5]-[.M$6])/[.M$5])^([.M$4]-[.$A17])" office:value-type="float" office:value="0.636500772088766" calcext:value-type="float">
            <text:p>0.6365</text:p>
          </table:table-cell>
          <table:table-cell table:style-name="ce8" table:formula="of:=COMBIN([.M$4];[.$A17])" office:value-type="float" office:value="11440" calcext:value-type="float">
            <text:p>11440</text:p>
          </table:table-cell>
          <table:table-cell table:style-name="ce12" table:formula="of:=[.N17]*[.M17]*[.L17]" office:value-type="float" office:value="0.000000105960772382903" calcext:value-type="float">
            <text:p>0.000000</text:p>
          </table:table-cell>
          <table:table-cell/>
          <table:table-cell table:formula="of:=([.R$6]/[.R$5])^[.$A17]" office:value-type="float" office:value="0.000000000000028421709430404" calcext:value-type="float">
            <text:p>0.000000</text:p>
          </table:table-cell>
          <table:table-cell table:formula="of:=(([.R$5]-[.R$6])/[.R$5])^([.R$4]-[.$A17])" office:value-type="float" office:value="0.481802952270353" calcext:value-type="float">
            <text:p>0.4818</text:p>
          </table:table-cell>
          <table:table-cell table:formula="of:=COMBIN([.R$4];[.$A17])" office:value-type="float" office:value="28048800" calcext:value-type="float">
            <text:p>28048800</text:p>
          </table:table-cell>
          <table:table-cell table:formula="of:=[.S17]*[.R17]*[.Q17]" office:value-type="float" office:value="0.000000384090829119278" calcext:value-type="float">
            <text:p>0.0000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"/>
          <table:table-cell table:style-name="ce11" table:formula="of:=([.M$6]/[.M$5])^[.$A18]" office:value-type="float" office:value="0.000000000000909494701772928" calcext:value-type="float">
            <text:p>0.000000</text:p>
          </table:table-cell>
          <table:table-cell table:style-name="ce5" table:formula="of:=(([.M$5]-[.M$6])/[.M$5])^([.M$4]-[.$A18])" office:value-type="float" office:value="0.678934156894684" calcext:value-type="float">
            <text:p>0.6789</text:p>
          </table:table-cell>
          <table:table-cell table:style-name="ce8" table:formula="of:=COMBIN([.M$4];[.$A18])" office:value-type="float" office:value="8008" calcext:value-type="float">
            <text:p>8008</text:p>
          </table:table-cell>
          <table:table-cell table:style-name="ce12" table:formula="of:=[.N18]*[.M18]*[.L18]" office:value-type="float" office:value="0.00000000494483604453547" calcext:value-type="float">
            <text:p>0.000000</text:p>
          </table:table-cell>
          <table:table-cell/>
          <table:table-cell table:formula="of:=([.R$6]/[.R$5])^[.$A18]" office:value-type="float" office:value="8.88178419700125E-016" calcext:value-type="float">
            <text:p>0.000000</text:p>
          </table:table-cell>
          <table:table-cell table:formula="of:=(([.R$5]-[.R$6])/[.R$5])^([.R$4]-[.$A18])" office:value-type="float" office:value="0.497344982988752" calcext:value-type="float">
            <text:p>0.4973</text:p>
          </table:table-cell>
          <table:table-cell table:formula="of:=COMBIN([.R$4];[.$A18])" office:value-type="float" office:value="64512240" calcext:value-type="float">
            <text:p>64512240</text:p>
          </table:table-cell>
          <table:table-cell table:formula="of:=[.S18]*[.R18]*[.Q18]" office:value-type="float" office:value="0.0000000284970615153013" calcext:value-type="float">
            <text:p>0.0000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"/>
          <table:table-cell table:style-name="ce11" table:formula="of:=([.M$6]/[.M$5])^[.$A19]" office:value-type="float" office:value="0.000000000000056843418860808" calcext:value-type="float">
            <text:p>0.000000</text:p>
          </table:table-cell>
          <table:table-cell table:style-name="ce5" table:formula="of:=(([.M$5]-[.M$6])/[.M$5])^([.M$4]-[.$A19])" office:value-type="float" office:value="0.724196434020996" calcext:value-type="float">
            <text:p>0.7242</text:p>
          </table:table-cell>
          <table:table-cell table:style-name="ce8" table:formula="of:=COMBIN([.M$4];[.$A19])" office:value-type="float" office:value="4368" calcext:value-type="float">
            <text:p>4368</text:p>
          </table:table-cell>
          <table:table-cell table:style-name="ce12" table:formula="of:=[.N19]*[.M19]*[.L19]" office:value-type="float" office:value="0.00000000017981221980129" calcext:value-type="float">
            <text:p>0.000000</text:p>
          </table:table-cell>
          <table:table-cell/>
          <table:table-cell table:formula="of:=([.R$6]/[.R$5])^[.$A19]" office:value-type="float" office:value="2.77555756156289E-017" calcext:value-type="float">
            <text:p>0.000000</text:p>
          </table:table-cell>
          <table:table-cell table:formula="of:=(([.R$5]-[.R$6])/[.R$5])^([.R$4]-[.$A19])" office:value-type="float" office:value="0.513388369536776" calcext:value-type="float">
            <text:p>0.5134</text:p>
          </table:table-cell>
          <table:table-cell table:formula="of:=COMBIN([.R$4];[.$A19])" office:value-type="float" office:value="129024480" calcext:value-type="float">
            <text:p>129024480</text:p>
          </table:table-cell>
          <table:table-cell table:formula="of:=[.S19]*[.R19]*[.Q19]" office:value-type="float" office:value="0.00000000183852009776138" calcext:value-type="float">
            <text:p>0.0000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"/>
          <table:table-cell table:style-name="ce11" table:formula="of:=([.M$6]/[.M$5])^[.$A20]" office:value-type="float" office:value="3.5527136788005E-015" calcext:value-type="float">
            <text:p>0.000000</text:p>
          </table:table-cell>
          <table:table-cell table:style-name="ce5" table:formula="of:=(([.M$5]-[.M$6])/[.M$5])^([.M$4]-[.$A20])" office:value-type="float" office:value="0.772476196289063" calcext:value-type="float">
            <text:p>0.7725</text:p>
          </table:table-cell>
          <table:table-cell table:style-name="ce8" table:formula="of:=COMBIN([.M$4];[.$A20])" office:value-type="float" office:value="1820" calcext:value-type="float">
            <text:p>1820</text:p>
          </table:table-cell>
          <table:table-cell table:style-name="ce12" table:formula="of:=[.N20]*[.M20]*[.L20]" office:value-type="float" office:value="0.00000000000499478388336916" calcext:value-type="float">
            <text:p>0.000000</text:p>
          </table:table-cell>
          <table:table-cell/>
          <table:table-cell table:formula="of:=([.R$6]/[.R$5])^[.$A20]" office:value-type="float" office:value="8.67361737988404E-019" calcext:value-type="float">
            <text:p>0.000000</text:p>
          </table:table-cell>
          <table:table-cell table:formula="of:=(([.R$5]-[.R$6])/[.R$5])^([.R$4]-[.$A20])" office:value-type="float" office:value="0.529949284683124" calcext:value-type="float">
            <text:p>0.5299</text:p>
          </table:table-cell>
          <table:table-cell table:formula="of:=COMBIN([.R$4];[.$A20])" office:value-type="float" office:value="225792840" calcext:value-type="float">
            <text:p>225792840</text:p>
          </table:table-cell>
          <table:table-cell table:formula="of:=[.S20]*[.R20]*[.Q20]" office:value-type="float" office:value="0.000000000103787424873626" calcext:value-type="float">
            <text:p>0.0000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"/>
          <table:table-cell table:style-name="ce11" table:formula="of:=([.M$6]/[.M$5])^[.$A21]" office:value-type="float" office:value="2.22044604925031E-016" calcext:value-type="float">
            <text:p>0.000000</text:p>
          </table:table-cell>
          <table:table-cell table:style-name="ce5" table:formula="of:=(([.M$5]-[.M$6])/[.M$5])^([.M$4]-[.$A21])" office:value-type="float" office:value="0.823974609375" calcext:value-type="float">
            <text:p>0.8240</text:p>
          </table:table-cell>
          <table:table-cell table:style-name="ce8" table:formula="of:=COMBIN([.M$4];[.$A21])" office:value-type="float" office:value="560" calcext:value-type="float">
            <text:p>560</text:p>
          </table:table-cell>
          <table:table-cell table:style-name="ce12" table:formula="of:=[.N21]*[.M21]*[.L21]" office:value-type="float" office:value="0.00000000000010245710529988" calcext:value-type="float">
            <text:p>0.000000</text:p>
          </table:table-cell>
          <table:table-cell/>
          <table:table-cell table:formula="of:=([.R$6]/[.R$5])^[.$A21]" office:value-type="float" office:value="2.71050543121376E-020" calcext:value-type="float">
            <text:p>0.000000</text:p>
          </table:table-cell>
          <table:table-cell table:formula="of:=(([.R$5]-[.R$6])/[.R$5])^([.R$4]-[.$A21])" office:value-type="float" office:value="0.547044422898708" calcext:value-type="float">
            <text:p>0.5470</text:p>
          </table:table-cell>
          <table:table-cell table:formula="of:=COMBIN([.R$4];[.$A21])" office:value-type="float" office:value="347373600" calcext:value-type="float">
            <text:p>347373600</text:p>
          </table:table-cell>
          <table:table-cell table:formula="of:=[.S21]*[.R21]*[.Q21]" office:value-type="float" office:value="0.00000000000515074068851742" calcext:value-type="float">
            <text:p>0.0000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"/>
          <table:table-cell table:style-name="ce11" table:formula="of:=([.M$6]/[.M$5])^[.$A22]" office:value-type="float" office:value="1.38777878078145E-017" calcext:value-type="float">
            <text:p>0.000000</text:p>
          </table:table-cell>
          <table:table-cell table:style-name="ce5" table:formula="of:=(([.M$5]-[.M$6])/[.M$5])^([.M$4]-[.$A22])" office:value-type="float" office:value="0.87890625" calcext:value-type="float">
            <text:p>0.8789</text:p>
          </table:table-cell>
          <table:table-cell table:style-name="ce8" table:formula="of:=COMBIN([.M$4];[.$A22])" office:value-type="float" office:value="120" calcext:value-type="float">
            <text:p>120</text:p>
          </table:table-cell>
          <table:table-cell table:style-name="ce12" table:formula="of:=[.N22]*[.M22]*[.L22]" office:value-type="float" office:value="1.46367293285543E-015" calcext:value-type="float">
            <text:p>0.000000</text:p>
          </table:table-cell>
          <table:table-cell/>
          <table:table-cell table:formula="of:=([.R$6]/[.R$5])^[.$A22]" office:value-type="float" office:value="8.470329472543E-022" calcext:value-type="float">
            <text:p>0.000000</text:p>
          </table:table-cell>
          <table:table-cell table:formula="of:=(([.R$5]-[.R$6])/[.R$5])^([.R$4]-[.$A22])" office:value-type="float" office:value="0.564691017185763" calcext:value-type="float">
            <text:p>0.5647</text:p>
          </table:table-cell>
          <table:table-cell table:formula="of:=COMBIN([.R$4];[.$A22])" office:value-type="float" office:value="471435600" calcext:value-type="float">
            <text:p>471435600</text:p>
          </table:table-cell>
          <table:table-cell table:formula="of:=[.S22]*[.R22]*[.Q22]" office:value-type="float" office:value="0.000000000000225493255948919" calcext:value-type="float">
            <text:p>0.0000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"/>
          <table:table-cell table:style-name="ce11" table:formula="of:=([.M$6]/[.M$5])^[.$A23]" office:value-type="float" office:value="8.67361737988404E-019" calcext:value-type="float">
            <text:p>0.000000</text:p>
          </table:table-cell>
          <table:table-cell table:style-name="ce5" table:formula="of:=(([.M$5]-[.M$6])/[.M$5])^([.M$4]-[.$A23])" office:value-type="float" office:value="0.9375" calcext:value-type="float">
            <text:p>0.9375</text:p>
          </table:table-cell>
          <table:table-cell table:style-name="ce8" table:formula="of:=COMBIN([.M$4];[.$A23])" office:value-type="float" office:value="16" calcext:value-type="float">
            <text:p>16</text:p>
          </table:table-cell>
          <table:table-cell table:style-name="ce12" table:formula="of:=[.N23]*[.M23]*[.L23]" office:value-type="float" office:value="1.30104260698261E-017" calcext:value-type="float">
            <text:p>0.000000</text:p>
          </table:table-cell>
          <table:table-cell/>
          <table:table-cell table:formula="of:=([.R$6]/[.R$5])^[.$A23]" office:value-type="float" office:value="2.64697796016969E-023" calcext:value-type="float">
            <text:p>0.000000</text:p>
          </table:table-cell>
          <table:table-cell table:formula="of:=(([.R$5]-[.R$6])/[.R$5])^([.R$4]-[.$A23])" office:value-type="float" office:value="0.58290685644982" calcext:value-type="float">
            <text:p>0.5829</text:p>
          </table:table-cell>
          <table:table-cell table:formula="of:=COMBIN([.R$4];[.$A23])" office:value-type="float" office:value="565722720" calcext:value-type="float">
            <text:p>565722720</text:p>
          </table:table-cell>
          <table:table-cell table:formula="of:=[.S23]*[.R23]*[.Q23]" office:value-type="float" office:value="8.72877119802268E-015" calcext:value-type="float">
            <text:p>0.0000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"/>
          <table:table-cell table:style-name="ce11" table:formula="of:=([.M$6]/[.M$5])^[.$A24]" office:value-type="float" office:value="5.42101086242752E-020" calcext:value-type="float">
            <text:p>0.000000</text:p>
          </table:table-cell>
          <table:table-cell table:style-name="ce5" table:formula="of:=(([.M$5]-[.M$6])/[.M$5])^([.M$4]-[.$A24])" office:value-type="float" office:value="1" calcext:value-type="float">
            <text:p>1.0000</text:p>
          </table:table-cell>
          <table:table-cell table:style-name="ce8" table:formula="of:=COMBIN([.M$4];[.$A24])" office:value-type="float" office:value="1" calcext:value-type="float">
            <text:p>1</text:p>
          </table:table-cell>
          <table:table-cell table:style-name="ce12" table:formula="of:=[.N24]*[.M24]*[.L24]" office:value-type="float" office:value="5.42101086242752E-020" calcext:value-type="float">
            <text:p>0.000000</text:p>
          </table:table-cell>
          <table:table-cell/>
          <table:table-cell table:formula="of:=([.R$6]/[.R$5])^[.$A24]" office:value-type="float" office:value="8.27180612553028E-025" calcext:value-type="float">
            <text:p>0.000000</text:p>
          </table:table-cell>
          <table:table-cell table:formula="of:=(([.R$5]-[.R$6])/[.R$5])^([.R$4]-[.$A24])" office:value-type="float" office:value="0.601710303432072" calcext:value-type="float">
            <text:p>0.6017</text:p>
          </table:table-cell>
          <table:table-cell table:formula="of:=COMBIN([.R$4];[.$A24])" office:value-type="float" office:value="601080390" calcext:value-type="float">
            <text:p>601080390</text:p>
          </table:table-cell>
          <table:table-cell table:formula="of:=[.S24]*[.R24]*[.Q24]" office:value-type="float" office:value="2.99171593480616E-016" calcext:value-type="float">
            <text:p>0.0000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5"/>
          <table:table-cell table:formula="of:=([.R$6]/[.R$5])^[.$A25]" office:value-type="float" office:value="2.58493941422821E-026" calcext:value-type="float">
            <text:p>0.000000</text:p>
          </table:table-cell>
          <table:table-cell table:formula="of:=(([.R$5]-[.R$6])/[.R$5])^([.R$4]-[.$A25])" office:value-type="float" office:value="0.621120313220204" calcext:value-type="float">
            <text:p>0.6211</text:p>
          </table:table-cell>
          <table:table-cell table:formula="of:=COMBIN([.R$4];[.$A25])" office:value-type="float" office:value="565722720" calcext:value-type="float">
            <text:p>565722720</text:p>
          </table:table-cell>
          <table:table-cell table:formula="of:=[.S25]*[.R25]*[.Q25]" office:value-type="float" office:value="9.08300853072079E-018" calcext:value-type="float">
            <text:p>0.0000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5"/>
          <table:table-cell table:formula="of:=([.R$6]/[.R$5])^[.$A26]" office:value-type="float" office:value="8.07793566946316E-028" calcext:value-type="float">
            <text:p>0.000000</text:p>
          </table:table-cell>
          <table:table-cell table:formula="of:=(([.R$5]-[.R$6])/[.R$5])^([.R$4]-[.$A26])" office:value-type="float" office:value="0.641156452356339" calcext:value-type="float">
            <text:p>0.6412</text:p>
          </table:table-cell>
          <table:table-cell table:formula="of:=COMBIN([.R$4];[.$A26])" office:value-type="float" office:value="471435600" calcext:value-type="float">
            <text:p>471435600</text:p>
          </table:table-cell>
          <table:table-cell table:formula="of:=[.S26]*[.R26]*[.Q26]" office:value-type="float" office:value="2.44166895987118E-019" calcext:value-type="float">
            <text:p>0.00000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5"/>
          <table:table-cell table:formula="of:=([.R$6]/[.R$5])^[.$A27]" office:value-type="float" office:value="2.52435489670724E-029" calcext:value-type="float">
            <text:p>0.000000</text:p>
          </table:table-cell>
          <table:table-cell table:formula="of:=(([.R$5]-[.R$6])/[.R$5])^([.R$4]-[.$A27])" office:value-type="float" office:value="0.661838918561383" calcext:value-type="float">
            <text:p>0.6618</text:p>
          </table:table-cell>
          <table:table-cell table:formula="of:=COMBIN([.R$4];[.$A27])" office:value-type="float" office:value="347373600" calcext:value-type="float">
            <text:p>347373600</text:p>
          </table:table-cell>
          <table:table-cell table:formula="of:=[.S27]*[.R27]*[.Q27]" office:value-type="float" office:value="5.80362740886189E-021" calcext:value-type="float">
            <text:p>0.0000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5"/>
          <table:table-cell table:formula="of:=([.R$6]/[.R$5])^[.$A28]" office:value-type="float" office:value="7.88860905221012E-031" calcext:value-type="float">
            <text:p>0.000000</text:p>
          </table:table-cell>
          <table:table-cell table:formula="of:=(([.R$5]-[.R$6])/[.R$5])^([.R$4]-[.$A28])" office:value-type="float" office:value="0.683188561095621" calcext:value-type="float">
            <text:p>0.6832</text:p>
          </table:table-cell>
          <table:table-cell table:formula="of:=COMBIN([.R$4];[.$A28])" office:value-type="float" office:value="225792840" calcext:value-type="float">
            <text:p>225792840</text:p>
          </table:table-cell>
          <table:table-cell table:formula="of:=[.S28]*[.R28]*[.Q28]" office:value-type="float" office:value="1.21688961798717E-022" calcext:value-type="float">
            <text:p>0.00000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5"/>
          <table:table-cell table:formula="of:=([.R$6]/[.R$5])^[.$A29]" office:value-type="float" office:value="2.46519032881566E-032" calcext:value-type="float">
            <text:p>0.000000</text:p>
          </table:table-cell>
          <table:table-cell table:formula="of:=(([.R$5]-[.R$6])/[.R$5])^([.R$4]-[.$A29])" office:value-type="float" office:value="0.705226901776125" calcext:value-type="float">
            <text:p>0.7052</text:p>
          </table:table-cell>
          <table:table-cell table:formula="of:=COMBIN([.R$4];[.$A29])" office:value-type="float" office:value="129024480" calcext:value-type="float">
            <text:p>129024480</text:p>
          </table:table-cell>
          <table:table-cell table:formula="of:=[.S29]*[.R29]*[.Q29]" office:value-type="float" office:value="2.24311450320216E-024" calcext:value-type="float">
            <text:p>0.00000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5"/>
          <table:table-cell table:formula="of:=([.R$6]/[.R$5])^[.$A30]" office:value-type="float" office:value="7.70371977754894E-034" calcext:value-type="float">
            <text:p>0.000000</text:p>
          </table:table-cell>
          <table:table-cell table:formula="of:=(([.R$5]-[.R$6])/[.R$5])^([.R$4]-[.$A30])" office:value-type="float" office:value="0.727976156672129" calcext:value-type="float">
            <text:p>0.7280</text:p>
          </table:table-cell>
          <table:table-cell table:formula="of:=COMBIN([.R$4];[.$A30])" office:value-type="float" office:value="64512240" calcext:value-type="float">
            <text:p>64512240</text:p>
          </table:table-cell>
          <table:table-cell table:formula="of:=[.S30]*[.R30]*[.Q30]" office:value-type="float" office:value="3.617926618068E-026" calcext:value-type="float">
            <text:p>0.00000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5"/>
          <table:table-cell table:formula="of:=([.R$6]/[.R$5])^[.$A31]" office:value-type="float" office:value="2.40741243048405E-035" calcext:value-type="float">
            <text:p>0.000000</text:p>
          </table:table-cell>
          <table:table-cell table:formula="of:=(([.R$5]-[.R$6])/[.R$5])^([.R$4]-[.$A31])" office:value-type="float" office:value="0.751459258500262" calcext:value-type="float">
            <text:p>0.7515</text:p>
          </table:table-cell>
          <table:table-cell table:formula="of:=COMBIN([.R$4];[.$A31])" office:value-type="float" office:value="28048800" calcext:value-type="float">
            <text:p>28048800</text:p>
          </table:table-cell>
          <table:table-cell table:formula="of:=[.S31]*[.R31]*[.Q31]" office:value-type="float" office:value="5.07423088088078E-028" calcext:value-type="float">
            <text:p>0.00000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5"/>
          <table:table-cell table:formula="of:=([.R$6]/[.R$5])^[.$A32]" office:value-type="float" office:value="7.52316384526264E-037" calcext:value-type="float">
            <text:p>0.000000</text:p>
          </table:table-cell>
          <table:table-cell table:formula="of:=(([.R$5]-[.R$6])/[.R$5])^([.R$4]-[.$A32])" office:value-type="float" office:value="0.775699879742206" calcext:value-type="float">
            <text:p>0.7757</text:p>
          </table:table-cell>
          <table:table-cell table:formula="of:=COMBIN([.R$4];[.$A32])" office:value-type="float" office:value="10518300" calcext:value-type="float">
            <text:p>10518300</text:p>
          </table:table-cell>
          <table:table-cell table:formula="of:=[.S32]*[.R32]*[.Q32]" office:value-type="float" office:value="6.13818251719449E-030" calcext:value-type="float">
            <text:p>0.00000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5"/>
          <table:table-cell table:formula="of:=([.R$6]/[.R$5])^[.$A33]" office:value-type="float" office:value="2.35098870164458E-038" calcext:value-type="float">
            <text:p>0.000000</text:p>
          </table:table-cell>
          <table:table-cell table:formula="of:=(([.R$5]-[.R$6])/[.R$5])^([.R$4]-[.$A33])" office:value-type="float" office:value="0.800722456508083" calcext:value-type="float">
            <text:p>0.8007</text:p>
          </table:table-cell>
          <table:table-cell table:formula="of:=COMBIN([.R$4];[.$A33])" office:value-type="float" office:value="3365856" calcext:value-type="float">
            <text:p>3365856</text:p>
          </table:table-cell>
          <table:table-cell table:formula="of:=[.S33]*[.R33]*[.Q33]" office:value-type="float" office:value="6.33618840484593E-032" calcext:value-type="float">
            <text:p>0.0000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5"/>
          <table:table-cell table:formula="of:=([.R$6]/[.R$5])^[.$A34]" office:value-type="float" office:value="7.3468396926393E-040" calcext:value-type="float">
            <text:p>0.000000</text:p>
          </table:table-cell>
          <table:table-cell table:formula="of:=(([.R$5]-[.R$6])/[.R$5])^([.R$4]-[.$A34])" office:value-type="float" office:value="0.826552213169634" calcext:value-type="float">
            <text:p>0.8266</text:p>
          </table:table-cell>
          <table:table-cell table:formula="of:=COMBIN([.R$4];[.$A34])" office:value-type="float" office:value="906192" calcext:value-type="float">
            <text:p>906192</text:p>
          </table:table-cell>
          <table:table-cell table:formula="of:=[.S34]*[.R34]*[.Q34]" office:value-type="float" office:value="5.50289315557339E-034" calcext:value-type="float">
            <text:p>0.00000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5"/>
          <table:table-cell table:formula="of:=([.R$6]/[.R$5])^[.$A35]" office:value-type="float" office:value="2.29588740394978E-041" calcext:value-type="float">
            <text:p>0.000000</text:p>
          </table:table-cell>
          <table:table-cell table:formula="of:=(([.R$5]-[.R$6])/[.R$5])^([.R$4]-[.$A35])" office:value-type="float" office:value="0.85321518778801" calcext:value-type="float">
            <text:p>0.8532</text:p>
          </table:table-cell>
          <table:table-cell table:formula="of:=COMBIN([.R$4];[.$A35])" office:value-type="float" office:value="201376" calcext:value-type="float">
            <text:p>201376</text:p>
          </table:table-cell>
          <table:table-cell table:formula="of:=[.S35]*[.R35]*[.Q35]" office:value-type="float" office:value="3.94472627639669E-036" calcext:value-type="float">
            <text:p>0.00000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5"/>
          <table:table-cell table:formula="of:=([.R$6]/[.R$5])^[.$A36]" office:value-type="float" office:value="7.17464813734306E-043" calcext:value-type="float">
            <text:p>0.000000</text:p>
          </table:table-cell>
          <table:table-cell table:formula="of:=(([.R$5]-[.R$6])/[.R$5])^([.R$4]-[.$A36])" office:value-type="float" office:value="0.880738258361816" calcext:value-type="float">
            <text:p>0.8807</text:p>
          </table:table-cell>
          <table:table-cell table:formula="of:=COMBIN([.R$4];[.$A36])" office:value-type="float" office:value="35960" calcext:value-type="float">
            <text:p>35960</text:p>
          </table:table-cell>
          <table:table-cell table:formula="of:=[.S36]*[.R36]*[.Q36]" office:value-type="float" office:value="2.27230776290132E-038" calcext:value-type="float">
            <text:p>0.0000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5"/>
          <table:table-cell table:formula="of:=([.R$6]/[.R$5])^[.$A37]" office:value-type="float" office:value="2.24207754291971E-044" calcext:value-type="float">
            <text:p>0.000000</text:p>
          </table:table-cell>
          <table:table-cell table:formula="of:=(([.R$5]-[.R$6])/[.R$5])^([.R$4]-[.$A37])" office:value-type="float" office:value="0.909149169921875" calcext:value-type="float">
            <text:p>0.9091</text:p>
          </table:table-cell>
          <table:table-cell table:formula="of:=COMBIN([.R$4];[.$A37])" office:value-type="float" office:value="4960" calcext:value-type="float">
            <text:p>4960</text:p>
          </table:table-cell>
          <table:table-cell table:formula="of:=[.S37]*[.R37]*[.Q37]" office:value-type="float" office:value="1.01103793677478E-040" calcext:value-type="float">
            <text:p>0.0000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5"/>
          <table:table-cell table:formula="of:=([.R$6]/[.R$5])^[.$A38]" office:value-type="float" office:value="7.00649232162409E-046" calcext:value-type="float">
            <text:p>0.000000</text:p>
          </table:table-cell>
          <table:table-cell table:formula="of:=(([.R$5]-[.R$6])/[.R$5])^([.R$4]-[.$A38])" office:value-type="float" office:value="0.9384765625" calcext:value-type="float">
            <text:p>0.9385</text:p>
          </table:table-cell>
          <table:table-cell table:formula="of:=COMBIN([.R$4];[.$A38])" office:value-type="float" office:value="496" calcext:value-type="float">
            <text:p>496</text:p>
          </table:table-cell>
          <table:table-cell table:formula="of:=[.S38]*[.R38]*[.Q38]" office:value-type="float" office:value="3.26141269927349E-043" calcext:value-type="float">
            <text:p>0.00000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5"/>
          <table:table-cell table:formula="of:=([.R$6]/[.R$5])^[.$A39]" office:value-type="float" office:value="2.18952885050753E-047" calcext:value-type="float">
            <text:p>0.000000</text:p>
          </table:table-cell>
          <table:table-cell table:formula="of:=(([.R$5]-[.R$6])/[.R$5])^([.R$4]-[.$A39])" office:value-type="float" office:value="0.96875" calcext:value-type="float">
            <text:p>0.9688</text:p>
          </table:table-cell>
          <table:table-cell table:formula="of:=COMBIN([.R$4];[.$A39])" office:value-type="float" office:value="32" calcext:value-type="float">
            <text:p>32</text:p>
          </table:table-cell>
          <table:table-cell table:formula="of:=[.S39]*[.R39]*[.Q39]" office:value-type="float" office:value="6.78753943657333E-046" calcext:value-type="float">
            <text:p>0.00000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5"/>
          <table:table-cell table:formula="of:=([.R$6]/[.R$5])^[.$A40]" office:value-type="float" office:value="6.84227765783602E-049" calcext:value-type="float">
            <text:p>0.000000</text:p>
          </table:table-cell>
          <table:table-cell table:formula="of:=(([.R$5]-[.R$6])/[.R$5])^([.R$4]-[.$A40])" office:value-type="float" office:value="1" calcext:value-type="float">
            <text:p>1.0000</text:p>
          </table:table-cell>
          <table:table-cell table:formula="of:=COMBIN([.R$4];[.$A40])" office:value-type="float" office:value="1" calcext:value-type="float">
            <text:p>1</text:p>
          </table:table-cell>
          <table:table-cell table:formula="of:=[.S40]*[.R40]*[.Q40]" office:value-type="float" office:value="6.84227765783602E-049" calcext:value-type="float">
            <text:p>0.000000</text:p>
          </table:table-cell>
        </table:table-row>
      </table:table>
      <table:table table:name="Question 2" table:style-name="ta1">
        <table:table-column table:style-name="co18" table:default-cell-style-name="ce3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7" table:default-cell-style-name="ce11"/>
        <table:table-column table:style-name="co19" table:default-cell-style-name="ce5"/>
        <table:table-column table:style-name="co22" table:default-cell-style-name="ce8"/>
        <table:table-column table:style-name="co17" table:default-cell-style-name="ce12"/>
        <table:table-column table:style-name="co23" table:default-cell-style-name="Default"/>
        <table:table-column table:style-name="co17" table:default-cell-style-name="ce11"/>
        <table:table-column table:style-name="co12" table:default-cell-style-name="ce5"/>
        <table:table-column table:style-name="co24" table:default-cell-style-name="ce8"/>
        <table:table-column table:style-name="co17" table:default-cell-style-name="ce9"/>
        <table:table-row table:style-name="ro3">
          <table:table-cell table:style-name="ce1" office:value-type="string" calcext:value-type="string">
            <text:p>Suppose you have a batch 𝔹 of M elements.</text:p>
            <text:p><text:span text:style-name="T1">You construct L minibatches of size N out of 𝔹.</text:span></text:p>
            <text:p><text:span text:style-name="T3">The number of elements in the minibatches is LARGER than M, i.e. M &lt; L*N.</text:span></text:p>
            <text:p><text:span text:style-name="T3">A minibatch is constructed by randomly choosing elements without replacement from 𝔹.</text:span></text:p>
            <text:p><text:span text:style-name="T3">The construction of minibatches is independent.</text:span></text:p>
            <text:p><text:span text:style-name="T4">What is the probability of finding any specific element Δ in k = 0 … L of the constructed minibatches?</text:span></text:p>
          </table:table-cell>
          <table:table-cell table:number-columns-repeated="5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 table:number-rows-repeated="2"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 table:style-name="Default"/>
          <table:table-cell table:style-name="ce4" office:value-type="string" calcext:value-type="string">
            <text:p>L &gt; M/N</text:p>
          </table:table-cell>
          <table:table-cell table:style-name="ce13" office:value-type="float" office:value="16" calcext:value-type="float">
            <text:p>16</text:p>
          </table:table-cell>
          <table:table-cell table:style-name="ce7" office:value-type="string" calcext:value-type="string" table:number-columns-spanned="2" table:number-rows-spanned="3">
            <text:p><text:span text:style-name="T1">One would like to see Δ</text:span></text:p>
            <text:p><text:span text:style-name="T2">In exactly 2 minibatches</text:span></text:p>
          </table:table-cell>
          <table:covered-table-cell/>
          <table:table-cell/>
          <table:table-cell table:style-name="ce4" office:value-type="string" calcext:value-type="string">
            <text:p>L &gt; M/N</text:p>
          </table:table-cell>
          <table:table-cell table:style-name="ce13" office:value-type="float" office:value="32" calcext:value-type="float">
            <text:p>32</text:p>
          </table:table-cell>
          <table:table-cell table:style-name="ce7" office:value-type="string" calcext:value-type="string" table:number-columns-spanned="2" table:number-rows-spanned="3">
            <text:p><text:span text:style-name="T1">One would like to see Δ</text:span></text:p>
            <text:p><text:span text:style-name="T2">In exactly 4 minibatches</text:span></text:p>
          </table:table-cell>
          <table:covered-table-cell table:style-name="Default"/>
          <table:table-cell/>
          <table:table-cell table:style-name="ce4" office:value-type="string" calcext:value-type="string">
            <text:p>L &gt; M/N</text:p>
          </table:table-cell>
          <table:table-cell table:style-name="ce13" office:value-type="float" office:value="64" calcext:value-type="float">
            <text:p>64</text:p>
          </table:table-cell>
          <table:table-cell table:style-name="ce7" office:value-type="string" calcext:value-type="string" table:number-columns-spanned="2" table:number-rows-spanned="3">
            <text:p><text:span text:style-name="T1">One would like to see Δ</text:span></text:p>
            <text:p><text:span text:style-name="T2">In exactly 8 minibatches</text:span></text:p>
          </table:table-cell>
          <table:covered-table-cell table:style-name="Default"/>
        </table:table-row>
        <table:table-row table:style-name="ro2">
          <table:table-cell table:style-name="Default"/>
          <table:table-cell table:style-name="ce4" office:value-type="string" calcext:value-type="string">
            <text:p>M</text:p>
          </table:table-cell>
          <table:table-cell table:style-name="ce4" office:value-type="float" office:value="1024" calcext:value-type="float">
            <text:p>1024</text:p>
          </table:table-cell>
          <table:covered-table-cell table:number-columns-repeated="2"/>
          <table:table-cell/>
          <table:table-cell table:style-name="ce4" office:value-type="string" calcext:value-type="string">
            <text:p>M</text:p>
          </table:table-cell>
          <table:table-cell table:style-name="ce4" office:value-type="float" office:value="1024" calcext:value-type="float">
            <text:p>1024</text:p>
          </table:table-cell>
          <table:covered-table-cell table:number-columns-repeated="2" table:style-name="Default"/>
          <table:table-cell/>
          <table:table-cell table:style-name="ce4" office:value-type="string" calcext:value-type="string">
            <text:p>M</text:p>
          </table:table-cell>
          <table:table-cell table:style-name="ce4" office:value-type="float" office:value="1024" calcext:value-type="float">
            <text:p>1024</text:p>
          </table:table-cell>
          <table:covered-table-cell table:number-columns-repeated="2" table:style-name="Default"/>
        </table:table-row>
        <table:table-row table:style-name="ro2">
          <table:table-cell table:style-name="Default"/>
          <table:table-cell table:style-name="ce4" office:value-type="string" calcext:value-type="string">
            <text:p>N</text:p>
          </table:table-cell>
          <table:table-cell table:style-name="ce4" office:value-type="float" office:value="128" calcext:value-type="float">
            <text:p>128</text:p>
          </table:table-cell>
          <table:covered-table-cell table:number-columns-repeated="2"/>
          <table:table-cell/>
          <table:table-cell table:style-name="ce4" office:value-type="string" calcext:value-type="string">
            <text:p>N</text:p>
          </table:table-cell>
          <table:table-cell table:style-name="ce4" office:value-type="float" office:value="128" calcext:value-type="float">
            <text:p>128</text:p>
          </table:table-cell>
          <table:covered-table-cell table:number-columns-repeated="2" table:style-name="Default"/>
          <table:table-cell/>
          <table:table-cell table:style-name="ce4" office:value-type="string" calcext:value-type="string">
            <text:p>N</text:p>
          </table:table-cell>
          <table:table-cell table:style-name="ce4" office:value-type="float" office:value="128" calcext:value-type="float">
            <text:p>128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(N/M)^k</text:p>
          </table:table-cell>
          <table:table-cell table:style-name="ce2" office:value-type="string" calcext:value-type="string">
            <text:p>((M-N)/M)^(L-k)</text:p>
          </table:table-cell>
          <table:table-cell table:style-name="ce2" office:value-type="string" calcext:value-type="string">
            <text:p>binom(L,k)</text:p>
          </table:table-cell>
          <table:table-cell table:style-name="ce2" office:value-type="string" calcext:value-type="string">
            <text:p>P(k)</text:p>
          </table:table-cell>
          <table:table-cell/>
          <table:table-cell table:style-name="ce2" office:value-type="string" calcext:value-type="string">
            <text:p>(N/M)^k</text:p>
          </table:table-cell>
          <table:table-cell table:style-name="ce2" office:value-type="string" calcext:value-type="string">
            <text:p>((M-N)/M)^(L-k)</text:p>
          </table:table-cell>
          <table:table-cell table:style-name="ce2" office:value-type="string" calcext:value-type="string">
            <text:p>binom(L,k)</text:p>
          </table:table-cell>
          <table:table-cell table:style-name="ce2" office:value-type="string" calcext:value-type="string">
            <text:p>P(k)</text:p>
          </table:table-cell>
          <table:table-cell/>
          <table:table-cell table:style-name="ce2" office:value-type="string" calcext:value-type="string">
            <text:p>(N/M)^k</text:p>
          </table:table-cell>
          <table:table-cell table:style-name="ce2" office:value-type="string" calcext:value-type="string">
            <text:p>((M-N)/M)^(L-k)</text:p>
          </table:table-cell>
          <table:table-cell table:style-name="ce2" office:value-type="string" calcext:value-type="string">
            <text:p>binom(L,k)</text:p>
          </table:table-cell>
          <table:table-cell table:style-name="ce2" office:value-type="string" calcext:value-type="string">
            <text:p>P(k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table:formula="of:=([.C$6]/[.C$5])^[.$A8]" office:value-type="float" office:value="1" calcext:value-type="float">
            <text:p>1.0000</text:p>
          </table:table-cell>
          <table:table-cell table:style-name="ce5" table:formula="of:=(([.C$5]-[.C$6])/[.C$5])^([.C$4]-[.$A8])" office:value-type="float" office:value="0.118067087021249" calcext:value-type="float">
            <text:p>0.1181</text:p>
          </table:table-cell>
          <table:table-cell table:style-name="ce8" table:formula="of:=COMBIN([.C$4];[.$A8])" office:value-type="float" office:value="1" calcext:value-type="float">
            <text:p>1</text:p>
          </table:table-cell>
          <table:table-cell table:style-name="ce9" table:formula="of:=[.D8]*[.C8]*[.B8]" office:value-type="float" office:value="0.118067087021249" calcext:value-type="float">
            <text:p>0.118067</text:p>
          </table:table-cell>
          <table:table-cell/>
          <table:table-cell table:formula="of:=([.H$6]/[.H$5])^[.$A8]" office:value-type="float" office:value="1" calcext:value-type="float">
            <text:p>1.000000</text:p>
          </table:table-cell>
          <table:table-cell table:formula="of:=(([.H$5]-[.H$6])/[.H$5])^([.H$4]-[.$A8])" office:value-type="float" office:value="0.0139398370376831" calcext:value-type="float">
            <text:p>0.0139</text:p>
          </table:table-cell>
          <table:table-cell table:formula="of:=COMBIN([.H$4];[.$A8])" office:value-type="float" office:value="1" calcext:value-type="float">
            <text:p>1</text:p>
          </table:table-cell>
          <table:table-cell table:style-name="ce9" table:formula="of:=[.I8]*[.H8]*[.G8]" office:value-type="float" office:value="0.0139398370376831" calcext:value-type="float">
            <text:p>0.013940</text:p>
          </table:table-cell>
          <table:table-cell/>
          <table:table-cell table:formula="of:=([.M$6]/[.M$5])^[.$A8]" office:value-type="float" office:value="1" calcext:value-type="float">
            <text:p>1.000000</text:p>
          </table:table-cell>
          <table:table-cell table:formula="of:=(([.M$5]-[.M$6])/[.M$5])^([.M$4]-[.$A8])" office:value-type="float" office:value="0.000194319056637163" calcext:value-type="float">
            <text:p>0.0002</text:p>
          </table:table-cell>
          <table:table-cell table:formula="of:=COMBIN([.M$4];[.$A8])" office:value-type="float" office:value="1" calcext:value-type="float">
            <text:p>1</text:p>
          </table:table-cell>
          <table:table-cell table:formula="of:=[.N8]*[.M8]*[.L8]" office:value-type="float" office:value="0.000194319056637163" calcext:value-type="float">
            <text:p>0.0001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table:formula="of:=([.C$6]/[.C$5])^[.$A9]" office:value-type="float" office:value="0.125" calcext:value-type="float">
            <text:p>0.1250</text:p>
          </table:table-cell>
          <table:table-cell table:style-name="ce5" table:formula="of:=(([.C$5]-[.C$6])/[.C$5])^([.C$4]-[.$A9])" office:value-type="float" office:value="0.13493381373857" calcext:value-type="float">
            <text:p>0.1349</text:p>
          </table:table-cell>
          <table:table-cell table:style-name="ce8" table:formula="of:=COMBIN([.C$4];[.$A9])" office:value-type="float" office:value="16" calcext:value-type="float">
            <text:p>16</text:p>
          </table:table-cell>
          <table:table-cell table:style-name="ce9" table:formula="of:=[.D9]*[.C9]*[.B9]" office:value-type="float" office:value="0.26986762747714" calcext:value-type="float">
            <text:p>0.269868</text:p>
          </table:table-cell>
          <table:table-cell/>
          <table:table-cell table:formula="of:=([.H$6]/[.H$5])^[.$A9]" office:value-type="float" office:value="0.125" calcext:value-type="float">
            <text:p>0.125000</text:p>
          </table:table-cell>
          <table:table-cell table:formula="of:=(([.H$5]-[.H$6])/[.H$5])^([.H$4]-[.$A9])" office:value-type="float" office:value="0.0159312423287807" calcext:value-type="float">
            <text:p>0.0159</text:p>
          </table:table-cell>
          <table:table-cell table:formula="of:=COMBIN([.H$4];[.$A9])" office:value-type="float" office:value="32" calcext:value-type="float">
            <text:p>32</text:p>
          </table:table-cell>
          <table:table-cell table:style-name="ce9" table:formula="of:=[.I9]*[.H9]*[.G9]" office:value-type="float" office:value="0.0637249693151229" calcext:value-type="float">
            <text:p>0.063725</text:p>
          </table:table-cell>
          <table:table-cell/>
          <table:table-cell table:formula="of:=([.M$6]/[.M$5])^[.$A9]" office:value-type="float" office:value="0.125" calcext:value-type="float">
            <text:p>0.125000</text:p>
          </table:table-cell>
          <table:table-cell table:formula="of:=(([.M$5]-[.M$6])/[.M$5])^([.M$4]-[.$A9])" office:value-type="float" office:value="0.000222078921871043" calcext:value-type="float">
            <text:p>0.0002</text:p>
          </table:table-cell>
          <table:table-cell table:formula="of:=COMBIN([.M$4];[.$A9])" office:value-type="float" office:value="64" calcext:value-type="float">
            <text:p>64</text:p>
          </table:table-cell>
          <table:table-cell table:formula="of:=[.N9]*[.M9]*[.L9]" office:value-type="float" office:value="0.00177663137496834" calcext:value-type="float">
            <text:p>0.0017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table:formula="of:=([.C$6]/[.C$5])^[.$A10]" office:value-type="float" office:value="0.015625" calcext:value-type="float">
            <text:p>0.0156</text:p>
          </table:table-cell>
          <table:table-cell table:style-name="ce5" table:formula="of:=(([.C$5]-[.C$6])/[.C$5])^([.C$4]-[.$A10])" office:value-type="float" office:value="0.15421007284408" calcext:value-type="float">
            <text:p>0.1542</text:p>
          </table:table-cell>
          <table:table-cell table:style-name="ce8" table:formula="of:=COMBIN([.C$4];[.$A10])" office:value-type="float" office:value="120" calcext:value-type="float">
            <text:p>120</text:p>
          </table:table-cell>
          <table:table-cell table:style-name="ce10" table:formula="of:=[.D10]*[.C10]*[.B10]" office:value-type="float" office:value="0.28914388658265" calcext:value-type="float">
            <text:p>0.289144</text:p>
          </table:table-cell>
          <table:table-cell/>
          <table:table-cell table:formula="of:=([.H$6]/[.H$5])^[.$A10]" office:value-type="float" office:value="0.015625" calcext:value-type="float">
            <text:p>0.015625</text:p>
          </table:table-cell>
          <table:table-cell table:formula="of:=(([.H$5]-[.H$6])/[.H$5])^([.H$4]-[.$A10])" office:value-type="float" office:value="0.0182071340900351" calcext:value-type="float">
            <text:p>0.0182</text:p>
          </table:table-cell>
          <table:table-cell table:formula="of:=COMBIN([.H$4];[.$A10])" office:value-type="float" office:value="496" calcext:value-type="float">
            <text:p>496</text:p>
          </table:table-cell>
          <table:table-cell table:style-name="ce9" table:formula="of:=[.I10]*[.H10]*[.G10]" office:value-type="float" office:value="0.141105289197772" calcext:value-type="float">
            <text:p>0.141105</text:p>
          </table:table-cell>
          <table:table-cell/>
          <table:table-cell table:formula="of:=([.M$6]/[.M$5])^[.$A10]" office:value-type="float" office:value="0.015625" calcext:value-type="float">
            <text:p>0.015625</text:p>
          </table:table-cell>
          <table:table-cell table:formula="of:=(([.M$5]-[.M$6])/[.M$5])^([.M$4]-[.$A10])" office:value-type="float" office:value="0.000253804482138335" calcext:value-type="float">
            <text:p>0.0003</text:p>
          </table:table-cell>
          <table:table-cell table:formula="of:=COMBIN([.M$4];[.$A10])" office:value-type="float" office:value="2016" calcext:value-type="float">
            <text:p>2016</text:p>
          </table:table-cell>
          <table:table-cell table:formula="of:=[.N10]*[.M10]*[.L10]" office:value-type="float" office:value="0.00799484118735754" calcext:value-type="float">
            <text:p>0.0079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table:formula="of:=([.C$6]/[.C$5])^[.$A11]" office:value-type="float" office:value="0.001953125" calcext:value-type="float">
            <text:p>0.0020</text:p>
          </table:table-cell>
          <table:table-cell table:style-name="ce5" table:formula="of:=(([.C$5]-[.C$6])/[.C$5])^([.C$4]-[.$A11])" office:value-type="float" office:value="0.176240083250377" calcext:value-type="float">
            <text:p>0.1762</text:p>
          </table:table-cell>
          <table:table-cell table:style-name="ce8" table:formula="of:=COMBIN([.C$4];[.$A11])" office:value-type="float" office:value="560" calcext:value-type="float">
            <text:p>560</text:p>
          </table:table-cell>
          <table:table-cell table:style-name="ce9" table:formula="of:=[.D11]*[.C11]*[.B11]" office:value-type="float" office:value="0.1927625910551" calcext:value-type="float">
            <text:p>0.192763</text:p>
          </table:table-cell>
          <table:table-cell/>
          <table:table-cell table:formula="of:=([.H$6]/[.H$5])^[.$A11]" office:value-type="float" office:value="0.001953125" calcext:value-type="float">
            <text:p>0.001953</text:p>
          </table:table-cell>
          <table:table-cell table:formula="of:=(([.H$5]-[.H$6])/[.H$5])^([.H$4]-[.$A11])" office:value-type="float" office:value="0.0208081532457544" calcext:value-type="float">
            <text:p>0.0208</text:p>
          </table:table-cell>
          <table:table-cell table:formula="of:=COMBIN([.H$4];[.$A11])" office:value-type="float" office:value="4960" calcext:value-type="float">
            <text:p>4960</text:p>
          </table:table-cell>
          <table:table-cell table:style-name="ce9" table:formula="of:=[.I11]*[.H11]*[.G11]" office:value-type="float" office:value="0.201578984568246" calcext:value-type="float">
            <text:p>0.201579</text:p>
          </table:table-cell>
          <table:table-cell/>
          <table:table-cell table:formula="of:=([.M$6]/[.M$5])^[.$A11]" office:value-type="float" office:value="0.001953125" calcext:value-type="float">
            <text:p>0.001953</text:p>
          </table:table-cell>
          <table:table-cell table:formula="of:=(([.M$5]-[.M$6])/[.M$5])^([.M$4]-[.$A11])" office:value-type="float" office:value="0.000290062265300954" calcext:value-type="float">
            <text:p>0.0003</text:p>
          </table:table-cell>
          <table:table-cell table:formula="of:=COMBIN([.M$4];[.$A11])" office:value-type="float" office:value="41664" calcext:value-type="float">
            <text:p>41664</text:p>
          </table:table-cell>
          <table:table-cell table:formula="of:=[.N11]*[.M11]*[.L11]" office:value-type="float" office:value="0.0236038168388651" calcext:value-type="float">
            <text:p>0.02360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table:formula="of:=([.C$6]/[.C$5])^[.$A12]" office:value-type="float" office:value="0.000244140625" calcext:value-type="float">
            <text:p>0.0002</text:p>
          </table:table-cell>
          <table:table-cell table:style-name="ce5" table:formula="of:=(([.C$5]-[.C$6])/[.C$5])^([.C$4]-[.$A12])" office:value-type="float" office:value="0.201417238000431" calcext:value-type="float">
            <text:p>0.2014</text:p>
          </table:table-cell>
          <table:table-cell table:style-name="ce8" table:formula="of:=COMBIN([.C$4];[.$A12])" office:value-type="float" office:value="1820" calcext:value-type="float">
            <text:p>1820</text:p>
          </table:table-cell>
          <table:table-cell table:style-name="ce9" table:formula="of:=[.D12]*[.C12]*[.B12]" office:value-type="float" office:value="0.0894969172755822" calcext:value-type="float">
            <text:p>0.089497</text:p>
          </table:table-cell>
          <table:table-cell/>
          <table:table-cell table:formula="of:=([.H$6]/[.H$5])^[.$A12]" office:value-type="float" office:value="0.000244140625" calcext:value-type="float">
            <text:p>0.000244</text:p>
          </table:table-cell>
          <table:table-cell table:formula="of:=(([.H$5]-[.H$6])/[.H$5])^([.H$4]-[.$A12])" office:value-type="float" office:value="0.0237807465665765" calcext:value-type="float">
            <text:p>0.0238</text:p>
          </table:table-cell>
          <table:table-cell table:formula="of:=COMBIN([.H$4];[.$A12])" office:value-type="float" office:value="35960" calcext:value-type="float">
            <text:p>35960</text:p>
          </table:table-cell>
          <table:table-cell table:style-name="ce10" table:formula="of:=[.I12]*[.H12]*[.G12]" office:value-type="float" office:value="0.208778234017112" calcext:value-type="float">
            <text:p>0.208778</text:p>
          </table:table-cell>
          <table:table-cell/>
          <table:table-cell table:formula="of:=([.M$6]/[.M$5])^[.$A12]" office:value-type="float" office:value="0.000244140625" calcext:value-type="float">
            <text:p>0.000244</text:p>
          </table:table-cell>
          <table:table-cell table:formula="of:=(([.M$5]-[.M$6])/[.M$5])^([.M$4]-[.$A12])" office:value-type="float" office:value="0.000331499731772519" calcext:value-type="float">
            <text:p>0.0003</text:p>
          </table:table-cell>
          <table:table-cell table:formula="of:=COMBIN([.M$4];[.$A12])" office:value-type="float" office:value="635376" calcext:value-type="float">
            <text:p>635376</text:p>
          </table:table-cell>
          <table:table-cell table:formula="of:=[.N12]*[.M12]*[.L12]" office:value-type="float" office:value="0.0514226009703848" calcext:value-type="float">
            <text:p>0.0514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table:formula="of:=([.C$6]/[.C$5])^[.$A13]" office:value-type="float" office:value="0.000030517578125" calcext:value-type="float">
            <text:p>0.0000</text:p>
          </table:table-cell>
          <table:table-cell table:style-name="ce5" table:formula="of:=(([.C$5]-[.C$6])/[.C$5])^([.C$4]-[.$A13])" office:value-type="float" office:value="0.23019112914335" calcext:value-type="float">
            <text:p>0.2302</text:p>
          </table:table-cell>
          <table:table-cell table:style-name="ce8" table:formula="of:=COMBIN([.C$4];[.$A13])" office:value-type="float" office:value="4368" calcext:value-type="float">
            <text:p>4368</text:p>
          </table:table-cell>
          <table:table-cell table:style-name="ce9" table:formula="of:=[.D13]*[.C13]*[.B13]" office:value-type="float" office:value="0.0306846573516282" calcext:value-type="float">
            <text:p>0.030685</text:p>
          </table:table-cell>
          <table:table-cell/>
          <table:table-cell table:formula="of:=([.H$6]/[.H$5])^[.$A13]" office:value-type="float" office:value="0.000030517578125" calcext:value-type="float">
            <text:p>0.000031</text:p>
          </table:table-cell>
          <table:table-cell table:formula="of:=(([.H$5]-[.H$6])/[.H$5])^([.H$4]-[.$A13])" office:value-type="float" office:value="0.0271779960760874" calcext:value-type="float">
            <text:p>0.0272</text:p>
          </table:table-cell>
          <table:table-cell table:formula="of:=COMBIN([.H$4];[.$A13])" office:value-type="float" office:value="201376" calcext:value-type="float">
            <text:p>201376</text:p>
          </table:table-cell>
          <table:table-cell table:style-name="ce9" table:formula="of:=[.I13]*[.H13]*[.G13]" office:value-type="float" office:value="0.167022587213689" calcext:value-type="float">
            <text:p>0.167023</text:p>
          </table:table-cell>
          <table:table-cell/>
          <table:table-cell table:formula="of:=([.M$6]/[.M$5])^[.$A13]" office:value-type="float" office:value="0.000030517578125" calcext:value-type="float">
            <text:p>0.000031</text:p>
          </table:table-cell>
          <table:table-cell table:formula="of:=(([.M$5]-[.M$6])/[.M$5])^([.M$4]-[.$A13])" office:value-type="float" office:value="0.00037885683631145" calcext:value-type="float">
            <text:p>0.0004</text:p>
          </table:table-cell>
          <table:table-cell table:formula="of:=COMBIN([.M$4];[.$A13])" office:value-type="float" office:value="7624512" calcext:value-type="float">
            <text:p>7624512</text:p>
          </table:table-cell>
          <table:table-cell table:formula="of:=[.N13]*[.M13]*[.L13]" office:value-type="float" office:value="0.0881530302349453" calcext:value-type="float">
            <text:p>0.08815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table:formula="of:=([.C$6]/[.C$5])^[.$A14]" office:value-type="float" office:value="0.000003814697265625" calcext:value-type="float">
            <text:p>0.0000</text:p>
          </table:table-cell>
          <table:table-cell table:style-name="ce5" table:formula="of:=(([.C$5]-[.C$6])/[.C$5])^([.C$4]-[.$A14])" office:value-type="float" office:value="0.263075576163828" calcext:value-type="float">
            <text:p>0.2631</text:p>
          </table:table-cell>
          <table:table-cell table:style-name="ce8" table:formula="of:=COMBIN([.C$4];[.$A14])" office:value-type="float" office:value="8008" calcext:value-type="float">
            <text:p>8008</text:p>
          </table:table-cell>
          <table:table-cell table:style-name="ce9" table:formula="of:=[.D14]*[.C14]*[.B14]" office:value-type="float" office:value="0.00803645787780738" calcext:value-type="float">
            <text:p>0.008036</text:p>
          </table:table-cell>
          <table:table-cell/>
          <table:table-cell table:formula="of:=([.H$6]/[.H$5])^[.$A14]" office:value-type="float" office:value="0.000003814697265625" calcext:value-type="float">
            <text:p>0.000004</text:p>
          </table:table-cell>
          <table:table-cell table:formula="of:=(([.H$5]-[.H$6])/[.H$5])^([.H$4]-[.$A14])" office:value-type="float" office:value="0.0310605669440999" calcext:value-type="float">
            <text:p>0.0311</text:p>
          </table:table-cell>
          <table:table-cell table:formula="of:=COMBIN([.H$4];[.$A14])" office:value-type="float" office:value="906192" calcext:value-type="float">
            <text:p>906192</text:p>
          </table:table-cell>
          <table:table-cell table:style-name="ce9" table:formula="of:=[.I14]*[.H14]*[.G14]" office:value-type="float" office:value="0.1073716632088" calcext:value-type="float">
            <text:p>0.107372</text:p>
          </table:table-cell>
          <table:table-cell/>
          <table:table-cell table:formula="of:=([.M$6]/[.M$5])^[.$A14]" office:value-type="float" office:value="0.000003814697265625" calcext:value-type="float">
            <text:p>0.000004</text:p>
          </table:table-cell>
          <table:table-cell table:formula="of:=(([.M$5]-[.M$6])/[.M$5])^([.M$4]-[.$A14])" office:value-type="float" office:value="0.0004329792414988" calcext:value-type="float">
            <text:p>0.0004</text:p>
          </table:table-cell>
          <table:table-cell table:formula="of:=COMBIN([.M$4];[.$A14])" office:value-type="float" office:value="74974368" calcext:value-type="float">
            <text:p>74974368</text:p>
          </table:table-cell>
          <table:table-cell table:formula="of:=[.N14]*[.M14]*[.L14]" office:value-type="float" office:value="0.123834018663376" calcext:value-type="float">
            <text:p>0.12383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table:formula="of:=([.C$6]/[.C$5])^[.$A15]" office:value-type="float" office:value="0.000000476837158203125" calcext:value-type="float">
            <text:p>0.0000</text:p>
          </table:table-cell>
          <table:table-cell table:style-name="ce5" table:formula="of:=(([.C$5]-[.C$6])/[.C$5])^([.C$4]-[.$A15])" office:value-type="float" office:value="0.30065780133009" calcext:value-type="float">
            <text:p>0.3007</text:p>
          </table:table-cell>
          <table:table-cell table:style-name="ce8" table:formula="of:=COMBIN([.C$4];[.$A15])" office:value-type="float" office:value="11440" calcext:value-type="float">
            <text:p>11440</text:p>
          </table:table-cell>
          <table:table-cell table:style-name="ce9" table:formula="of:=[.D15]*[.C15]*[.B15]" office:value-type="float" office:value="0.00164009344445049" calcext:value-type="float">
            <text:p>0.001640</text:p>
          </table:table-cell>
          <table:table-cell/>
          <table:table-cell table:formula="of:=([.H$6]/[.H$5])^[.$A15]" office:value-type="float" office:value="0.000000476837158203125" calcext:value-type="float">
            <text:p>0.000000</text:p>
          </table:table-cell>
          <table:table-cell table:formula="of:=(([.H$5]-[.H$6])/[.H$5])^([.H$4]-[.$A15])" office:value-type="float" office:value="0.035497790793257" calcext:value-type="float">
            <text:p>0.0355</text:p>
          </table:table-cell>
          <table:table-cell table:formula="of:=COMBIN([.H$4];[.$A15])" office:value-type="float" office:value="3365856" calcext:value-type="float">
            <text:p>3365856</text:p>
          </table:table-cell>
          <table:table-cell table:style-name="ce9" table:formula="of:=[.I15]*[.H15]*[.G15]" office:value-type="float" office:value="0.0569727192536492" calcext:value-type="float">
            <text:p>0.056973</text:p>
          </table:table-cell>
          <table:table-cell/>
          <table:table-cell table:formula="of:=([.M$6]/[.M$5])^[.$A15]" office:value-type="float" office:value="0.000000476837158203125" calcext:value-type="float">
            <text:p>0.000000</text:p>
          </table:table-cell>
          <table:table-cell table:formula="of:=(([.M$5]-[.M$6])/[.M$5])^([.M$4]-[.$A15])" office:value-type="float" office:value="0.000494833418855772" calcext:value-type="float">
            <text:p>0.0005</text:p>
          </table:table-cell>
          <table:table-cell table:formula="of:=COMBIN([.M$4];[.$A15])" office:value-type="float" office:value="621216192" calcext:value-type="float">
            <text:p>621216192</text:p>
          </table:table-cell>
          <table:table-cell table:formula="of:=[.N15]*[.M15]*[.L15]" office:value-type="float" office:value="0.146579042499506" calcext:value-type="float">
            <text:p>0.1465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table:formula="of:=([.C$6]/[.C$5])^[.$A16]" office:value-type="float" office:value="0.0000000596046447753906" calcext:value-type="float">
            <text:p>0.0000</text:p>
          </table:table-cell>
          <table:table-cell table:style-name="ce5" table:formula="of:=(([.C$5]-[.C$6])/[.C$5])^([.C$4]-[.$A16])" office:value-type="float" office:value="0.343608915805817" calcext:value-type="float">
            <text:p>0.3436</text:p>
          </table:table-cell>
          <table:table-cell table:style-name="ce8" table:formula="of:=COMBIN([.C$4];[.$A16])" office:value-type="float" office:value="12870" calcext:value-type="float">
            <text:p>12870</text:p>
          </table:table-cell>
          <table:table-cell table:style-name="ce9" table:formula="of:=[.D16]*[.C16]*[.B16]" office:value-type="float" office:value="0.000263586446429542" calcext:value-type="float">
            <text:p>0.000264</text:p>
          </table:table-cell>
          <table:table-cell/>
          <table:table-cell table:formula="of:=([.H$6]/[.H$5])^[.$A16]" office:value-type="float" office:value="0.0000000596046447753906" calcext:value-type="float">
            <text:p>0.000000</text:p>
          </table:table-cell>
          <table:table-cell table:formula="of:=(([.H$5]-[.H$6])/[.H$5])^([.H$4]-[.$A16])" office:value-type="float" office:value="0.0405689037637223" calcext:value-type="float">
            <text:p>0.0406</text:p>
          </table:table-cell>
          <table:table-cell table:formula="of:=COMBIN([.H$4];[.$A16])" office:value-type="float" office:value="10518300" calcext:value-type="float">
            <text:p>10518300</text:p>
          </table:table-cell>
          <table:table-cell table:style-name="ce9" table:formula="of:=[.I16]*[.H16]*[.G16]" office:value-type="float" office:value="0.0254342496668077" calcext:value-type="float">
            <text:p>0.025434</text:p>
          </table:table-cell>
          <table:table-cell/>
          <table:table-cell table:formula="of:=([.M$6]/[.M$5])^[.$A16]" office:value-type="float" office:value="0.0000000596046447753906" calcext:value-type="float">
            <text:p>0.000000</text:p>
          </table:table-cell>
          <table:table-cell table:formula="of:=(([.M$5]-[.M$6])/[.M$5])^([.M$4]-[.$A16])" office:value-type="float" office:value="0.000565523907263739" calcext:value-type="float">
            <text:p>0.0006</text:p>
          </table:table-cell>
          <table:table-cell table:formula="of:=COMBIN([.M$4];[.$A16])" office:value-type="float" office:value="4426165368" calcext:value-type="float">
            <text:p>4426165368</text:p>
          </table:table-cell>
          <table:table-cell table:style-name="ce10" table:formula="of:=[.N16]*[.M16]*[.L16]" office:value-type="float" office:value="0.149196525401283" calcext:value-type="float">
            <text:p>0.14919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table:formula="of:=([.C$6]/[.C$5])^[.$A17]" office:value-type="float" office:value="0.00000000745058059692383" calcext:value-type="float">
            <text:p>0.0000</text:p>
          </table:table-cell>
          <table:table-cell table:style-name="ce5" table:formula="of:=(([.C$5]-[.C$6])/[.C$5])^([.C$4]-[.$A17])" office:value-type="float" office:value="0.392695903778076" calcext:value-type="float">
            <text:p>0.3927</text:p>
          </table:table-cell>
          <table:table-cell table:style-name="ce8" table:formula="of:=COMBIN([.C$4];[.$A17])" office:value-type="float" office:value="11440" calcext:value-type="float">
            <text:p>11440</text:p>
          </table:table-cell>
          <table:table-cell table:style-name="ce9" table:formula="of:=[.D17]*[.C17]*[.B17]" office:value-type="float" office:value="0.0000334712947847038" calcext:value-type="float">
            <text:p>0.000033</text:p>
          </table:table-cell>
          <table:table-cell/>
          <table:table-cell table:formula="of:=([.H$6]/[.H$5])^[.$A17]" office:value-type="float" office:value="0.00000000745058059692383" calcext:value-type="float">
            <text:p>0.000000</text:p>
          </table:table-cell>
          <table:table-cell table:formula="of:=(([.H$5]-[.H$6])/[.H$5])^([.H$4]-[.$A17])" office:value-type="float" office:value="0.0463644614442541" calcext:value-type="float">
            <text:p>0.0464</text:p>
          </table:table-cell>
          <table:table-cell table:formula="of:=COMBIN([.H$4];[.$A17])" office:value-type="float" office:value="28048800" calcext:value-type="float">
            <text:p>28048800</text:p>
          </table:table-cell>
          <table:table-cell table:style-name="ce9" table:formula="of:=[.I17]*[.H17]*[.G17]" office:value-type="float" office:value="0.00968923796830768" calcext:value-type="float">
            <text:p>0.009689</text:p>
          </table:table-cell>
          <table:table-cell/>
          <table:table-cell table:formula="of:=([.M$6]/[.M$5])^[.$A17]" office:value-type="float" office:value="0.00000000745058059692383" calcext:value-type="float">
            <text:p>0.000000</text:p>
          </table:table-cell>
          <table:table-cell table:formula="of:=(([.M$5]-[.M$6])/[.M$5])^([.M$4]-[.$A17])" office:value-type="float" office:value="0.000646313036872845" calcext:value-type="float">
            <text:p>0.0006</text:p>
          </table:table-cell>
          <table:table-cell table:formula="of:=COMBIN([.M$4];[.$A17])" office:value-type="float" office:value="27540584512" calcext:value-type="float">
            <text:p>27540584512</text:p>
          </table:table-cell>
          <table:table-cell table:formula="of:=[.N17]*[.M17]*[.L17]" office:value-type="float" office:value="0.132619133690029" calcext:value-type="float">
            <text:p>0.1326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table:formula="of:=([.C$6]/[.C$5])^[.$A18]" office:value-type="float" office:value="0.000000000931322574615479" calcext:value-type="float">
            <text:p>0.0000</text:p>
          </table:table-cell>
          <table:table-cell table:style-name="ce5" table:formula="of:=(([.C$5]-[.C$6])/[.C$5])^([.C$4]-[.$A18])" office:value-type="float" office:value="0.448795318603516" calcext:value-type="float">
            <text:p>0.4488</text:p>
          </table:table-cell>
          <table:table-cell table:style-name="ce8" table:formula="of:=COMBIN([.C$4];[.$A18])" office:value-type="float" office:value="8008" calcext:value-type="float">
            <text:p>8008</text:p>
          </table:table-cell>
          <table:table-cell table:style-name="ce9" table:formula="of:=[.D18]*[.C18]*[.B18]" office:value-type="float" office:value="0.00000334712947847038" calcext:value-type="float">
            <text:p>0.000003</text:p>
          </table:table-cell>
          <table:table-cell/>
          <table:table-cell table:formula="of:=([.H$6]/[.H$5])^[.$A18]" office:value-type="float" office:value="0.000000000931322574615479" calcext:value-type="float">
            <text:p>0.000000</text:p>
          </table:table-cell>
          <table:table-cell table:formula="of:=(([.H$5]-[.H$6])/[.H$5])^([.H$4]-[.$A18])" office:value-type="float" office:value="0.0529879559362904" calcext:value-type="float">
            <text:p>0.0530</text:p>
          </table:table-cell>
          <table:table-cell table:formula="of:=COMBIN([.H$4];[.$A18])" office:value-type="float" office:value="64512240" calcext:value-type="float">
            <text:p>64512240</text:p>
          </table:table-cell>
          <table:table-cell table:style-name="ce9" table:formula="of:=[.I18]*[.H18]*[.G18]" office:value-type="float" office:value="0.00318360676101538" calcext:value-type="float">
            <text:p>0.003184</text:p>
          </table:table-cell>
          <table:table-cell/>
          <table:table-cell table:formula="of:=([.M$6]/[.M$5])^[.$A18]" office:value-type="float" office:value="0.000000000931322574615479" calcext:value-type="float">
            <text:p>0.000000</text:p>
          </table:table-cell>
          <table:table-cell table:formula="of:=(([.M$5]-[.M$6])/[.M$5])^([.M$4]-[.$A18])" office:value-type="float" office:value="0.000738643470711822" calcext:value-type="float">
            <text:p>0.0007</text:p>
          </table:table-cell>
          <table:table-cell table:formula="of:=COMBIN([.M$4];[.$A18])" office:value-type="float" office:value="151473214816" calcext:value-type="float">
            <text:p>151473214816</text:p>
          </table:table-cell>
          <table:table-cell table:formula="of:=[.N18]*[.M18]*[.L18]" office:value-type="float" office:value="0.104200747899309" calcext:value-type="float">
            <text:p>0.10420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table:formula="of:=([.C$6]/[.C$5])^[.$A19]" office:value-type="float" office:value="0.000000000116415321826935" calcext:value-type="float">
            <text:p>0.0000</text:p>
          </table:table-cell>
          <table:table-cell table:style-name="ce5" table:formula="of:=(([.C$5]-[.C$6])/[.C$5])^([.C$4]-[.$A19])" office:value-type="float" office:value="0.512908935546875" calcext:value-type="float">
            <text:p>0.5129</text:p>
          </table:table-cell>
          <table:table-cell table:style-name="ce8" table:formula="of:=COMBIN([.C$4];[.$A19])" office:value-type="float" office:value="4368" calcext:value-type="float">
            <text:p>4368</text:p>
          </table:table-cell>
          <table:table-cell table:style-name="ce12" table:formula="of:=[.D19]*[.C19]*[.B19]" office:value-type="float" office:value="0.000000260815284036653" calcext:value-type="float">
            <text:p>0.000000</text:p>
          </table:table-cell>
          <table:table-cell/>
          <table:table-cell table:formula="of:=([.H$6]/[.H$5])^[.$A19]" office:value-type="float" office:value="0.000000000116415321826935" calcext:value-type="float">
            <text:p>0.000000</text:p>
          </table:table-cell>
          <table:table-cell table:formula="of:=(([.H$5]-[.H$6])/[.H$5])^([.H$4]-[.$A19])" office:value-type="float" office:value="0.060557663927189" calcext:value-type="float">
            <text:p>0.0606</text:p>
          </table:table-cell>
          <table:table-cell table:formula="of:=COMBIN([.H$4];[.$A19])" office:value-type="float" office:value="129024480" calcext:value-type="float">
            <text:p>129024480</text:p>
          </table:table-cell>
          <table:table-cell table:style-name="ce9" table:formula="of:=[.I19]*[.H19]*[.G19]" office:value-type="float" office:value="0.000909601931718681" calcext:value-type="float">
            <text:p>0.000910</text:p>
          </table:table-cell>
          <table:table-cell/>
          <table:table-cell table:formula="of:=([.M$6]/[.M$5])^[.$A19]" office:value-type="float" office:value="0.000000000116415321826935" calcext:value-type="float">
            <text:p>0.000000</text:p>
          </table:table-cell>
          <table:table-cell table:formula="of:=(([.M$5]-[.M$6])/[.M$5])^([.M$4]-[.$A19])" office:value-type="float" office:value="0.000844163966527797" calcext:value-type="float">
            <text:p>0.0008</text:p>
          </table:table-cell>
          <table:table-cell table:formula="of:=COMBIN([.M$4];[.$A19])" office:value-type="float" office:value="743595781824" calcext:value-type="float">
            <text:p>743595781824</text:p>
          </table:table-cell>
          <table:table-cell table:formula="of:=[.N19]*[.M19]*[.L19]" office:value-type="float" office:value="0.0730758491761384" calcext:value-type="float">
            <text:p>0.0730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table:formula="of:=([.C$6]/[.C$5])^[.$A20]" office:value-type="float" office:value="0.0000000000145519152283669" calcext:value-type="float">
            <text:p>0.0000</text:p>
          </table:table-cell>
          <table:table-cell table:style-name="ce5" table:formula="of:=(([.C$5]-[.C$6])/[.C$5])^([.C$4]-[.$A20])" office:value-type="float" office:value="0.586181640625" calcext:value-type="float">
            <text:p>0.5862</text:p>
          </table:table-cell>
          <table:table-cell table:style-name="ce8" table:formula="of:=COMBIN([.C$4];[.$A20])" office:value-type="float" office:value="1820" calcext:value-type="float">
            <text:p>1820</text:p>
          </table:table-cell>
          <table:table-cell table:style-name="ce12" table:formula="of:=[.D20]*[.C20]*[.B20]" office:value-type="float" office:value="0.000000015524719287896" calcext:value-type="float">
            <text:p>0.000000</text:p>
          </table:table-cell>
          <table:table-cell/>
          <table:table-cell table:formula="of:=([.H$6]/[.H$5])^[.$A20]" office:value-type="float" office:value="0.0000000000145519152283669" calcext:value-type="float">
            <text:p>0.000000</text:p>
          </table:table-cell>
          <table:table-cell table:formula="of:=(([.H$5]-[.H$6])/[.H$5])^([.H$4]-[.$A20])" office:value-type="float" office:value="0.0692087587739303" calcext:value-type="float">
            <text:p>0.0692</text:p>
          </table:table-cell>
          <table:table-cell table:formula="of:=COMBIN([.H$4];[.$A20])" office:value-type="float" office:value="225792840" calcext:value-type="float">
            <text:p>225792840</text:p>
          </table:table-cell>
          <table:table-cell table:style-name="ce9" table:formula="of:=[.I20]*[.H20]*[.G20]" office:value-type="float" office:value="0.00022740048292967" calcext:value-type="float">
            <text:p>0.000227</text:p>
          </table:table-cell>
          <table:table-cell/>
          <table:table-cell table:formula="of:=([.M$6]/[.M$5])^[.$A20]" office:value-type="float" office:value="0.0000000000145519152283669" calcext:value-type="float">
            <text:p>0.000000</text:p>
          </table:table-cell>
          <table:table-cell table:formula="of:=(([.M$5]-[.M$6])/[.M$5])^([.M$4]-[.$A20])" office:value-type="float" office:value="0.000964758818888911" calcext:value-type="float">
            <text:p>0.0010</text:p>
          </table:table-cell>
          <table:table-cell table:formula="of:=COMBIN([.M$4];[.$A20])" office:value-type="float" office:value="3284214703056" calcext:value-type="float">
            <text:p>3284214703056</text:p>
          </table:table-cell>
          <table:table-cell table:formula="of:=[.N20]*[.M20]*[.L20]" office:value-type="float" office:value="0.0461073810278016" calcext:value-type="float">
            <text:p>0.0461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table:formula="of:=([.C$6]/[.C$5])^[.$A21]" office:value-type="float" office:value="0.00000000000181898940354586" calcext:value-type="float">
            <text:p>0.0000</text:p>
          </table:table-cell>
          <table:table-cell table:style-name="ce5" table:formula="of:=(([.C$5]-[.C$6])/[.C$5])^([.C$4]-[.$A21])" office:value-type="float" office:value="0.669921875" calcext:value-type="float">
            <text:p>0.6699</text:p>
          </table:table-cell>
          <table:table-cell table:style-name="ce8" table:formula="of:=COMBIN([.C$4];[.$A21])" office:value-type="float" office:value="560" calcext:value-type="float">
            <text:p>560</text:p>
          </table:table-cell>
          <table:table-cell table:style-name="ce12" table:formula="of:=[.D21]*[.C21]*[.B21]" office:value-type="float" office:value="0.000000000682405243424001" calcext:value-type="float">
            <text:p>0.000000</text:p>
          </table:table-cell>
          <table:table-cell/>
          <table:table-cell table:formula="of:=([.H$6]/[.H$5])^[.$A21]" office:value-type="float" office:value="0.00000000000181898940354586" calcext:value-type="float">
            <text:p>0.000000</text:p>
          </table:table-cell>
          <table:table-cell table:formula="of:=(([.H$5]-[.H$6])/[.H$5])^([.H$4]-[.$A21])" office:value-type="float" office:value="0.0790957243130632" calcext:value-type="float">
            <text:p>0.0791</text:p>
          </table:table-cell>
          <table:table-cell table:formula="of:=COMBIN([.H$4];[.$A21])" office:value-type="float" office:value="347373600" calcext:value-type="float">
            <text:p>347373600</text:p>
          </table:table-cell>
          <table:table-cell table:style-name="ce9" table:formula="of:=[.I21]*[.H21]*[.G21]" office:value-type="float" office:value="0.000049978128116411" calcext:value-type="float">
            <text:p>0.000050</text:p>
          </table:table-cell>
          <table:table-cell/>
          <table:table-cell table:formula="of:=([.M$6]/[.M$5])^[.$A21]" office:value-type="float" office:value="0.00000000000181898940354586" calcext:value-type="float">
            <text:p>0.000000</text:p>
          </table:table-cell>
          <table:table-cell table:formula="of:=(([.M$5]-[.M$6])/[.M$5])^([.M$4]-[.$A21])" office:value-type="float" office:value="0.00110258150730161" calcext:value-type="float">
            <text:p>0.0011</text:p>
          </table:table-cell>
          <table:table-cell table:formula="of:=COMBIN([.M$4];[.$A21])" office:value-type="float" office:value="13136858812224" calcext:value-type="float">
            <text:p>13136858812224</text:p>
          </table:table-cell>
          <table:table-cell table:formula="of:=[.N21]*[.M21]*[.L21]" office:value-type="float" office:value="0.0263470748730295" calcext:value-type="float">
            <text:p>0.02634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table:formula="of:=([.C$6]/[.C$5])^[.$A22]" office:value-type="float" office:value="0.000000000000227373675443232" calcext:value-type="float">
            <text:p>0.0000</text:p>
          </table:table-cell>
          <table:table-cell table:style-name="ce5" table:formula="of:=(([.C$5]-[.C$6])/[.C$5])^([.C$4]-[.$A22])" office:value-type="float" office:value="0.765625" calcext:value-type="float">
            <text:p>0.7656</text:p>
          </table:table-cell>
          <table:table-cell table:style-name="ce8" table:formula="of:=COMBIN([.C$4];[.$A22])" office:value-type="float" office:value="120" calcext:value-type="float">
            <text:p>120</text:p>
          </table:table-cell>
          <table:table-cell table:style-name="ce12" table:formula="of:=[.D22]*[.C22]*[.B22]" office:value-type="float" office:value="0.0000000000208899564313469" calcext:value-type="float">
            <text:p>0.000000</text:p>
          </table:table-cell>
          <table:table-cell/>
          <table:table-cell table:formula="of:=([.H$6]/[.H$5])^[.$A22]" office:value-type="float" office:value="0.000000000000227373675443232" calcext:value-type="float">
            <text:p>0.000000</text:p>
          </table:table-cell>
          <table:table-cell table:formula="of:=(([.H$5]-[.H$6])/[.H$5])^([.H$4]-[.$A22])" office:value-type="float" office:value="0.0903951135006436" calcext:value-type="float">
            <text:p>0.0904</text:p>
          </table:table-cell>
          <table:table-cell table:formula="of:=COMBIN([.H$4];[.$A22])" office:value-type="float" office:value="471435600" calcext:value-type="float">
            <text:p>471435600</text:p>
          </table:table-cell>
          <table:table-cell table:style-name="ce9" table:formula="of:=[.I22]*[.H22]*[.G22]" office:value-type="float" office:value="0.00000968963708379397" calcext:value-type="float">
            <text:p>0.000010</text:p>
          </table:table-cell>
          <table:table-cell/>
          <table:table-cell table:formula="of:=([.M$6]/[.M$5])^[.$A22]" office:value-type="float" office:value="0.000000000000227373675443232" calcext:value-type="float">
            <text:p>0.000000</text:p>
          </table:table-cell>
          <table:table-cell table:formula="of:=(([.M$5]-[.M$6])/[.M$5])^([.M$4]-[.$A22])" office:value-type="float" office:value="0.00126009315120184" calcext:value-type="float">
            <text:p>0.0013</text:p>
          </table:table-cell>
          <table:table-cell table:formula="of:=COMBIN([.M$4];[.$A22])" office:value-type="float" office:value="47855699958816" calcext:value-type="float">
            <text:p>47855699958816</text:p>
          </table:table-cell>
          <table:table-cell table:formula="of:=[.N22]*[.M22]*[.L22]" office:value-type="float" office:value="0.0137112328420868" calcext:value-type="float">
            <text:p>0.01371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table:formula="of:=([.C$6]/[.C$5])^[.$A23]" office:value-type="float" office:value="0.000000000000028421709430404" calcext:value-type="float">
            <text:p>0.0000</text:p>
          </table:table-cell>
          <table:table-cell table:style-name="ce5" table:formula="of:=(([.C$5]-[.C$6])/[.C$5])^([.C$4]-[.$A23])" office:value-type="float" office:value="0.875" calcext:value-type="float">
            <text:p>0.8750</text:p>
          </table:table-cell>
          <table:table-cell table:style-name="ce8" table:formula="of:=COMBIN([.C$4];[.$A23])" office:value-type="float" office:value="16" calcext:value-type="float">
            <text:p>16</text:p>
          </table:table-cell>
          <table:table-cell table:style-name="ce12" table:formula="of:=[.D23]*[.C23]*[.B23]" office:value-type="float" office:value="0.000000000000397903932025656" calcext:value-type="float">
            <text:p>0.000000</text:p>
          </table:table-cell>
          <table:table-cell/>
          <table:table-cell table:formula="of:=([.H$6]/[.H$5])^[.$A23]" office:value-type="float" office:value="0.000000000000028421709430404" calcext:value-type="float">
            <text:p>0.000000</text:p>
          </table:table-cell>
          <table:table-cell table:formula="of:=(([.H$5]-[.H$6])/[.H$5])^([.H$4]-[.$A23])" office:value-type="float" office:value="0.103308701143593" calcext:value-type="float">
            <text:p>0.1033</text:p>
          </table:table-cell>
          <table:table-cell table:formula="of:=COMBIN([.H$4];[.$A23])" office:value-type="float" office:value="565722720" calcext:value-type="float">
            <text:p>565722720</text:p>
          </table:table-cell>
          <table:table-cell table:style-name="ce9" table:formula="of:=[.I23]*[.H23]*[.G23]" office:value-type="float" office:value="0.00000166108064293611" calcext:value-type="float">
            <text:p>0.000002</text:p>
          </table:table-cell>
          <table:table-cell/>
          <table:table-cell table:formula="of:=([.M$6]/[.M$5])^[.$A23]" office:value-type="float" office:value="0.000000000000028421709430404" calcext:value-type="float">
            <text:p>0.000000</text:p>
          </table:table-cell>
          <table:table-cell table:formula="of:=(([.M$5]-[.M$6])/[.M$5])^([.M$4]-[.$A23])" office:value-type="float" office:value="0.00144010645851639" calcext:value-type="float">
            <text:p>0.0014</text:p>
          </table:table-cell>
          <table:table-cell table:formula="of:=COMBIN([.M$4];[.$A23])" office:value-type="float" office:value="159518999862720" calcext:value-type="float">
            <text:p>159518999862720</text:p>
          </table:table-cell>
          <table:table-cell table:formula="of:=[.N23]*[.M23]*[.L23]" office:value-type="float" office:value="0.0065291584962318" calcext:value-type="float">
            <text:p>0.00652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table:formula="of:=([.C$6]/[.C$5])^[.$A24]" office:value-type="float" office:value="3.5527136788005E-015" calcext:value-type="float">
            <text:p>0.0000</text:p>
          </table:table-cell>
          <table:table-cell table:style-name="ce5" table:formula="of:=(([.C$5]-[.C$6])/[.C$5])^([.C$4]-[.$A24])" office:value-type="float" office:value="1" calcext:value-type="float">
            <text:p>1.0000</text:p>
          </table:table-cell>
          <table:table-cell table:style-name="ce8" table:formula="of:=COMBIN([.C$4];[.$A24])" office:value-type="float" office:value="1" calcext:value-type="float">
            <text:p>1</text:p>
          </table:table-cell>
          <table:table-cell table:style-name="ce12" table:formula="of:=[.D24]*[.C24]*[.B24]" office:value-type="float" office:value="3.5527136788005E-015" calcext:value-type="float">
            <text:p>0.000000</text:p>
          </table:table-cell>
          <table:table-cell/>
          <table:table-cell table:formula="of:=([.H$6]/[.H$5])^[.$A24]" office:value-type="float" office:value="3.5527136788005E-015" calcext:value-type="float">
            <text:p>0.000000</text:p>
          </table:table-cell>
          <table:table-cell table:formula="of:=(([.H$5]-[.H$6])/[.H$5])^([.H$4]-[.$A24])" office:value-type="float" office:value="0.118067087021249" calcext:value-type="float">
            <text:p>0.1181</text:p>
          </table:table-cell>
          <table:table-cell table:formula="of:=COMBIN([.H$4];[.$A24])" office:value-type="float" office:value="601080390" calcext:value-type="float">
            <text:p>601080390</text:p>
          </table:table-cell>
          <table:table-cell table:formula="of:=[.I24]*[.H24]*[.G24]" office:value-type="float" office:value="0.000000252128311874231" calcext:value-type="float">
            <text:p>0.000000</text:p>
          </table:table-cell>
          <table:table-cell/>
          <table:table-cell table:formula="of:=([.M$6]/[.M$5])^[.$A24]" office:value-type="float" office:value="3.5527136788005E-015" calcext:value-type="float">
            <text:p>0.000000</text:p>
          </table:table-cell>
          <table:table-cell table:formula="of:=(([.M$5]-[.M$6])/[.M$5])^([.M$4]-[.$A24])" office:value-type="float" office:value="0.00164583595259016" calcext:value-type="float">
            <text:p>0.0016</text:p>
          </table:table-cell>
          <table:table-cell table:formula="of:=COMBIN([.M$4];[.$A24])" office:value-type="float" office:value="488526937079580" calcext:value-type="float">
            <text:p>488526937079580</text:p>
          </table:table-cell>
          <table:table-cell table:formula="of:=[.N24]*[.M24]*[.L24]" office:value-type="float" office:value="0.00285650684210141" calcext:value-type="float">
            <text:p>0.00285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5"/>
          <table:table-cell table:formula="of:=([.H$6]/[.H$5])^[.$A25]" office:value-type="float" office:value="4.44089209850063E-016" calcext:value-type="float">
            <text:p>0.000000</text:p>
          </table:table-cell>
          <table:table-cell table:formula="of:=(([.H$5]-[.H$6])/[.H$5])^([.H$4]-[.$A25])" office:value-type="float" office:value="0.13493381373857" calcext:value-type="float">
            <text:p>0.1349</text:p>
          </table:table-cell>
          <table:table-cell table:formula="of:=COMBIN([.H$4];[.$A25])" office:value-type="float" office:value="565722720" calcext:value-type="float">
            <text:p>565722720</text:p>
          </table:table-cell>
          <table:table-cell table:formula="of:=[.I25]*[.H25]*[.G25]" office:value-type="float" office:value="0.0000000338996049578798" calcext:value-type="float">
            <text:p>0.000000</text:p>
          </table:table-cell>
          <table:table-cell/>
          <table:table-cell table:formula="of:=([.M$6]/[.M$5])^[.$A25]" office:value-type="float" office:value="4.44089209850063E-016" calcext:value-type="float">
            <text:p>0.000000</text:p>
          </table:table-cell>
          <table:table-cell table:formula="of:=(([.M$5]-[.M$6])/[.M$5])^([.M$4]-[.$A25])" office:value-type="float" office:value="0.00188095537438876" calcext:value-type="float">
            <text:p>0.0019</text:p>
          </table:table-cell>
          <table:table-cell table:formula="of:=COMBIN([.M$4];[.$A25])" office:value-type="float" office:value="1.37937017528352E+015" calcext:value-type="float">
            <text:p>1379370175283521</text:p>
          </table:table-cell>
          <table:table-cell table:formula="of:=[.N25]*[.M25]*[.L25]" office:value-type="float" office:value="0.00115220444051149" calcext:value-type="float">
            <text:p>0.00115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5"/>
          <table:table-cell table:formula="of:=([.H$6]/[.H$5])^[.$A26]" office:value-type="float" office:value="5.55111512312578E-017" calcext:value-type="float">
            <text:p>0.000000</text:p>
          </table:table-cell>
          <table:table-cell table:formula="of:=(([.H$5]-[.H$6])/[.H$5])^([.H$4]-[.$A26])" office:value-type="float" office:value="0.15421007284408" calcext:value-type="float">
            <text:p>0.1542</text:p>
          </table:table-cell>
          <table:table-cell table:formula="of:=COMBIN([.H$4];[.$A26])" office:value-type="float" office:value="471435600" calcext:value-type="float">
            <text:p>471435600</text:p>
          </table:table-cell>
          <table:table-cell table:formula="of:=[.I26]*[.H26]*[.G26]" office:value-type="float" office:value="0.00000000403566725689045" calcext:value-type="float">
            <text:p>0.000000</text:p>
          </table:table-cell>
          <table:table-cell/>
          <table:table-cell table:formula="of:=([.M$6]/[.M$5])^[.$A26]" office:value-type="float" office:value="5.55111512312578E-017" calcext:value-type="float">
            <text:p>0.000000</text:p>
          </table:table-cell>
          <table:table-cell table:formula="of:=(([.M$5]-[.M$6])/[.M$5])^([.M$4]-[.$A26])" office:value-type="float" office:value="0.00214966328501572" calcext:value-type="float">
            <text:p>0.0021</text:p>
          </table:table-cell>
          <table:table-cell table:formula="of:=COMBIN([.M$4];[.$A26])" office:value-type="float" office:value="3601688791018077" calcext:value-type="float">
            <text:p>3601688791018077</text:p>
          </table:table-cell>
          <table:table-cell table:formula="of:=[.N26]*[.M26]*[.L26]" office:value-type="float" office:value="0.00042979054527016" calcext:value-type="float">
            <text:p>0.00043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5"/>
          <table:table-cell table:formula="of:=([.H$6]/[.H$5])^[.$A27]" office:value-type="float" office:value="6.93889390390723E-018" calcext:value-type="float">
            <text:p>0.000000</text:p>
          </table:table-cell>
          <table:table-cell table:formula="of:=(([.H$5]-[.H$6])/[.H$5])^([.H$4]-[.$A27])" office:value-type="float" office:value="0.176240083250377" calcext:value-type="float">
            <text:p>0.1762</text:p>
          </table:table-cell>
          <table:table-cell table:formula="of:=COMBIN([.H$4];[.$A27])" office:value-type="float" office:value="347373600" calcext:value-type="float">
            <text:p>347373600</text:p>
          </table:table-cell>
          <table:table-cell table:formula="of:=[.I27]*[.H27]*[.G27]" office:value-type="float" office:value="0.000000000424807079672679" calcext:value-type="float">
            <text:p>0.000000</text:p>
          </table:table-cell>
          <table:table-cell/>
          <table:table-cell table:formula="of:=([.M$6]/[.M$5])^[.$A27]" office:value-type="float" office:value="6.93889390390723E-018" calcext:value-type="float">
            <text:p>0.000000</text:p>
          </table:table-cell>
          <table:table-cell table:formula="of:=(([.M$5]-[.M$6])/[.M$5])^([.M$4]-[.$A27])" office:value-type="float" office:value="0.00245675804001797" calcext:value-type="float">
            <text:p>0.0025</text:p>
          </table:table-cell>
          <table:table-cell table:formula="of:=COMBIN([.M$4];[.$A27])" office:value-type="float" office:value="8719878125622721" calcext:value-type="float">
            <text:p>8719878125622721</text:p>
          </table:table-cell>
          <table:table-cell table:formula="of:=[.N27]*[.M27]*[.L27]" office:value-type="float" office:value="0.00014864936152201" calcext:value-type="float">
            <text:p>0.00014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5"/>
          <table:table-cell table:formula="of:=([.H$6]/[.H$5])^[.$A28]" office:value-type="float" office:value="8.67361737988404E-019" calcext:value-type="float">
            <text:p>0.000000</text:p>
          </table:table-cell>
          <table:table-cell table:formula="of:=(([.H$5]-[.H$6])/[.H$5])^([.H$4]-[.$A28])" office:value-type="float" office:value="0.201417238000431" calcext:value-type="float">
            <text:p>0.2014</text:p>
          </table:table-cell>
          <table:table-cell table:formula="of:=COMBIN([.H$4];[.$A28])" office:value-type="float" office:value="225792840" calcext:value-type="float">
            <text:p>225792840</text:p>
          </table:table-cell>
          <table:table-cell table:formula="of:=[.I28]*[.H28]*[.G28]" office:value-type="float" office:value="0.0000000000394463716838916" calcext:value-type="float">
            <text:p>0.000000</text:p>
          </table:table-cell>
          <table:table-cell/>
          <table:table-cell table:formula="of:=([.M$6]/[.M$5])^[.$A28]" office:value-type="float" office:value="8.67361737988404E-019" calcext:value-type="float">
            <text:p>0.000000</text:p>
          </table:table-cell>
          <table:table-cell table:formula="of:=(([.M$5]-[.M$6])/[.M$5])^([.M$4]-[.$A28])" office:value-type="float" office:value="0.00280772347430625" calcext:value-type="float">
            <text:p>0.0028</text:p>
          </table:table-cell>
          <table:table-cell table:formula="of:=COMBIN([.M$4];[.$A28])" office:value-type="float" office:value="1.96197257826511E+016" calcext:value-type="float">
            <text:p>19619725782651100</text:p>
          </table:table-cell>
          <table:table-cell table:formula="of:=[.N28]*[.M28]*[.L28]" office:value-type="float" office:value="0.0000477801519177891" calcext:value-type="float">
            <text:p>0.00004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5"/>
          <table:table-cell table:formula="of:=([.H$6]/[.H$5])^[.$A29]" office:value-type="float" office:value="1.0842021724855E-019" calcext:value-type="float">
            <text:p>0.000000</text:p>
          </table:table-cell>
          <table:table-cell table:formula="of:=(([.H$5]-[.H$6])/[.H$5])^([.H$4]-[.$A29])" office:value-type="float" office:value="0.23019112914335" calcext:value-type="float">
            <text:p>0.2302</text:p>
          </table:table-cell>
          <table:table-cell table:formula="of:=COMBIN([.H$4];[.$A29])" office:value-type="float" office:value="129024480" calcext:value-type="float">
            <text:p>129024480</text:p>
          </table:table-cell>
          <table:table-cell table:formula="of:=[.I29]*[.H29]*[.G29]" office:value-type="float" office:value="0.00000000000322011197419524" calcext:value-type="float">
            <text:p>0.000000</text:p>
          </table:table-cell>
          <table:table-cell/>
          <table:table-cell table:formula="of:=([.M$6]/[.M$5])^[.$A29]" office:value-type="float" office:value="1.0842021724855E-019" calcext:value-type="float">
            <text:p>0.000000</text:p>
          </table:table-cell>
          <table:table-cell table:formula="of:=(([.M$5]-[.M$6])/[.M$5])^([.M$4]-[.$A29])" office:value-type="float" office:value="0.00320882682777857" calcext:value-type="float">
            <text:p>0.0032</text:p>
          </table:table-cell>
          <table:table-cell table:formula="of:=COMBIN([.M$4];[.$A29])" office:value-type="float" office:value="4.11079968779357E+016" calcext:value-type="float">
            <text:p>41107996877935700</text:p>
          </table:table-cell>
          <table:table-cell table:formula="of:=[.N29]*[.M29]*[.L29]" office:value-type="float" office:value="0.0000143015420706307" calcext:value-type="float">
            <text:p>0.00001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5"/>
          <table:table-cell table:formula="of:=([.H$6]/[.H$5])^[.$A30]" office:value-type="float" office:value="1.35525271560688E-020" calcext:value-type="float">
            <text:p>0.000000</text:p>
          </table:table-cell>
          <table:table-cell table:formula="of:=(([.H$5]-[.H$6])/[.H$5])^([.H$4]-[.$A30])" office:value-type="float" office:value="0.263075576163828" calcext:value-type="float">
            <text:p>0.2631</text:p>
          </table:table-cell>
          <table:table-cell table:formula="of:=COMBIN([.H$4];[.$A30])" office:value-type="float" office:value="64512240" calcext:value-type="float">
            <text:p>64512240</text:p>
          </table:table-cell>
          <table:table-cell table:formula="of:=[.I30]*[.H30]*[.G30]" office:value-type="float" office:value="0.000000000000230007998156803" calcext:value-type="float">
            <text:p>0.000000</text:p>
          </table:table-cell>
          <table:table-cell/>
          <table:table-cell table:formula="of:=([.M$6]/[.M$5])^[.$A30]" office:value-type="float" office:value="1.35525271560688E-020" calcext:value-type="float">
            <text:p>0.000000</text:p>
          </table:table-cell>
          <table:table-cell table:formula="of:=(([.M$5]-[.M$6])/[.M$5])^([.M$4]-[.$A30])" office:value-type="float" office:value="0.00366723066031837" calcext:value-type="float">
            <text:p>0.0037</text:p>
          </table:table-cell>
          <table:table-cell table:formula="of:=COMBIN([.M$4];[.$A30])" office:value-type="float" office:value="8.03474484432379E+016" calcext:value-type="float">
            <text:p>80347448443237900</text:p>
          </table:table-cell>
          <table:table-cell table:formula="of:=[.N30]*[.M30]*[.L30]" office:value-type="float" office:value="0.00000399328772102027" calcext:value-type="float">
            <text:p>0.00000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5"/>
          <table:table-cell table:formula="of:=([.H$6]/[.H$5])^[.$A31]" office:value-type="float" office:value="1.6940658945086E-021" calcext:value-type="float">
            <text:p>0.000000</text:p>
          </table:table-cell>
          <table:table-cell table:formula="of:=(([.H$5]-[.H$6])/[.H$5])^([.H$4]-[.$A31])" office:value-type="float" office:value="0.30065780133009" calcext:value-type="float">
            <text:p>0.3007</text:p>
          </table:table-cell>
          <table:table-cell table:formula="of:=COMBIN([.H$4];[.$A31])" office:value-type="float" office:value="28048800" calcext:value-type="float">
            <text:p>28048800</text:p>
          </table:table-cell>
          <table:table-cell table:formula="of:=[.I31]*[.H31]*[.G31]" office:value-type="float" office:value="0.0000000000000142862110656399" calcext:value-type="float">
            <text:p>0.000000</text:p>
          </table:table-cell>
          <table:table-cell/>
          <table:table-cell table:formula="of:=([.M$6]/[.M$5])^[.$A31]" office:value-type="float" office:value="1.6940658945086E-021" calcext:value-type="float">
            <text:p>0.000000</text:p>
          </table:table-cell>
          <table:table-cell table:formula="of:=(([.M$5]-[.M$6])/[.M$5])^([.M$4]-[.$A31])" office:value-type="float" office:value="0.00419112075464956" calcext:value-type="float">
            <text:p>0.0042</text:p>
          </table:table-cell>
          <table:table-cell table:formula="of:=COMBIN([.M$4];[.$A31])" office:value-type="float" office:value="1.46721427592E+017" calcext:value-type="float">
            <text:p>146721427592000000</text:p>
          </table:table-cell>
          <table:table-cell table:formula="of:=[.N31]*[.M31]*[.L31]" office:value-type="float" office:value="0.00000104172723157051" calcext:value-type="float">
            <text:p>0.00000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5"/>
          <table:table-cell table:formula="of:=([.H$6]/[.H$5])^[.$A32]" office:value-type="float" office:value="2.11758236813575E-022" calcext:value-type="float">
            <text:p>0.000000</text:p>
          </table:table-cell>
          <table:table-cell table:formula="of:=(([.H$5]-[.H$6])/[.H$5])^([.H$4]-[.$A32])" office:value-type="float" office:value="0.343608915805817" calcext:value-type="float">
            <text:p>0.3436</text:p>
          </table:table-cell>
          <table:table-cell table:formula="of:=COMBIN([.H$4];[.$A32])" office:value-type="float" office:value="10518300" calcext:value-type="float">
            <text:p>10518300</text:p>
          </table:table-cell>
          <table:table-cell table:formula="of:=[.I32]*[.H32]*[.G32]" office:value-type="float" office:value="7.65332735659281E-016" calcext:value-type="float">
            <text:p>0.000000</text:p>
          </table:table-cell>
          <table:table-cell/>
          <table:table-cell table:formula="of:=([.M$6]/[.M$5])^[.$A32]" office:value-type="float" office:value="2.11758236813575E-022" calcext:value-type="float">
            <text:p>0.000000</text:p>
          </table:table-cell>
          <table:table-cell table:formula="of:=(([.M$5]-[.M$6])/[.M$5])^([.M$4]-[.$A32])" office:value-type="float" office:value="0.00478985229102807" calcext:value-type="float">
            <text:p>0.0048</text:p>
          </table:table-cell>
          <table:table-cell table:formula="of:=COMBIN([.M$4];[.$A32])" office:value-type="float" office:value="2.50649105469666E+017" calcext:value-type="float">
            <text:p>250649105469666000</text:p>
          </table:table-cell>
          <table:table-cell table:style-name="ce12" table:formula="of:=[.N32]*[.M32]*[.L32]" office:value-type="float" office:value="0.00000025423105056185" calcext:value-type="float">
            <text:p>0.00000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5"/>
          <table:table-cell table:formula="of:=([.H$6]/[.H$5])^[.$A33]" office:value-type="float" office:value="2.64697796016969E-023" calcext:value-type="float">
            <text:p>0.000000</text:p>
          </table:table-cell>
          <table:table-cell table:formula="of:=(([.H$5]-[.H$6])/[.H$5])^([.H$4]-[.$A33])" office:value-type="float" office:value="0.392695903778076" calcext:value-type="float">
            <text:p>0.3927</text:p>
          </table:table-cell>
          <table:table-cell table:formula="of:=COMBIN([.H$4];[.$A33])" office:value-type="float" office:value="3365856" calcext:value-type="float">
            <text:p>3365856</text:p>
          </table:table-cell>
          <table:table-cell table:formula="of:=[.I33]*[.H33]*[.G33]" office:value-type="float" office:value="3.49866393444243E-017" calcext:value-type="float">
            <text:p>0.000000</text:p>
          </table:table-cell>
          <table:table-cell/>
          <table:table-cell table:formula="of:=([.M$6]/[.M$5])^[.$A33]" office:value-type="float" office:value="2.64697796016969E-023" calcext:value-type="float">
            <text:p>0.000000</text:p>
          </table:table-cell>
          <table:table-cell table:formula="of:=(([.M$5]-[.M$6])/[.M$5])^([.M$4]-[.$A33])" office:value-type="float" office:value="0.00547411690403208" calcext:value-type="float">
            <text:p>0.0055</text:p>
          </table:table-cell>
          <table:table-cell table:formula="of:=COMBIN([.M$4];[.$A33])" office:value-type="float" office:value="4.01038568751466E+017" calcext:value-type="float">
            <text:p>401038568751466000</text:p>
          </table:table-cell>
          <table:table-cell table:style-name="ce12" table:formula="of:=[.N33]*[.M33]*[.L33]" office:value-type="float" office:value="0.000000058109954414137" calcext:value-type="float">
            <text:p>0.0000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5"/>
          <table:table-cell table:formula="of:=([.H$6]/[.H$5])^[.$A34]" office:value-type="float" office:value="3.30872245021211E-024" calcext:value-type="float">
            <text:p>0.000000</text:p>
          </table:table-cell>
          <table:table-cell table:formula="of:=(([.H$5]-[.H$6])/[.H$5])^([.H$4]-[.$A34])" office:value-type="float" office:value="0.448795318603516" calcext:value-type="float">
            <text:p>0.4488</text:p>
          </table:table-cell>
          <table:table-cell table:formula="of:=COMBIN([.H$4];[.$A34])" office:value-type="float" office:value="906192" calcext:value-type="float">
            <text:p>906192</text:p>
          </table:table-cell>
          <table:table-cell table:formula="of:=[.I34]*[.H34]*[.G34]" office:value-type="float" office:value="1.34563997478555E-018" calcext:value-type="float">
            <text:p>0.000000</text:p>
          </table:table-cell>
          <table:table-cell/>
          <table:table-cell table:formula="of:=([.M$6]/[.M$5])^[.$A34]" office:value-type="float" office:value="3.30872245021211E-024" calcext:value-type="float">
            <text:p>0.000000</text:p>
          </table:table-cell>
          <table:table-cell table:formula="of:=(([.M$5]-[.M$6])/[.M$5])^([.M$4]-[.$A34])" office:value-type="float" office:value="0.00625613360460809" calcext:value-type="float">
            <text:p>0.0063</text:p>
          </table:table-cell>
          <table:table-cell table:formula="of:=COMBIN([.M$4];[.$A34])" office:value-type="float" office:value="6.01557853127199E+017" calcext:value-type="float">
            <text:p>601557853127199000</text:p>
          </table:table-cell>
          <table:table-cell table:style-name="ce12" table:formula="of:=[.N34]*[.M34]*[.L34]" office:value-type="float" office:value="0.0000000124521330887437" calcext:value-type="float">
            <text:p>0.00000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5"/>
          <table:table-cell table:formula="of:=([.H$6]/[.H$5])^[.$A35]" office:value-type="float" office:value="4.13590306276514E-025" calcext:value-type="float">
            <text:p>0.000000</text:p>
          </table:table-cell>
          <table:table-cell table:formula="of:=(([.H$5]-[.H$6])/[.H$5])^([.H$4]-[.$A35])" office:value-type="float" office:value="0.512908935546875" calcext:value-type="float">
            <text:p>0.5129</text:p>
          </table:table-cell>
          <table:table-cell table:formula="of:=COMBIN([.H$4];[.$A35])" office:value-type="float" office:value="201376" calcext:value-type="float">
            <text:p>201376</text:p>
          </table:table-cell>
          <table:table-cell table:formula="of:=[.I35]*[.H35]*[.G35]" office:value-type="float" office:value="4.27187293582714E-020" calcext:value-type="float">
            <text:p>0.000000</text:p>
          </table:table-cell>
          <table:table-cell/>
          <table:table-cell table:formula="of:=([.M$6]/[.M$5])^[.$A35]" office:value-type="float" office:value="4.13590306276514E-025" calcext:value-type="float">
            <text:p>0.000000</text:p>
          </table:table-cell>
          <table:table-cell table:formula="of:=(([.M$5]-[.M$6])/[.M$5])^([.M$4]-[.$A35])" office:value-type="float" office:value="0.00714986697669496" calcext:value-type="float">
            <text:p>0.0071</text:p>
          </table:table-cell>
          <table:table-cell table:formula="of:=COMBIN([.M$4];[.$A35])" office:value-type="float" office:value="8.46636978475317E+017" calcext:value-type="float">
            <text:p>846636978475317000</text:p>
          </table:table-cell>
          <table:table-cell table:style-name="ce12" table:formula="of:=[.N35]*[.M35]*[.L35]" office:value-type="float" office:value="0.0000000025036034781601" calcext:value-type="float">
            <text:p>0.00000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5"/>
          <table:table-cell table:formula="of:=([.H$6]/[.H$5])^[.$A36]" office:value-type="float" office:value="5.16987882845642E-026" calcext:value-type="float">
            <text:p>0.000000</text:p>
          </table:table-cell>
          <table:table-cell table:formula="of:=(([.H$5]-[.H$6])/[.H$5])^([.H$4]-[.$A36])" office:value-type="float" office:value="0.586181640625" calcext:value-type="float">
            <text:p>0.5862</text:p>
          </table:table-cell>
          <table:table-cell table:formula="of:=COMBIN([.H$4];[.$A36])" office:value-type="float" office:value="35960" calcext:value-type="float">
            <text:p>35960</text:p>
          </table:table-cell>
          <table:table-cell table:formula="of:=[.I36]*[.H36]*[.G36]" office:value-type="float" office:value="1.08976350403754E-021" calcext:value-type="float">
            <text:p>0.000000</text:p>
          </table:table-cell>
          <table:table-cell/>
          <table:table-cell table:formula="of:=([.M$6]/[.M$5])^[.$A36]" office:value-type="float" office:value="5.16987882845642E-026" calcext:value-type="float">
            <text:p>0.000000</text:p>
          </table:table-cell>
          <table:table-cell table:formula="of:=(([.M$5]-[.M$6])/[.M$5])^([.M$4]-[.$A36])" office:value-type="float" office:value="0.00817127654479424" calcext:value-type="float">
            <text:p>0.0082</text:p>
          </table:table-cell>
          <table:table-cell table:formula="of:=COMBIN([.M$4];[.$A36])" office:value-type="float" office:value="1.11877029298524E+018" calcext:value-type="float">
            <text:p>1118770292985240000</text:p>
          </table:table-cell>
          <table:table-cell table:style-name="ce12" table:formula="of:=[.N36]*[.M36]*[.L36]" office:value-type="float" office:value="0.000000000472619023938386" calcext:value-type="float">
            <text:p>0.0000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5"/>
          <table:table-cell table:formula="of:=([.H$6]/[.H$5])^[.$A37]" office:value-type="float" office:value="6.46234853557053E-027" calcext:value-type="float">
            <text:p>0.000000</text:p>
          </table:table-cell>
          <table:table-cell table:formula="of:=(([.H$5]-[.H$6])/[.H$5])^([.H$4]-[.$A37])" office:value-type="float" office:value="0.669921875" calcext:value-type="float">
            <text:p>0.6699</text:p>
          </table:table-cell>
          <table:table-cell table:formula="of:=COMBIN([.H$4];[.$A37])" office:value-type="float" office:value="4960" calcext:value-type="float">
            <text:p>4960</text:p>
          </table:table-cell>
          <table:table-cell table:formula="of:=[.I37]*[.H37]*[.G37]" office:value-type="float" office:value="2.14731724933505E-023" calcext:value-type="float">
            <text:p>0.000000</text:p>
          </table:table-cell>
          <table:table-cell/>
          <table:table-cell table:formula="of:=([.M$6]/[.M$5])^[.$A37]" office:value-type="float" office:value="6.46234853557053E-027" calcext:value-type="float">
            <text:p>0.000000</text:p>
          </table:table-cell>
          <table:table-cell table:formula="of:=(([.M$5]-[.M$6])/[.M$5])^([.M$4]-[.$A37])" office:value-type="float" office:value="0.00933860176547913" calcext:value-type="float">
            <text:p>0.0093</text:p>
          </table:table-cell>
          <table:table-cell table:formula="of:=COMBIN([.M$4];[.$A37])" office:value-type="float" office:value="1.3888182947403E+018" calcext:value-type="float">
            <text:p>1388818294740300000</text:p>
          </table:table-cell>
          <table:table-cell table:style-name="ce12" table:formula="of:=[.N37]*[.M37]*[.L37]" office:value-type="float" office:value="0.0000000000838142111417827" calcext:value-type="float">
            <text:p>0.0000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5"/>
          <table:table-cell table:formula="of:=([.H$6]/[.H$5])^[.$A38]" office:value-type="float" office:value="8.07793566946316E-028" calcext:value-type="float">
            <text:p>0.000000</text:p>
          </table:table-cell>
          <table:table-cell table:formula="of:=(([.H$5]-[.H$6])/[.H$5])^([.H$4]-[.$A38])" office:value-type="float" office:value="0.765625" calcext:value-type="float">
            <text:p>0.7656</text:p>
          </table:table-cell>
          <table:table-cell table:formula="of:=COMBIN([.H$4];[.$A38])" office:value-type="float" office:value="496" calcext:value-type="float">
            <text:p>496</text:p>
          </table:table-cell>
          <table:table-cell table:formula="of:=[.I38]*[.H38]*[.G38]" office:value-type="float" office:value="3.06759607047864E-025" calcext:value-type="float">
            <text:p>0.000000</text:p>
          </table:table-cell>
          <table:table-cell/>
          <table:table-cell table:formula="of:=([.M$6]/[.M$5])^[.$A38]" office:value-type="float" office:value="8.07793566946316E-028" calcext:value-type="float">
            <text:p>0.000000</text:p>
          </table:table-cell>
          <table:table-cell table:formula="of:=(([.M$5]-[.M$6])/[.M$5])^([.M$4]-[.$A38])" office:value-type="float" office:value="0.0106726877319762" calcext:value-type="float">
            <text:p>0.0107</text:p>
          </table:table-cell>
          <table:table-cell table:formula="of:=COMBIN([.M$4];[.$A38])" office:value-type="float" office:value="1.62028801053035E+018" calcext:value-type="float">
            <text:p>1620288010530350000</text:p>
          </table:table-cell>
          <table:table-cell table:style-name="ce12" table:formula="of:=[.N38]*[.M38]*[.L38]" office:value-type="float" office:value="0.0000000000139690351902971" calcext:value-type="float">
            <text:p>0.00000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5"/>
          <table:table-cell table:formula="of:=([.H$6]/[.H$5])^[.$A39]" office:value-type="float" office:value="1.0097419586829E-028" calcext:value-type="float">
            <text:p>0.000000</text:p>
          </table:table-cell>
          <table:table-cell table:formula="of:=(([.H$5]-[.H$6])/[.H$5])^([.H$4]-[.$A39])" office:value-type="float" office:value="0.875" calcext:value-type="float">
            <text:p>0.8750</text:p>
          </table:table-cell>
          <table:table-cell table:formula="of:=COMBIN([.H$4];[.$A39])" office:value-type="float" office:value="32" calcext:value-type="float">
            <text:p>32</text:p>
          </table:table-cell>
          <table:table-cell table:formula="of:=[.I39]*[.H39]*[.G39]" office:value-type="float" office:value="2.82727748431211E-027" calcext:value-type="float">
            <text:p>0.000000</text:p>
          </table:table-cell>
          <table:table-cell/>
          <table:table-cell table:formula="of:=([.M$6]/[.M$5])^[.$A39]" office:value-type="float" office:value="1.0097419586829E-028" calcext:value-type="float">
            <text:p>0.000000</text:p>
          </table:table-cell>
          <table:table-cell table:formula="of:=(([.M$5]-[.M$6])/[.M$5])^([.M$4]-[.$A39])" office:value-type="float" office:value="0.0121973574079727" calcext:value-type="float">
            <text:p>0.0122</text:p>
          </table:table-cell>
          <table:table-cell table:formula="of:=COMBIN([.M$4];[.$A39])" office:value-type="float" office:value="1.77709007606554E+018" calcext:value-type="float">
            <text:p>1777090076065540000</text:p>
          </table:table-cell>
          <table:table-cell table:style-name="ce12" table:formula="of:=[.N39]*[.M39]*[.L39]" office:value-type="float" office:value="0.00000000000218869675792674" calcext:value-type="float">
            <text:p>0.00000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5"/>
          <table:table-cell table:formula="of:=([.H$6]/[.H$5])^[.$A40]" office:value-type="float" office:value="1.26217744835362E-029" calcext:value-type="float">
            <text:p>0.000000</text:p>
          </table:table-cell>
          <table:table-cell table:formula="of:=(([.H$5]-[.H$6])/[.H$5])^([.H$4]-[.$A40])" office:value-type="float" office:value="1" calcext:value-type="float">
            <text:p>1.0000</text:p>
          </table:table-cell>
          <table:table-cell table:formula="of:=COMBIN([.H$4];[.$A40])" office:value-type="float" office:value="1" calcext:value-type="float">
            <text:p>1</text:p>
          </table:table-cell>
          <table:table-cell table:formula="of:=[.I40]*[.H40]*[.G40]" office:value-type="float" office:value="1.26217744835362E-029" calcext:value-type="float">
            <text:p>0.000000</text:p>
          </table:table-cell>
          <table:table-cell/>
          <table:table-cell table:formula="of:=([.M$6]/[.M$5])^[.$A40]" office:value-type="float" office:value="1.26217744835362E-029" calcext:value-type="float">
            <text:p>0.000000</text:p>
          </table:table-cell>
          <table:table-cell table:formula="of:=(([.M$5]-[.M$6])/[.M$5])^([.M$4]-[.$A40])" office:value-type="float" office:value="0.0139398370376831" calcext:value-type="float">
            <text:p>0.0139</text:p>
          </table:table-cell>
          <table:table-cell table:formula="of:=COMBIN([.M$4];[.$A40])" office:value-type="float" office:value="1.83262414094259E+018" calcext:value-type="float">
            <text:p>1832624140942590000</text:p>
          </table:table-cell>
          <table:table-cell table:style-name="ce12" table:formula="of:=[.N40]*[.M40]*[.L40]" office:value-type="float" office:value="0.000000000000322441933087421" calcext:value-type="float">
            <text:p>0.000000</text:p>
          </table:table-cell>
        </table:table-row>
      </table:table>
      <table:table table:name="Question 3" table:style-name="ta1" table:print-ranges="'Question 3'.A1:'Question 3'.T28">
        <table:table-column table:style-name="co17" table:default-cell-style-name="ce3"/>
        <table:table-column table:style-name="co22" table:default-cell-style-name="ce5"/>
        <table:table-column table:style-name="co25" table:default-cell-style-name="ce5"/>
        <table:table-column table:style-name="co17" table:default-cell-style-name="ce8"/>
        <table:table-column table:style-name="co17" table:default-cell-style-name="ce9"/>
        <table:table-column table:style-name="co26" table:default-cell-style-name="Default"/>
        <table:table-column table:style-name="co17" table:default-cell-style-name="ce11"/>
        <table:table-column table:style-name="co17" table:default-cell-style-name="ce5"/>
        <table:table-column table:style-name="co20" table:default-cell-style-name="ce8"/>
        <table:table-column table:style-name="co17" table:default-cell-style-name="ce9"/>
        <table:table-column table:style-name="co26" table:default-cell-style-name="Default"/>
        <table:table-column table:style-name="co17" table:default-cell-style-name="ce11"/>
        <table:table-column table:style-name="co17" table:default-cell-style-name="ce5"/>
        <table:table-column table:style-name="co17" table:default-cell-style-name="ce8"/>
        <table:table-column table:style-name="co17" table:default-cell-style-name="ce9"/>
        <table:table-column table:style-name="co27" table:default-cell-style-name="Default"/>
        <table:table-column table:style-name="co17" table:default-cell-style-name="ce11"/>
        <table:table-column table:style-name="co17" table:default-cell-style-name="ce5"/>
        <table:table-column table:style-name="co28" table:default-cell-style-name="ce8"/>
        <table:table-column table:style-name="co17" table:default-cell-style-name="ce9"/>
        <table:table-row table:style-name="ro2">
          <table:table-cell table:style-name="Default" office:value-type="string" calcext:value-type="string">
            <text:p>Like Question 1 but with M = 65536 and various N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 table:number-rows-repeated="2"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 table:style-name="Default"/>
          <table:table-cell table:style-name="ce4" office:value-type="string" calcext:value-type="string">
            <text:p>L = M/N</text:p>
          </table:table-cell>
          <table:table-cell table:style-name="ce4" office:value-type="float" office:value="64" calcext:value-type="float">
            <text:p>64</text:p>
          </table:table-cell>
          <table:table-cell table:style-name="ce7" office:value-type="string" calcext:value-type="string" table:number-columns-spanned="2" table:number-rows-spanned="3">
            <text:p><text:span text:style-name="T1">One would like to see Δ</text:span></text:p>
            <text:p><text:span text:style-name="T1">In exactly 1 minibatches</text:span></text:p>
          </table:table-cell>
          <table:covered-table-cell table:style-name="Default"/>
          <table:table-cell/>
          <table:table-cell table:style-name="ce4" office:value-type="string" calcext:value-type="string">
            <text:p>L = M/N</text:p>
          </table:table-cell>
          <table:table-cell table:style-name="ce4" office:value-type="float" office:value="128" calcext:value-type="float">
            <text:p>128</text:p>
          </table:table-cell>
          <table:table-cell table:style-name="ce7" office:value-type="string" calcext:value-type="string" table:number-columns-spanned="2" table:number-rows-spanned="3">
            <text:p><text:span text:style-name="T1">One would like to see Δ</text:span></text:p>
            <text:p><text:span text:style-name="T1">In exactly 1 minibatches</text:span></text:p>
          </table:table-cell>
          <table:covered-table-cell table:style-name="Default"/>
          <table:table-cell/>
          <table:table-cell table:style-name="ce4" office:value-type="string" calcext:value-type="string">
            <text:p>L = M/N</text:p>
          </table:table-cell>
          <table:table-cell table:style-name="ce4" office:value-type="float" office:value="256" calcext:value-type="float">
            <text:p>256</text:p>
          </table:table-cell>
          <table:table-cell table:style-name="ce7" office:value-type="string" calcext:value-type="string" table:number-columns-spanned="2" table:number-rows-spanned="3">
            <text:p><text:span text:style-name="T1">One would like to see Δ</text:span></text:p>
            <text:p><text:span text:style-name="T1">In exactly 1 minibatches</text:span></text:p>
          </table:table-cell>
          <table:covered-table-cell table:style-name="Default"/>
          <table:table-cell/>
          <table:table-cell table:style-name="ce4" office:value-type="string" calcext:value-type="string">
            <text:p>L = M/N</text:p>
          </table:table-cell>
          <table:table-cell table:style-name="ce4" office:value-type="float" office:value="512" calcext:value-type="float">
            <text:p>512</text:p>
          </table:table-cell>
          <table:table-cell table:style-name="ce7" office:value-type="string" calcext:value-type="string" table:number-columns-spanned="2" table:number-rows-spanned="3">
            <text:p><text:span text:style-name="T1">One would like to see Δ</text:span></text:p>
            <text:p><text:span text:style-name="T1">In exactly 1 minibatches</text:span></text:p>
          </table:table-cell>
          <table:covered-table-cell table:style-name="Default"/>
        </table:table-row>
        <table:table-row table:style-name="ro2">
          <table:table-cell table:style-name="Default"/>
          <table:table-cell table:style-name="ce4" office:value-type="string" calcext:value-type="string">
            <text:p>M</text:p>
          </table:table-cell>
          <table:table-cell table:style-name="ce4" table:formula="of:=[.C4]*[.C6]" office:value-type="float" office:value="65536" calcext:value-type="float">
            <text:p>65536</text:p>
          </table:table-cell>
          <table:covered-table-cell table:number-columns-repeated="2" table:style-name="Default"/>
          <table:table-cell/>
          <table:table-cell table:style-name="ce4" office:value-type="string" calcext:value-type="string">
            <text:p>M</text:p>
          </table:table-cell>
          <table:table-cell table:style-name="ce4" table:formula="of:=[.H4]*[.H6]" office:value-type="float" office:value="65536" calcext:value-type="float">
            <text:p>65536</text:p>
          </table:table-cell>
          <table:covered-table-cell table:number-columns-repeated="2" table:style-name="Default"/>
          <table:table-cell/>
          <table:table-cell table:style-name="ce4" office:value-type="string" calcext:value-type="string">
            <text:p>M</text:p>
          </table:table-cell>
          <table:table-cell table:style-name="ce4" table:formula="of:=[.M4]*[.M6]" office:value-type="float" office:value="65536" calcext:value-type="float">
            <text:p>65536</text:p>
          </table:table-cell>
          <table:covered-table-cell table:number-columns-repeated="2" table:style-name="Default"/>
          <table:table-cell/>
          <table:table-cell table:style-name="ce4" office:value-type="string" calcext:value-type="string">
            <text:p>M</text:p>
          </table:table-cell>
          <table:table-cell table:style-name="ce4" table:formula="of:=[.R4]*[.R6]" office:value-type="float" office:value="65536" calcext:value-type="float">
            <text:p>65536</text:p>
          </table:table-cell>
          <table:covered-table-cell table:number-columns-repeated="2" table:style-name="Default"/>
        </table:table-row>
        <table:table-row table:style-name="ro2">
          <table:table-cell table:style-name="Default"/>
          <table:table-cell table:style-name="ce4" office:value-type="string" calcext:value-type="string">
            <text:p>N</text:p>
          </table:table-cell>
          <table:table-cell table:style-name="ce4" office:value-type="float" office:value="1024" calcext:value-type="float">
            <text:p>1024</text:p>
          </table:table-cell>
          <table:covered-table-cell table:number-columns-repeated="2" table:style-name="Default"/>
          <table:table-cell/>
          <table:table-cell table:style-name="ce4" office:value-type="string" calcext:value-type="string">
            <text:p>N</text:p>
          </table:table-cell>
          <table:table-cell table:style-name="ce4" office:value-type="float" office:value="512" calcext:value-type="float">
            <text:p>512</text:p>
          </table:table-cell>
          <table:covered-table-cell table:number-columns-repeated="2" table:style-name="Default"/>
          <table:table-cell/>
          <table:table-cell table:style-name="ce4" office:value-type="string" calcext:value-type="string">
            <text:p>N</text:p>
          </table:table-cell>
          <table:table-cell table:style-name="ce4" office:value-type="float" office:value="256" calcext:value-type="float">
            <text:p>256</text:p>
          </table:table-cell>
          <table:covered-table-cell table:number-columns-repeated="2" table:style-name="Default"/>
          <table:table-cell/>
          <table:table-cell table:style-name="ce4" office:value-type="string" calcext:value-type="string">
            <text:p>N</text:p>
          </table:table-cell>
          <table:table-cell table:style-name="ce4" office:value-type="float" office:value="128" calcext:value-type="float">
            <text:p>128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k &lt;= L</text:p>
          </table:table-cell>
          <table:table-cell table:style-name="ce2" office:value-type="string" calcext:value-type="string">
            <text:p>(N/M)^k</text:p>
          </table:table-cell>
          <table:table-cell table:style-name="ce2" office:value-type="string" calcext:value-type="string">
            <text:p>((M-N)/M)^(L-k)</text:p>
          </table:table-cell>
          <table:table-cell table:style-name="ce2" office:value-type="string" calcext:value-type="string">
            <text:p>binom(L,k)</text:p>
          </table:table-cell>
          <table:table-cell table:style-name="ce2" office:value-type="string" calcext:value-type="string">
            <text:p>P(k)</text:p>
          </table:table-cell>
          <table:table-cell/>
          <table:table-cell table:style-name="ce2" office:value-type="string" calcext:value-type="string">
            <text:p>(N/M)^k</text:p>
          </table:table-cell>
          <table:table-cell table:style-name="ce2" office:value-type="string" calcext:value-type="string">
            <text:p>((M-N)/M)^(L-k)</text:p>
          </table:table-cell>
          <table:table-cell table:style-name="ce2" office:value-type="string" calcext:value-type="string">
            <text:p>binom(L,k)</text:p>
          </table:table-cell>
          <table:table-cell table:style-name="ce2" office:value-type="string" calcext:value-type="string">
            <text:p>P(k)</text:p>
          </table:table-cell>
          <table:table-cell/>
          <table:table-cell table:style-name="ce2" office:value-type="string" calcext:value-type="string">
            <text:p>(N/M)^k</text:p>
          </table:table-cell>
          <table:table-cell table:style-name="ce2" office:value-type="string" calcext:value-type="string">
            <text:p>((M-N)/M)^(L-k)</text:p>
          </table:table-cell>
          <table:table-cell table:style-name="ce2" office:value-type="string" calcext:value-type="string">
            <text:p>binom(L,k)</text:p>
          </table:table-cell>
          <table:table-cell table:style-name="ce2" office:value-type="string" calcext:value-type="string">
            <text:p>P(k)</text:p>
          </table:table-cell>
          <table:table-cell/>
          <table:table-cell table:style-name="ce2" office:value-type="string" calcext:value-type="string">
            <text:p>(N/M)^k</text:p>
          </table:table-cell>
          <table:table-cell table:style-name="ce2" office:value-type="string" calcext:value-type="string">
            <text:p>((M-N)/M)^(L-k)</text:p>
          </table:table-cell>
          <table:table-cell table:style-name="ce2" office:value-type="string" calcext:value-type="string">
            <text:p>binom(L,k)</text:p>
          </table:table-cell>
          <table:table-cell table:style-name="ce2" office:value-type="string" calcext:value-type="string">
            <text:p>P(k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([.C$6]/[.C$5])^[.$A8]" office:value-type="float" office:value="1" calcext:value-type="float">
            <text:p>1.0000</text:p>
          </table:table-cell>
          <table:table-cell table:formula="of:=(([.C$5]-[.C$6])/[.C$5])^([.C$4]-[.$A8])" office:value-type="float" office:value="0.364986524243907" calcext:value-type="float">
            <text:p>0.3650</text:p>
          </table:table-cell>
          <table:table-cell table:formula="of:=COMBIN([.C$4];[.$A8])" office:value-type="float" office:value="1" calcext:value-type="float">
            <text:p>1</text:p>
          </table:table-cell>
          <table:table-cell table:formula="of:=[.D8]*[.C8]*[.B8]" office:value-type="float" office:value="0.364986524243907" calcext:value-type="float">
            <text:p>0.364987</text:p>
          </table:table-cell>
          <table:table-cell/>
          <table:table-cell table:formula="of:=([.H$6]/[.H$5])^[.$A8]" office:value-type="float" office:value="1" calcext:value-type="float">
            <text:p>1.000000</text:p>
          </table:table-cell>
          <table:table-cell table:formula="of:=(([.H$5]-[.H$6])/[.H$5])^([.H$4]-[.$A8])" office:value-type="float" office:value="0.366437715922037" calcext:value-type="float">
            <text:p>0.3664</text:p>
          </table:table-cell>
          <table:table-cell table:formula="of:=COMBIN([.H$4];[.$A8])" office:value-type="float" office:value="1" calcext:value-type="float">
            <text:p>1</text:p>
          </table:table-cell>
          <table:table-cell table:formula="of:=[.I8]*[.H8]*[.G8]" office:value-type="float" office:value="0.366437715922037" calcext:value-type="float">
            <text:p>0.366438</text:p>
          </table:table-cell>
          <table:table-cell/>
          <table:table-cell table:formula="of:=([.M$6]/[.M$5])^[.$A8]" office:value-type="float" office:value="1" calcext:value-type="float">
            <text:p>1.000000</text:p>
          </table:table-cell>
          <table:table-cell table:formula="of:=(([.M$5]-[.M$6])/[.M$5])^([.M$4]-[.$A8])" office:value-type="float" office:value="0.367159754891536" calcext:value-type="float">
            <text:p>0.3672</text:p>
          </table:table-cell>
          <table:table-cell table:formula="of:=COMBIN([.M$4];[.$A8])" office:value-type="float" office:value="1" calcext:value-type="float">
            <text:p>1</text:p>
          </table:table-cell>
          <table:table-cell table:formula="of:=[.N8]*[.M8]*[.L8]" office:value-type="float" office:value="0.367159754891536" calcext:value-type="float">
            <text:p>0.367160</text:p>
          </table:table-cell>
          <table:table-cell/>
          <table:table-cell table:formula="of:=([.R$6]/[.R$5])^[.$A8]" office:value-type="float" office:value="1" calcext:value-type="float">
            <text:p>1.000000</text:p>
          </table:table-cell>
          <table:table-cell table:formula="of:=(([.R$5]-[.R$6])/[.R$5])^([.R$4]-[.$A8])" office:value-type="float" office:value="0.367519891254536" calcext:value-type="float">
            <text:p>0.3675</text:p>
          </table:table-cell>
          <table:table-cell table:formula="of:=COMBIN([.R$4];[.$A8])" office:value-type="float" office:value="1" calcext:value-type="float">
            <text:p>1</text:p>
          </table:table-cell>
          <table:table-cell table:formula="of:=[.S8]*[.R8]*[.Q8]" office:value-type="float" office:value="0.367519891254536" calcext:value-type="float">
            <text:p>0.3675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C$6]/[.C$5])^[.$A9]" office:value-type="float" office:value="0.015625" calcext:value-type="float">
            <text:p>0.0156</text:p>
          </table:table-cell>
          <table:table-cell table:formula="of:=(([.C$5]-[.C$6])/[.C$5])^([.C$4]-[.$A9])" office:value-type="float" office:value="0.370779961136668" calcext:value-type="float">
            <text:p>0.3708</text:p>
          </table:table-cell>
          <table:table-cell table:formula="of:=COMBIN([.C$4];[.$A9])" office:value-type="float" office:value="64" calcext:value-type="float">
            <text:p>64</text:p>
          </table:table-cell>
          <table:table-cell table:style-name="ce10" table:formula="of:=[.D9]*[.C9]*[.B9]" office:value-type="float" office:value="0.370779961136668" calcext:value-type="float">
            <text:p>0.370780</text:p>
          </table:table-cell>
          <table:table-cell/>
          <table:table-cell table:formula="of:=([.H$6]/[.H$5])^[.$A9]" office:value-type="float" office:value="0.0078125" calcext:value-type="float">
            <text:p>0.007813</text:p>
          </table:table-cell>
          <table:table-cell table:formula="of:=(([.H$5]-[.H$6])/[.H$5])^([.H$4]-[.$A9])" office:value-type="float" office:value="0.36932305226788" calcext:value-type="float">
            <text:p>0.3693</text:p>
          </table:table-cell>
          <table:table-cell table:formula="of:=COMBIN([.H$4];[.$A9])" office:value-type="float" office:value="128" calcext:value-type="float">
            <text:p>128</text:p>
          </table:table-cell>
          <table:table-cell table:style-name="ce10" table:formula="of:=[.I9]*[.H9]*[.G9]" office:value-type="float" office:value="0.36932305226788" calcext:value-type="float">
            <text:p>0.369323</text:p>
          </table:table-cell>
          <table:table-cell/>
          <table:table-cell table:formula="of:=([.M$6]/[.M$5])^[.$A9]" office:value-type="float" office:value="0.00390625" calcext:value-type="float">
            <text:p>0.003906</text:p>
          </table:table-cell>
          <table:table-cell table:formula="of:=(([.M$5]-[.M$6])/[.M$5])^([.M$4]-[.$A9])" office:value-type="float" office:value="0.368599597067582" calcext:value-type="float">
            <text:p>0.3686</text:p>
          </table:table-cell>
          <table:table-cell table:formula="of:=COMBIN([.M$4];[.$A9])" office:value-type="float" office:value="256" calcext:value-type="float">
            <text:p>256</text:p>
          </table:table-cell>
          <table:table-cell table:style-name="ce10" table:formula="of:=[.N9]*[.M9]*[.L9]" office:value-type="float" office:value="0.368599597067582" calcext:value-type="float">
            <text:p>0.368600</text:p>
          </table:table-cell>
          <table:table-cell/>
          <table:table-cell table:formula="of:=([.R$6]/[.R$5])^[.$A9]" office:value-type="float" office:value="0.001953125" calcext:value-type="float">
            <text:p>0.001953</text:p>
          </table:table-cell>
          <table:table-cell table:formula="of:=(([.R$5]-[.R$6])/[.R$5])^([.R$4]-[.$A9])" office:value-type="float" office:value="0.368239108262862" calcext:value-type="float">
            <text:p>0.3682</text:p>
          </table:table-cell>
          <table:table-cell table:formula="of:=COMBIN([.R$4];[.$A9])" office:value-type="float" office:value="512" calcext:value-type="float">
            <text:p>512</text:p>
          </table:table-cell>
          <table:table-cell table:style-name="ce10" table:formula="of:=[.S9]*[.R9]*[.Q9]" office:value-type="float" office:value="0.368239108262862" calcext:value-type="float">
            <text:p>0.3682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C$6]/[.C$5])^[.$A10]" office:value-type="float" office:value="0.000244140625" calcext:value-type="float">
            <text:p>0.0002</text:p>
          </table:table-cell>
          <table:table-cell table:formula="of:=(([.C$5]-[.C$6])/[.C$5])^([.C$4]-[.$A10])" office:value-type="float" office:value="0.376665357345186" calcext:value-type="float">
            <text:p>0.3767</text:p>
          </table:table-cell>
          <table:table-cell table:formula="of:=COMBIN([.C$4];[.$A10])" office:value-type="float" office:value="2016" calcext:value-type="float">
            <text:p>2016</text:p>
          </table:table-cell>
          <table:table-cell table:formula="of:=[.D10]*[.C10]*[.B10]" office:value-type="float" office:value="0.185389980568334" calcext:value-type="float">
            <text:p>0.185390</text:p>
          </table:table-cell>
          <table:table-cell/>
          <table:table-cell table:formula="of:=([.H$6]/[.H$5])^[.$A10]" office:value-type="float" office:value="0.00006103515625" calcext:value-type="float">
            <text:p>0.000061</text:p>
          </table:table-cell>
          <table:table-cell table:formula="of:=(([.H$5]-[.H$6])/[.H$5])^([.H$4]-[.$A10])" office:value-type="float" office:value="0.372231107797548" calcext:value-type="float">
            <text:p>0.3722</text:p>
          </table:table-cell>
          <table:table-cell table:formula="of:=COMBIN([.H$4];[.$A10])" office:value-type="float" office:value="8128" calcext:value-type="float">
            <text:p>8128</text:p>
          </table:table-cell>
          <table:table-cell table:formula="of:=[.I10]*[.H10]*[.G10]" office:value-type="float" office:value="0.18466152613394" calcext:value-type="float">
            <text:p>0.184662</text:p>
          </table:table-cell>
          <table:table-cell/>
          <table:table-cell table:formula="of:=([.M$6]/[.M$5])^[.$A10]" office:value-type="float" office:value="0.0000152587890625" calcext:value-type="float">
            <text:p>0.000015</text:p>
          </table:table-cell>
          <table:table-cell table:formula="of:=(([.M$5]-[.M$6])/[.M$5])^([.M$4]-[.$A10])" office:value-type="float" office:value="0.370045085683533" calcext:value-type="float">
            <text:p>0.3700</text:p>
          </table:table-cell>
          <table:table-cell table:formula="of:=COMBIN([.M$4];[.$A10])" office:value-type="float" office:value="32640" calcext:value-type="float">
            <text:p>32640</text:p>
          </table:table-cell>
          <table:table-cell table:formula="of:=[.N10]*[.M10]*[.L10]" office:value-type="float" office:value="0.184299798533791" calcext:value-type="float">
            <text:p>0.184300</text:p>
          </table:table-cell>
          <table:table-cell/>
          <table:table-cell table:formula="of:=([.R$6]/[.R$5])^[.$A10]" office:value-type="float" office:value="0.000003814697265625" calcext:value-type="float">
            <text:p>0.000004</text:p>
          </table:table-cell>
          <table:table-cell table:formula="of:=(([.R$5]-[.R$6])/[.R$5])^([.R$4]-[.$A10])" office:value-type="float" office:value="0.368959732740871" calcext:value-type="float">
            <text:p>0.3690</text:p>
          </table:table-cell>
          <table:table-cell table:formula="of:=COMBIN([.R$4];[.$A10])" office:value-type="float" office:value="130816" calcext:value-type="float">
            <text:p>130816</text:p>
          </table:table-cell>
          <table:table-cell table:formula="of:=[.S10]*[.R10]*[.Q10]" office:value-type="float" office:value="0.184119554131431" calcext:value-type="float">
            <text:p>0.1841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C$6]/[.C$5])^[.$A11]" office:value-type="float" office:value="0.000003814697265625" calcext:value-type="float">
            <text:p>0.0000</text:p>
          </table:table-cell>
          <table:table-cell table:formula="of:=(([.C$5]-[.C$6])/[.C$5])^([.C$4]-[.$A11])" office:value-type="float" office:value="0.382644172541142" calcext:value-type="float">
            <text:p>0.3826</text:p>
          </table:table-cell>
          <table:table-cell table:formula="of:=COMBIN([.C$4];[.$A11])" office:value-type="float" office:value="41664" calcext:value-type="float">
            <text:p>41664</text:p>
          </table:table-cell>
          <table:table-cell table:formula="of:=[.D11]*[.C11]*[.B11]" office:value-type="float" office:value="0.0608157608213582" calcext:value-type="float">
            <text:p>0.060816</text:p>
          </table:table-cell>
          <table:table-cell/>
          <table:table-cell table:formula="of:=([.H$6]/[.H$5])^[.$A11]" office:value-type="float" office:value="0.000000476837158203125" calcext:value-type="float">
            <text:p>0.000000</text:p>
          </table:table-cell>
          <table:table-cell table:formula="of:=(([.H$5]-[.H$6])/[.H$5])^([.H$4]-[.$A11])" office:value-type="float" office:value="0.375162061402254" calcext:value-type="float">
            <text:p>0.3752</text:p>
          </table:table-cell>
          <table:table-cell table:formula="of:=COMBIN([.H$4];[.$A11])" office:value-type="float" office:value="341376" calcext:value-type="float">
            <text:p>341376</text:p>
          </table:table-cell>
          <table:table-cell table:formula="of:=[.I11]*[.H11]*[.G11]" office:value-type="float" office:value="0.0610691661230353" calcext:value-type="float">
            <text:p>0.061069</text:p>
          </table:table-cell>
          <table:table-cell/>
          <table:table-cell table:formula="of:=([.M$6]/[.M$5])^[.$A11]" office:value-type="float" office:value="0.0000000596046447753906" calcext:value-type="float">
            <text:p>0.000000</text:p>
          </table:table-cell>
          <table:table-cell table:formula="of:=(([.M$5]-[.M$6])/[.M$5])^([.M$4]-[.$A11])" office:value-type="float" office:value="0.371496242882292" calcext:value-type="float">
            <text:p>0.3715</text:p>
          </table:table-cell>
          <table:table-cell table:formula="of:=COMBIN([.M$4];[.$A11])" office:value-type="float" office:value="2763520" calcext:value-type="float">
            <text:p>2763520</text:p>
          </table:table-cell>
          <table:table-cell table:formula="of:=[.N11]*[.M11]*[.L11]" office:value-type="float" office:value="0.061192351408605" calcext:value-type="float">
            <text:p>0.061192</text:p>
          </table:table-cell>
          <table:table-cell/>
          <table:table-cell table:formula="of:=([.R$6]/[.R$5])^[.$A11]" office:value-type="float" office:value="0.00000000745058059692383" calcext:value-type="float">
            <text:p>0.000000</text:p>
          </table:table-cell>
          <table:table-cell table:formula="of:=(([.R$5]-[.R$6])/[.R$5])^([.R$4]-[.$A11])" office:value-type="float" office:value="0.369681767442908" calcext:value-type="float">
            <text:p>0.3697</text:p>
          </table:table-cell>
          <table:table-cell table:formula="of:=COMBIN([.R$4];[.$A11])" office:value-type="float" office:value="22238720" calcext:value-type="float">
            <text:p>22238720</text:p>
          </table:table-cell>
          <table:table-cell table:formula="of:=[.S11]*[.R11]*[.Q11]" office:value-type="float" office:value="0.0612530806308087" calcext:value-type="float">
            <text:p>0.0612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.C$6]/[.C$5])^[.$A12]" office:value-type="float" office:value="0.0000000596046447753906" calcext:value-type="float">
            <text:p>0.0000</text:p>
          </table:table-cell>
          <table:table-cell table:formula="of:=(([.C$5]-[.C$6])/[.C$5])^([.C$4]-[.$A12])" office:value-type="float" office:value="0.388717889565604" calcext:value-type="float">
            <text:p>0.3887</text:p>
          </table:table-cell>
          <table:table-cell table:formula="of:=COMBIN([.C$4];[.$A12])" office:value-type="float" office:value="635376" calcext:value-type="float">
            <text:p>635376</text:p>
          </table:table-cell>
          <table:table-cell table:formula="of:=[.D12]*[.C12]*[.B12]" office:value-type="float" office:value="0.0147212754369161" calcext:value-type="float">
            <text:p>0.014721</text:p>
          </table:table-cell>
          <table:table-cell/>
          <table:table-cell table:formula="of:=([.H$6]/[.H$5])^[.$A12]" office:value-type="float" office:value="0.00000000372529029846191" calcext:value-type="float">
            <text:p>0.000000</text:p>
          </table:table-cell>
          <table:table-cell table:formula="of:=(([.H$5]-[.H$6])/[.H$5])^([.H$4]-[.$A12])" office:value-type="float" office:value="0.378116093381799" calcext:value-type="float">
            <text:p>0.3781</text:p>
          </table:table-cell>
          <table:table-cell table:formula="of:=COMBIN([.H$4];[.$A12])" office:value-type="float" office:value="10668000" calcext:value-type="float">
            <text:p>10668000</text:p>
          </table:table-cell>
          <table:table-cell table:formula="of:=[.I12]*[.H12]*[.G12]" office:value-type="float" office:value="0.0150268617428729" calcext:value-type="float">
            <text:p>0.015027</text:p>
          </table:table-cell>
          <table:table-cell/>
          <table:table-cell table:formula="of:=([.M$6]/[.M$5])^[.$A12]" office:value-type="float" office:value="0.00000000023283064365387" calcext:value-type="float">
            <text:p>0.000000</text:p>
          </table:table-cell>
          <table:table-cell table:formula="of:=(([.M$5]-[.M$6])/[.M$5])^([.M$4]-[.$A12])" office:value-type="float" office:value="0.372953090893595" calcext:value-type="float">
            <text:p>0.3730</text:p>
          </table:table-cell>
          <table:table-cell table:formula="of:=COMBIN([.M$4];[.$A12])" office:value-type="float" office:value="174792640" calcext:value-type="float">
            <text:p>174792640</text:p>
          </table:table-cell>
          <table:table-cell table:formula="of:=[.N12]*[.M12]*[.L12]" office:value-type="float" office:value="0.0151781028493893" calcext:value-type="float">
            <text:p>0.015178</text:p>
          </table:table-cell>
          <table:table-cell/>
          <table:table-cell table:formula="of:=([.R$6]/[.R$5])^[.$A12]" office:value-type="float" office:value="0.0000000000145519152283669" calcext:value-type="float">
            <text:p>0.000000</text:p>
          </table:table-cell>
          <table:table-cell table:formula="of:=(([.R$5]-[.R$6])/[.R$5])^([.R$4]-[.$A12])" office:value-type="float" office:value="0.370405215128706" calcext:value-type="float">
            <text:p>0.3704</text:p>
          </table:table-cell>
          <table:table-cell table:formula="of:=COMBIN([.R$4];[.$A12])" office:value-type="float" office:value="2829877120" calcext:value-type="float">
            <text:p>2829877120</text:p>
          </table:table-cell>
          <table:table-cell table:formula="of:=[.S12]*[.R12]*[.Q12]" office:value-type="float" office:value="0.015253335636537" calcext:value-type="float">
            <text:p>0.01525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C$6]/[.C$5])^[.$A13]" office:value-type="float" office:value="0.000000000931322574615479" calcext:value-type="float">
            <text:p>0.0000</text:p>
          </table:table-cell>
          <table:table-cell table:formula="of:=(([.C$5]-[.C$6])/[.C$5])^([.C$4]-[.$A13])" office:value-type="float" office:value="0.394888014796804" calcext:value-type="float">
            <text:p>0.3949</text:p>
          </table:table-cell>
          <table:table-cell table:formula="of:=COMBIN([.C$4];[.$A13])" office:value-type="float" office:value="7624512" calcext:value-type="float">
            <text:p>7624512</text:p>
          </table:table-cell>
          <table:table-cell table:formula="of:=[.D13]*[.C13]*[.B13]" office:value-type="float" office:value="0.00280405246417449" calcext:value-type="float">
            <text:p>0.002804</text:p>
          </table:table-cell>
          <table:table-cell/>
          <table:table-cell table:formula="of:=([.H$6]/[.H$5])^[.$A13]" office:value-type="float" office:value="0.0000000000291038304567337" calcext:value-type="float">
            <text:p>0.000000</text:p>
          </table:table-cell>
          <table:table-cell table:formula="of:=(([.H$5]-[.H$6])/[.H$5])^([.H$4]-[.$A13])" office:value-type="float" office:value="0.381093385455671" calcext:value-type="float">
            <text:p>0.3811</text:p>
          </table:table-cell>
          <table:table-cell table:formula="of:=COMBIN([.H$4];[.$A13])" office:value-type="float" office:value="264566400" calcext:value-type="float">
            <text:p>264566400</text:p>
          </table:table-cell>
          <table:table-cell table:formula="of:=[.I13]*[.H13]*[.G13]" office:value-type="float" office:value="0.00293437930097045" calcext:value-type="float">
            <text:p>0.002934</text:p>
          </table:table-cell>
          <table:table-cell/>
          <table:table-cell table:formula="of:=([.M$6]/[.M$5])^[.$A13]" office:value-type="float" office:value="0.000000000000909494701772928" calcext:value-type="float">
            <text:p>0.000000</text:p>
          </table:table-cell>
          <table:table-cell table:formula="of:=(([.M$5]-[.M$6])/[.M$5])^([.M$4]-[.$A13])" office:value-type="float" office:value="0.374415652034354" calcext:value-type="float">
            <text:p>0.3744</text:p>
          </table:table-cell>
          <table:table-cell table:formula="of:=COMBIN([.M$4];[.$A13])" office:value-type="float" office:value="8809549056" calcext:value-type="float">
            <text:p>8809549056</text:p>
          </table:table-cell>
          <table:table-cell table:formula="of:=[.N13]*[.M13]*[.L13]" office:value-type="float" office:value="0.00299990738670282" calcext:value-type="float">
            <text:p>0.003000</text:p>
          </table:table-cell>
          <table:table-cell/>
          <table:table-cell table:formula="of:=([.R$6]/[.R$5])^[.$A13]" office:value-type="float" office:value="0.000000000000028421709430404" calcext:value-type="float">
            <text:p>0.000000</text:p>
          </table:table-cell>
          <table:table-cell table:formula="of:=(([.R$5]-[.R$6])/[.R$5])^([.R$4]-[.$A13])" office:value-type="float" office:value="0.3711300785634" calcext:value-type="float">
            <text:p>0.3711</text:p>
          </table:table-cell>
          <table:table-cell table:formula="of:=COMBIN([.R$4];[.$A13])" office:value-type="float" office:value="287515515392" calcext:value-type="float">
            <text:p>287515515392</text:p>
          </table:table-cell>
          <table:table-cell table:formula="of:=[.S13]*[.R13]*[.Q13]" office:value-type="float" office:value="0.00303275714417252" calcext:value-type="float">
            <text:p>0.0030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C$6]/[.C$5])^[.$A14]" office:value-type="float" office:value="0.0000000000145519152283669" calcext:value-type="float">
            <text:p>0.0000</text:p>
          </table:table-cell>
          <table:table-cell table:formula="of:=(([.C$5]-[.C$6])/[.C$5])^([.C$4]-[.$A14])" office:value-type="float" office:value="0.401156078523738" calcext:value-type="float">
            <text:p>0.4012</text:p>
          </table:table-cell>
          <table:table-cell table:formula="of:=COMBIN([.C$4];[.$A14])" office:value-type="float" office:value="74974368" calcext:value-type="float">
            <text:p>74974368</text:p>
          </table:table-cell>
          <table:table-cell table:formula="of:=[.D14]*[.C14]*[.B14]" office:value-type="float" office:value="0.000437669564514008" calcext:value-type="float">
            <text:p>0.000438</text:p>
          </table:table-cell>
          <table:table-cell/>
          <table:table-cell table:formula="of:=([.H$6]/[.H$5])^[.$A14]" office:value-type="float" office:value="0.000000000000227373675443232" calcext:value-type="float">
            <text:p>0.000000</text:p>
          </table:table-cell>
          <table:table-cell table:formula="of:=(([.H$5]-[.H$6])/[.H$5])^([.H$4]-[.$A14])" office:value-type="float" office:value="0.38409412077422" calcext:value-type="float">
            <text:p>0.3841</text:p>
          </table:table-cell>
          <table:table-cell table:formula="of:=COMBIN([.H$4];[.$A14])" office:value-type="float" office:value="5423611200" calcext:value-type="float">
            <text:p>5423611200</text:p>
          </table:table-cell>
          <table:table-cell table:formula="of:=[.I14]*[.H14]*[.G14]" office:value-type="float" office:value="0.000473659650944048" calcext:value-type="float">
            <text:p>0.000474</text:p>
          </table:table-cell>
          <table:table-cell/>
          <table:table-cell table:formula="of:=([.M$6]/[.M$5])^[.$A14]" office:value-type="float" office:value="3.5527136788005E-015" calcext:value-type="float">
            <text:p>0.000000</text:p>
          </table:table-cell>
          <table:table-cell table:formula="of:=(([.M$5]-[.M$6])/[.M$5])^([.M$4]-[.$A14])" office:value-type="float" office:value="0.375883948708999" calcext:value-type="float">
            <text:p>0.3759</text:p>
          </table:table-cell>
          <table:table-cell table:formula="of:=COMBIN([.M$4];[.$A14])" office:value-type="float" office:value="368532802176" calcext:value-type="float">
            <text:p>368532802176</text:p>
          </table:table-cell>
          <table:table-cell table:formula="of:=[.N14]*[.M14]*[.L14]" office:value-type="float" office:value="0.000492141669321836" calcext:value-type="float">
            <text:p>0.000492</text:p>
          </table:table-cell>
          <table:table-cell/>
          <table:table-cell table:formula="of:=([.R$6]/[.R$5])^[.$A14]" office:value-type="float" office:value="5.55111512312578E-017" calcext:value-type="float">
            <text:p>0.000000</text:p>
          </table:table-cell>
          <table:table-cell table:formula="of:=(([.R$5]-[.R$6])/[.R$5])^([.R$4]-[.$A14])" office:value-type="float" office:value="0.371856360517536" calcext:value-type="float">
            <text:p>0.3719</text:p>
          </table:table-cell>
          <table:table-cell table:formula="of:=COMBIN([.R$4];[.$A14])" office:value-type="float" office:value="24295061050624" calcext:value-type="float">
            <text:p>24295061050624</text:p>
          </table:table-cell>
          <table:table-cell table:formula="of:=[.S14]*[.R14]*[.Q14]" office:value-type="float" office:value="0.000501502893703675" calcext:value-type="float">
            <text:p>0.0005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C$6]/[.C$5])^[.$A15]" office:value-type="float" office:value="0.000000000000227373675443232" calcext:value-type="float">
            <text:p>0.0000</text:p>
          </table:table-cell>
          <table:table-cell table:formula="of:=(([.C$5]-[.C$6])/[.C$5])^([.C$4]-[.$A15])" office:value-type="float" office:value="0.407523635325702" calcext:value-type="float">
            <text:p>0.4075</text:p>
          </table:table-cell>
          <table:table-cell table:formula="of:=COMBIN([.C$4];[.$A15])" office:value-type="float" office:value="621216192" calcext:value-type="float">
            <text:p>621216192</text:p>
          </table:table-cell>
          <table:table-cell table:formula="of:=[.D15]*[.C15]*[.B15]" office:value-type="float" office:value="0.0000575619835415249" calcext:value-type="float">
            <text:p>0.000058</text:p>
          </table:table-cell>
          <table:table-cell/>
          <table:table-cell table:formula="of:=([.H$6]/[.H$5])^[.$A15]" office:value-type="float" office:value="1.77635683940025E-015" calcext:value-type="float">
            <text:p>0.000000</text:p>
          </table:table-cell>
          <table:table-cell table:formula="of:=(([.H$5]-[.H$6])/[.H$5])^([.H$4]-[.$A15])" office:value-type="float" office:value="0.387118483929922" calcext:value-type="float">
            <text:p>0.3871</text:p>
          </table:table-cell>
          <table:table-cell table:formula="of:=COMBIN([.H$4];[.$A15])" office:value-type="float" office:value="94525795200" calcext:value-type="float">
            <text:p>94525795200</text:p>
          </table:table-cell>
          <table:table-cell table:formula="of:=[.I15]*[.H15]*[.G15]" office:value-type="float" office:value="0.0000650016618843351" calcext:value-type="float">
            <text:p>0.000065</text:p>
          </table:table-cell>
          <table:table-cell/>
          <table:table-cell table:formula="of:=([.M$6]/[.M$5])^[.$A15]" office:value-type="float" office:value="1.38777878078145E-017" calcext:value-type="float">
            <text:p>0.000000</text:p>
          </table:table-cell>
          <table:table-cell table:formula="of:=(([.M$5]-[.M$6])/[.M$5])^([.M$4]-[.$A15])" office:value-type="float" office:value="0.377358003409818" calcext:value-type="float">
            <text:p>0.3774</text:p>
          </table:table-cell>
          <table:table-cell table:formula="of:=COMBIN([.M$4];[.$A15])" office:value-type="float" office:value="13161885792000" calcext:value-type="float">
            <text:p>13161885792000</text:p>
          </table:table-cell>
          <table:table-cell table:formula="of:=[.N15]*[.M15]*[.L15]" office:value-type="float" office:value="0.0000689274046669238" calcext:value-type="float">
            <text:p>0.000069</text:p>
          </table:table-cell>
          <table:table-cell/>
          <table:table-cell table:formula="of:=([.R$6]/[.R$5])^[.$A15]" office:value-type="float" office:value="1.0842021724855E-019" calcext:value-type="float">
            <text:p>0.000000</text:p>
          </table:table-cell>
          <table:table-cell table:formula="of:=(([.R$5]-[.R$6])/[.R$5])^([.R$4]-[.$A15])" office:value-type="float" office:value="0.372584063767081" calcext:value-type="float">
            <text:p>0.3726</text:p>
          </table:table-cell>
          <table:table-cell table:formula="of:=COMBIN([.R$4];[.$A15])" office:value-type="float" office:value="1.75618584165939E+015" calcext:value-type="float">
            <text:p>1756185841659392</text:p>
          </table:table-cell>
          <table:table-cell table:formula="of:=[.S15]*[.R15]*[.Q15]" office:value-type="float" office:value="0.0000709422600542521" calcext:value-type="float">
            <text:p>0.00007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C$6]/[.C$5])^[.$A16]" office:value-type="float" office:value="3.5527136788005E-015" calcext:value-type="float">
            <text:p>0.0000</text:p>
          </table:table-cell>
          <table:table-cell table:formula="of:=(([.C$5]-[.C$6])/[.C$5])^([.C$4]-[.$A16])" office:value-type="float" office:value="0.413992264457856" calcext:value-type="float">
            <text:p>0.4140</text:p>
          </table:table-cell>
          <table:table-cell table:formula="of:=COMBIN([.C$4];[.$A16])" office:value-type="float" office:value="4426165368" calcext:value-type="float">
            <text:p>4426165368</text:p>
          </table:table-cell>
          <table:table-cell table:formula="of:=[.D16]*[.C16]*[.B16]" office:value-type="float" office:value="0.00000650998623386293" calcext:value-type="float">
            <text:p>0.000007</text:p>
          </table:table-cell>
          <table:table-cell/>
          <table:table-cell table:formula="of:=([.H$6]/[.H$5])^[.$A16]" office:value-type="float" office:value="1.38777878078145E-017" calcext:value-type="float">
            <text:p>0.000000</text:p>
          </table:table-cell>
          <table:table-cell table:formula="of:=(([.H$5]-[.H$6])/[.H$5])^([.H$4]-[.$A16])" office:value-type="float" office:value="0.390166660968741" calcext:value-type="float">
            <text:p>0.3902</text:p>
          </table:table-cell>
          <table:table-cell table:formula="of:=COMBIN([.H$4];[.$A16])" office:value-type="float" office:value="1429702652400" calcext:value-type="float">
            <text:p>1429702652400</text:p>
          </table:table-cell>
          <table:table-cell table:formula="of:=[.I16]*[.H16]*[.G16]" office:value-type="float" office:value="0.00000774133965354779" calcext:value-type="float">
            <text:p>0.000008</text:p>
          </table:table-cell>
          <table:table-cell/>
          <table:table-cell table:formula="of:=([.M$6]/[.M$5])^[.$A16]" office:value-type="float" office:value="5.42101086242752E-020" calcext:value-type="float">
            <text:p>0.000000</text:p>
          </table:table-cell>
          <table:table-cell table:formula="of:=(([.M$5]-[.M$6])/[.M$5])^([.M$4]-[.$A16])" office:value-type="float" office:value="0.378837838717308" calcext:value-type="float">
            <text:p>0.3788</text:p>
          </table:table-cell>
          <table:table-cell table:formula="of:=COMBIN([.M$4];[.$A16])" office:value-type="float" office:value="409663695276000" calcext:value-type="float">
            <text:p>409663695276000</text:p>
          </table:table-cell>
          <table:table-cell table:formula="of:=[.N16]*[.M16]*[.L16]" office:value-type="float" office:value="0.00000841319792258041" calcext:value-type="float">
            <text:p>0.000008</text:p>
          </table:table-cell>
          <table:table-cell/>
          <table:table-cell table:formula="of:=([.R$6]/[.R$5])^[.$A16]" office:value-type="float" office:value="2.11758236813575E-022" calcext:value-type="float">
            <text:p>0.000000</text:p>
          </table:table-cell>
          <table:table-cell table:formula="of:=(([.R$5]-[.R$6])/[.R$5])^([.R$4]-[.$A16])" office:value-type="float" office:value="0.373313191093436" calcext:value-type="float">
            <text:p>0.3733</text:p>
          </table:table-cell>
          <table:table-cell table:formula="of:=COMBIN([.R$4];[.$A16])" office:value-type="float" office:value="1.10859231254749E+017" calcext:value-type="float">
            <text:p>110859231254749000</text:p>
          </table:table-cell>
          <table:table-cell table:formula="of:=[.S16]*[.R16]*[.Q16]" office:value-type="float" office:value="0.00000876365981589954" calcext:value-type="float">
            <text:p>0.00000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C$6]/[.C$5])^[.$A17]" office:value-type="float" office:value="5.55111512312578E-017" calcext:value-type="float">
            <text:p>0.0000</text:p>
          </table:table-cell>
          <table:table-cell table:formula="of:=(([.C$5]-[.C$6])/[.C$5])^([.C$4]-[.$A17])" office:value-type="float" office:value="0.420563570242901" calcext:value-type="float">
            <text:p>0.4206</text:p>
          </table:table-cell>
          <table:table-cell table:formula="of:=COMBIN([.C$4];[.$A17])" office:value-type="float" office:value="27540584512" calcext:value-type="float">
            <text:p>27540584512</text:p>
          </table:table-cell>
          <table:table-cell table:formula="of:=[.D17]*[.C17]*[.B17]" office:value-type="float" office:value="0.000000642961603344487" calcext:value-type="float">
            <text:p>0.000001</text:p>
          </table:table-cell>
          <table:table-cell/>
          <table:table-cell table:formula="of:=([.H$6]/[.H$5])^[.$A17]" office:value-type="float" office:value="1.0842021724855E-019" calcext:value-type="float">
            <text:p>0.000000</text:p>
          </table:table-cell>
          <table:table-cell table:formula="of:=(([.H$5]-[.H$6])/[.H$5])^([.H$4]-[.$A17])" office:value-type="float" office:value="0.393238839401565" calcext:value-type="float">
            <text:p>0.3932</text:p>
          </table:table-cell>
          <table:table-cell table:formula="of:=COMBIN([.H$4];[.$A17])" office:value-type="float" office:value="19062702032000" calcext:value-type="float">
            <text:p>19062702032000</text:p>
          </table:table-cell>
          <table:table-cell table:formula="of:=[.I17]*[.H17]*[.G17]" office:value-type="float" office:value="0.000000812739071238613" calcext:value-type="float">
            <text:p>0.000001</text:p>
          </table:table-cell>
          <table:table-cell/>
          <table:table-cell table:formula="of:=([.M$6]/[.M$5])^[.$A17]" office:value-type="float" office:value="2.11758236813575E-022" calcext:value-type="float">
            <text:p>0.000000</text:p>
          </table:table-cell>
          <table:table-cell table:formula="of:=(([.M$5]-[.M$6])/[.M$5])^([.M$4]-[.$A17])" office:value-type="float" office:value="0.380323477300513" calcext:value-type="float">
            <text:p>0.3803</text:p>
          </table:table-cell>
          <table:table-cell table:formula="of:=COMBIN([.M$4];[.$A17])" office:value-type="float" office:value="1.1288510714272E+016" calcext:value-type="float">
            <text:p>11288510714272000</text:p>
          </table:table-cell>
          <table:table-cell table:formula="of:=[.N17]*[.M17]*[.L17]" office:value-type="float" office:value="0.000000909138599041368" calcext:value-type="float">
            <text:p>0.000001</text:p>
          </table:table-cell>
          <table:table-cell/>
          <table:table-cell table:formula="of:=([.R$6]/[.R$5])^[.$A17]" office:value-type="float" office:value="4.13590306276514E-025" calcext:value-type="float">
            <text:p>0.000000</text:p>
          </table:table-cell>
          <table:table-cell table:formula="of:=(([.R$5]-[.R$6])/[.R$5])^([.R$4]-[.$A17])" office:value-type="float" office:value="0.374043745283442" calcext:value-type="float">
            <text:p>0.3740</text:p>
          </table:table-cell>
          <table:table-cell table:formula="of:=COMBIN([.R$4];[.$A17])" office:value-type="float" office:value="6.20811695026595E+018" calcext:value-type="float">
            <text:p>6208116950265950000</text:p>
          </table:table-cell>
          <table:table-cell table:formula="of:=[.S17]*[.R17]*[.Q17]" office:value-type="float" office:value="0.000000960401075715017" calcext:value-type="float">
            <text:p>0.0000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C$6]/[.C$5])^[.$A18]" office:value-type="float" office:value="8.67361737988404E-019" calcext:value-type="float">
            <text:p>0.0000</text:p>
          </table:table-cell>
          <table:table-cell table:formula="of:=(([.C$5]-[.C$6])/[.C$5])^([.C$4]-[.$A18])" office:value-type="float" office:value="0.427239182468979" calcext:value-type="float">
            <text:p>0.4272</text:p>
          </table:table-cell>
          <table:table-cell table:formula="of:=COMBIN([.C$4];[.$A18])" office:value-type="float" office:value="151473214816" calcext:value-type="float">
            <text:p>151473214816</text:p>
          </table:table-cell>
          <table:table-cell table:formula="of:=[.D18]*[.C18]*[.B18]" office:value-type="float" office:value="0.0000000561315685459473" calcext:value-type="float">
            <text:p>0.000000</text:p>
          </table:table-cell>
          <table:table-cell/>
          <table:table-cell table:formula="of:=([.H$6]/[.H$5])^[.$A18]" office:value-type="float" office:value="8.470329472543E-022" calcext:value-type="float">
            <text:p>0.000000</text:p>
          </table:table-cell>
          <table:table-cell table:formula="of:=(([.H$5]-[.H$6])/[.H$5])^([.H$4]-[.$A18])" office:value-type="float" office:value="0.396335208215751" calcext:value-type="float">
            <text:p>0.3963</text:p>
          </table:table-cell>
          <table:table-cell table:formula="of:=COMBIN([.H$4];[.$A18])" office:value-type="float" office:value="226846154180800" calcext:value-type="float">
            <text:p>226846154180800</text:p>
          </table:table-cell>
          <table:table-cell table:formula="of:=[.I18]*[.H18]*[.G18]" office:value-type="float" office:value="0.0000000761542909270826" calcext:value-type="float">
            <text:p>0.000000</text:p>
          </table:table-cell>
          <table:table-cell/>
          <table:table-cell table:formula="of:=([.M$6]/[.M$5])^[.$A18]" office:value-type="float" office:value="8.27180612553028E-025" calcext:value-type="float">
            <text:p>0.000000</text:p>
          </table:table-cell>
          <table:table-cell table:formula="of:=(([.M$5]-[.M$6])/[.M$5])^([.M$4]-[.$A18])" office:value-type="float" office:value="0.381814941917378" calcext:value-type="float">
            <text:p>0.3818</text:p>
          </table:table-cell>
          <table:table-cell table:formula="of:=COMBIN([.M$4];[.$A18])" office:value-type="float" office:value="2.78826214642518E+017" calcext:value-type="float">
            <text:p>278826214642518000</text:p>
          </table:table-cell>
          <table:table-cell table:formula="of:=[.N18]*[.M18]*[.L18]" office:value-type="float" office:value="0.0000000880616603777325" calcext:value-type="float">
            <text:p>0.000000</text:p>
          </table:table-cell>
          <table:table-cell/>
          <table:table-cell table:formula="of:=([.R$6]/[.R$5])^[.$A18]" office:value-type="float" office:value="8.07793566946316E-028" calcext:value-type="float">
            <text:p>0.000000</text:p>
          </table:table-cell>
          <table:table-cell table:formula="of:=(([.R$5]-[.R$6])/[.R$5])^([.R$4]-[.$A18])" office:value-type="float" office:value="0.374775729129398" calcext:value-type="float">
            <text:p>0.3748</text:p>
          </table:table-cell>
          <table:table-cell table:formula="of:=COMBIN([.R$4];[.$A18])" office:value-type="float" office:value="3.12268282598377E+020" calcext:value-type="float">
            <text:p>312268282598377000000</text:p>
          </table:table-cell>
          <table:table-cell table:formula="of:=[.S18]*[.R18]*[.Q18]" office:value-type="float" office:value="0.0000000945365442435722" calcext:value-type="float">
            <text:p>0.0000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[.C$6]/[.C$5])^[.$A19]" office:value-type="float" office:value="1.35525271560688E-020" calcext:value-type="float">
            <text:p>0.0000</text:p>
          </table:table-cell>
          <table:table-cell table:formula="of:=(([.C$5]-[.C$6])/[.C$5])^([.C$4]-[.$A19])" office:value-type="float" office:value="0.434020756793883" calcext:value-type="float">
            <text:p>0.4340</text:p>
          </table:table-cell>
          <table:table-cell table:formula="of:=COMBIN([.C$4];[.$A19])" office:value-type="float" office:value="743595781824" calcext:value-type="float">
            <text:p>743595781824</text:p>
          </table:table-cell>
          <table:table-cell table:formula="of:=[.D19]*[.C19]*[.B19]" office:value-type="float" office:value="0.00000000437388845812576" calcext:value-type="float">
            <text:p>0.000000</text:p>
          </table:table-cell>
          <table:table-cell/>
          <table:table-cell table:formula="of:=([.H$6]/[.H$5])^[.$A19]" office:value-type="float" office:value="6.61744490042422E-024" calcext:value-type="float">
            <text:p>0.000000</text:p>
          </table:table-cell>
          <table:table-cell table:formula="of:=(([.H$5]-[.H$6])/[.H$5])^([.H$4]-[.$A19])" office:value-type="float" office:value="0.399455957886741" calcext:value-type="float">
            <text:p>0.3995</text:p>
          </table:table-cell>
          <table:table-cell table:formula="of:=COMBIN([.H$4];[.$A19])" office:value-type="float" office:value="2.4334405630304E+015" calcext:value-type="float">
            <text:p>2433440563030401</text:p>
          </table:table-cell>
          <table:table-cell table:formula="of:=[.I19]*[.H19]*[.G19]" office:value-type="float" office:value="0.00000000643250274115659" calcext:value-type="float">
            <text:p>0.000000</text:p>
          </table:table-cell>
          <table:table-cell/>
          <table:table-cell table:formula="of:=([.M$6]/[.M$5])^[.$A19]" office:value-type="float" office:value="3.23117426778526E-027" calcext:value-type="float">
            <text:p>0.000000</text:p>
          </table:table-cell>
          <table:table-cell table:formula="of:=(([.M$5]-[.M$6])/[.M$5])^([.M$4]-[.$A19])" office:value-type="float" office:value="0.383312255415093" calcext:value-type="float">
            <text:p>0.3833</text:p>
          </table:table-cell>
          <table:table-cell table:formula="of:=COMBIN([.M$4];[.$A19])" office:value-type="float" office:value="6.2355680729145E+018" calcext:value-type="float">
            <text:p>6235568072914500000</text:p>
          </table:table-cell>
          <table:table-cell table:formula="of:=[.N19]*[.M19]*[.L19]" office:value-type="float" office:value="0.00000000772305470692414" calcext:value-type="float">
            <text:p>0.000000</text:p>
          </table:table-cell>
          <table:table-cell/>
          <table:table-cell table:formula="of:=([.R$6]/[.R$5])^[.$A19]" office:value-type="float" office:value="1.57772181044202E-030" calcext:value-type="float">
            <text:p>0.000000</text:p>
          </table:table-cell>
          <table:table-cell table:formula="of:=(([.R$5]-[.R$6])/[.R$5])^([.R$4]-[.$A19])" office:value-type="float" office:value="0.375509145429064" calcext:value-type="float">
            <text:p>0.3755</text:p>
          </table:table-cell>
          <table:table-cell table:formula="of:=COMBIN([.R$4];[.$A19])" office:value-type="float" office:value="1.42507888967623E+022" calcext:value-type="float">
            <text:p>14250788896762300000000</text:p>
          </table:table-cell>
          <table:table-cell table:formula="of:=[.S19]*[.R19]*[.Q19]" office:value-type="float" office:value="0.00000000844286518595859" calcext:value-type="float">
            <text:p>0.0000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[.C$6]/[.C$5])^[.$A20]" office:value-type="float" office:value="2.11758236813575E-022" calcext:value-type="float">
            <text:p>0.0000</text:p>
          </table:table-cell>
          <table:table-cell table:formula="of:=(([.C$5]-[.C$6])/[.C$5])^([.C$4]-[.$A20])" office:value-type="float" office:value="0.440909975155691" calcext:value-type="float">
            <text:p>0.4409</text:p>
          </table:table-cell>
          <table:table-cell table:formula="of:=COMBIN([.C$4];[.$A20])" office:value-type="float" office:value="3284214703056" calcext:value-type="float">
            <text:p>3284214703056</text:p>
          </table:table-cell>
          <table:table-cell table:formula="of:=[.D20]*[.C20]*[.B20]" office:value-type="float" office:value="0.000000000306635037408288" calcext:value-type="float">
            <text:p>0.000000</text:p>
          </table:table-cell>
          <table:table-cell/>
          <table:table-cell table:formula="of:=([.H$6]/[.H$5])^[.$A20]" office:value-type="float" office:value="5.16987882845642E-026" calcext:value-type="float">
            <text:p>0.000000</text:p>
          </table:table-cell>
          <table:table-cell table:formula="of:=(([.H$5]-[.H$6])/[.H$5])^([.H$4]-[.$A20])" office:value-type="float" office:value="0.402601280389786" calcext:value-type="float">
            <text:p>0.4026</text:p>
          </table:table-cell>
          <table:table-cell table:formula="of:=COMBIN([.H$4];[.$A20])" office:value-type="float" office:value="2.37260454895464E+016" calcext:value-type="float">
            <text:p>23726045489546400</text:p>
          </table:table-cell>
          <table:table-cell table:formula="of:=[.I20]*[.H20]*[.G20]" office:value-type="float" office:value="0.000000000493833871860446" calcext:value-type="float">
            <text:p>0.000000</text:p>
          </table:table-cell>
          <table:table-cell/>
          <table:table-cell table:formula="of:=([.M$6]/[.M$5])^[.$A20]" office:value-type="float" office:value="1.26217744835362E-029" calcext:value-type="float">
            <text:p>0.000000</text:p>
          </table:table-cell>
          <table:table-cell table:formula="of:=(([.M$5]-[.M$6])/[.M$5])^([.M$4]-[.$A20])" office:value-type="float" office:value="0.384815440730446" calcext:value-type="float">
            <text:p>0.3848</text:p>
          </table:table-cell>
          <table:table-cell table:formula="of:=COMBIN([.M$4];[.$A20])" office:value-type="float" office:value="1.27309514822004E+020" calcext:value-type="float">
            <text:p>127309514822004000000</text:p>
          </table:table-cell>
          <table:table-cell table:formula="of:=[.N20]*[.M20]*[.L20]" office:value-type="float" office:value="0.000000000618349151371377" calcext:value-type="float">
            <text:p>0.000000</text:p>
          </table:table-cell>
          <table:table-cell/>
          <table:table-cell table:formula="of:=([.R$6]/[.R$5])^[.$A20]" office:value-type="float" office:value="3.08148791101958E-033" calcext:value-type="float">
            <text:p>0.000000</text:p>
          </table:table-cell>
          <table:table-cell table:formula="of:=(([.R$5]-[.R$6])/[.R$5])^([.R$4]-[.$A20])" office:value-type="float" office:value="0.376243996985677" calcext:value-type="float">
            <text:p>0.3762</text:p>
          </table:table-cell>
          <table:table-cell table:formula="of:=COMBIN([.R$4];[.$A20])" office:value-type="float" office:value="5.94970436439826E+023" calcext:value-type="float">
            <text:p>594970436439826000000000</text:p>
          </table:table-cell>
          <table:table-cell table:formula="of:=[.S20]*[.R20]*[.Q20]" office:value-type="float" office:value="0.000000000689803564606206" calcext:value-type="float">
            <text:p>0.0000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([.C$6]/[.C$5])^[.$A21]" office:value-type="float" office:value="3.30872245021211E-024" calcext:value-type="float">
            <text:p>0.0000</text:p>
          </table:table-cell>
          <table:table-cell table:formula="of:=(([.C$5]-[.C$6])/[.C$5])^([.C$4]-[.$A21])" office:value-type="float" office:value="0.447908546189908" calcext:value-type="float">
            <text:p>0.4479</text:p>
          </table:table-cell>
          <table:table-cell table:formula="of:=COMBIN([.C$4];[.$A21])" office:value-type="float" office:value="13136858812224" calcext:value-type="float">
            <text:p>13136858812224</text:p>
          </table:table-cell>
          <table:table-cell table:formula="of:=[.D21]*[.C21]*[.B21]" office:value-type="float" office:value="0.0000000000194688912640183" calcext:value-type="float">
            <text:p>0.000000</text:p>
          </table:table-cell>
          <table:table-cell/>
          <table:table-cell table:formula="of:=([.H$6]/[.H$5])^[.$A21]" office:value-type="float" office:value="4.03896783473158E-028" calcext:value-type="float">
            <text:p>0.000000</text:p>
          </table:table-cell>
          <table:table-cell table:formula="of:=(([.H$5]-[.H$6])/[.H$5])^([.H$4]-[.$A21])" office:value-type="float" office:value="0.405771369211753" calcext:value-type="float">
            <text:p>0.4058</text:p>
          </table:table-cell>
          <table:table-cell table:formula="of:=COMBIN([.H$4];[.$A21])" office:value-type="float" office:value="2.11709328983645E+017" calcext:value-type="float">
            <text:p>211709328983645000</text:p>
          </table:table-cell>
          <table:table-cell table:formula="of:=[.I21]*[.H21]*[.G21]" office:value-type="float" office:value="0.000000000034696989179777" calcext:value-type="float">
            <text:p>0.000000</text:p>
          </table:table-cell>
          <table:table-cell/>
          <table:table-cell table:formula="of:=([.M$6]/[.M$5])^[.$A21]" office:value-type="float" office:value="4.93038065763132E-032" calcext:value-type="float">
            <text:p>0.000000</text:p>
          </table:table-cell>
          <table:table-cell table:formula="of:=(([.M$5]-[.M$6])/[.M$5])^([.M$4]-[.$A21])" office:value-type="float" office:value="0.386324520890173" calcext:value-type="float">
            <text:p>0.3863</text:p>
          </table:table-cell>
          <table:table-cell table:formula="of:=COMBIN([.M$4];[.$A21])" office:value-type="float" office:value="2.38950166281301E+021" calcext:value-type="float">
            <text:p>2389501662813010000000</text:p>
          </table:table-cell>
          <table:table-cell table:formula="of:=[.N21]*[.M21]*[.L21]" office:value-type="float" office:value="0.0000000000455134820315584" calcext:value-type="float">
            <text:p>0.000000</text:p>
          </table:table-cell>
          <table:table-cell/>
          <table:table-cell table:formula="of:=([.R$6]/[.R$5])^[.$A21]" office:value-type="float" office:value="6.01853107621011E-036" calcext:value-type="float">
            <text:p>0.000000</text:p>
          </table:table-cell>
          <table:table-cell table:formula="of:=(([.R$5]-[.R$6])/[.R$5])^([.R$4]-[.$A21])" office:value-type="float" office:value="0.376980286607958" calcext:value-type="float">
            <text:p>0.3770</text:p>
          </table:table-cell>
          <table:table-cell table:formula="of:=COMBIN([.R$4];[.$A21])" office:value-type="float" office:value="2.28834783246087E+025" calcext:value-type="float">
            <text:p>22883478324608700000000000</text:p>
          </table:table-cell>
          <table:table-cell table:formula="of:=[.S21]*[.R21]*[.Q21]" office:value-type="float" office:value="0.0000000000519195818610722" calcext:value-type="float">
            <text:p>0.0000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([.C$6]/[.C$5])^[.$A22]" office:value-type="float" office:value="5.16987882845642E-026" calcext:value-type="float">
            <text:p>0.0000</text:p>
          </table:table-cell>
          <table:table-cell table:formula="of:=(([.C$5]-[.C$6])/[.C$5])^([.C$4]-[.$A22])" office:value-type="float" office:value="0.45501820565324" calcext:value-type="float">
            <text:p>0.4550</text:p>
          </table:table-cell>
          <table:table-cell table:formula="of:=COMBIN([.C$4];[.$A22])" office:value-type="float" office:value="47855699958816" calcext:value-type="float">
            <text:p>47855699958816</text:p>
          </table:table-cell>
          <table:table-cell table:formula="of:=[.D22]*[.C22]*[.B22]" office:value-type="float" office:value="0.00000000000112575221594663" calcext:value-type="float">
            <text:p>0.000000</text:p>
          </table:table-cell>
          <table:table-cell/>
          <table:table-cell table:formula="of:=([.H$6]/[.H$5])^[.$A22]" office:value-type="float" office:value="3.15544362088405E-030" calcext:value-type="float">
            <text:p>0.000000</text:p>
          </table:table-cell>
          <table:table-cell table:formula="of:=(([.H$5]-[.H$6])/[.H$5])^([.H$4]-[.$A22])" office:value-type="float" office:value="0.408966419363027" calcext:value-type="float">
            <text:p>0.4090</text:p>
          </table:table-cell>
          <table:table-cell table:formula="of:=COMBIN([.H$4];[.$A22])" office:value-type="float" office:value="1.73904091665137E+018" calcext:value-type="float">
            <text:p>1739040916651370000</text:p>
          </table:table-cell>
          <table:table-cell table:formula="of:=[.I22]*[.H22]*[.G22]" office:value-type="float" office:value="0.0000000000022441809649462" calcext:value-type="float">
            <text:p>0.000000</text:p>
          </table:table-cell>
          <table:table-cell/>
          <table:table-cell table:formula="of:=([.M$6]/[.M$5])^[.$A22]" office:value-type="float" office:value="1.92592994438724E-034" calcext:value-type="float">
            <text:p>0.000000</text:p>
          </table:table-cell>
          <table:table-cell table:formula="of:=(([.M$5]-[.M$6])/[.M$5])^([.M$4]-[.$A22])" office:value-type="float" office:value="0.387839519011311" calcext:value-type="float">
            <text:p>0.3878</text:p>
          </table:table-cell>
          <table:table-cell table:formula="of:=COMBIN([.M$4];[.$A22])" office:value-type="float" office:value="4.14749217188258E+022" calcext:value-type="float">
            <text:p>41474921718825800000000</text:p>
          </table:table-cell>
          <table:table-cell table:formula="of:=[.N22]*[.M22]*[.L22]" office:value-type="float" office:value="0.00000000000309797650803044" calcext:value-type="float">
            <text:p>0.000000</text:p>
          </table:table-cell>
          <table:table-cell/>
          <table:table-cell table:formula="of:=([.R$6]/[.R$5])^[.$A22]" office:value-type="float" office:value="1.17549435082229E-038" calcext:value-type="float">
            <text:p>0.000000</text:p>
          </table:table-cell>
          <table:table-cell table:formula="of:=(([.R$5]-[.R$6])/[.R$5])^([.R$4]-[.$A22])" office:value-type="float" office:value="0.377718017110126" calcext:value-type="float">
            <text:p>0.3777</text:p>
          </table:table-cell>
          <table:table-cell table:formula="of:=COMBIN([.R$4];[.$A22])" office:value-type="float" office:value="8.15632548855696E+026" calcext:value-type="float">
            <text:p>815632548855696000000000000</text:p>
          </table:table-cell>
          <table:table-cell table:formula="of:=[.S22]*[.R22]*[.Q22]" office:value-type="float" office:value="0.00000000000362145252287881" calcext:value-type="float">
            <text:p>0.0000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[.C$6]/[.C$5])^[.$A23]" office:value-type="float" office:value="8.07793566946316E-028" calcext:value-type="float">
            <text:p>0.0000</text:p>
          </table:table-cell>
          <table:table-cell table:formula="of:=(([.C$5]-[.C$6])/[.C$5])^([.C$4]-[.$A23])" office:value-type="float" office:value="0.462240716854085" calcext:value-type="float">
            <text:p>0.4622</text:p>
          </table:table-cell>
          <table:table-cell table:formula="of:=COMBIN([.C$4];[.$A23])" office:value-type="float" office:value="159518999862720" calcext:value-type="float">
            <text:p>159518999862720</text:p>
          </table:table-cell>
          <table:table-cell table:formula="of:=[.D23]*[.C23]*[.B23]" office:value-type="float" office:value="0.0000000000000595636093093457" calcext:value-type="float">
            <text:p>0.000000</text:p>
          </table:table-cell>
          <table:table-cell/>
          <table:table-cell table:formula="of:=([.H$6]/[.H$5])^[.$A23]" office:value-type="float" office:value="2.46519032881566E-032" calcext:value-type="float">
            <text:p>0.000000</text:p>
          </table:table-cell>
          <table:table-cell table:formula="of:=(([.H$5]-[.H$6])/[.H$5])^([.H$4]-[.$A23])" office:value-type="float" office:value="0.412186627389507" calcext:value-type="float">
            <text:p>0.4122</text:p>
          </table:table-cell>
          <table:table-cell table:formula="of:=COMBIN([.H$4];[.$A23])" office:value-type="float" office:value="1.32167109665504E+019" calcext:value-type="float">
            <text:p>13216710966550400000</text:p>
          </table:table-cell>
          <table:table-cell table:formula="of:=[.I23]*[.H23]*[.G23]" office:value-type="float" office:value="0.000000000000134297443571584" calcext:value-type="float">
            <text:p>0.000000</text:p>
          </table:table-cell>
          <table:table-cell/>
          <table:table-cell table:formula="of:=([.M$6]/[.M$5])^[.$A23]" office:value-type="float" office:value="7.52316384526264E-037" calcext:value-type="float">
            <text:p>0.000000</text:p>
          </table:table-cell>
          <table:table-cell table:formula="of:=(([.M$5]-[.M$6])/[.M$5])^([.M$4]-[.$A23])" office:value-type="float" office:value="0.389360458301552" calcext:value-type="float">
            <text:p>0.3894</text:p>
          </table:table-cell>
          <table:table-cell table:formula="of:=COMBIN([.M$4];[.$A23])" office:value-type="float" office:value="6.69128737063722E+023" calcext:value-type="float">
            <text:p>669128737063722000000000</text:p>
          </table:table-cell>
          <table:table-cell table:formula="of:=[.N23]*[.M23]*[.L23]" office:value-type="float" office:value="0.00000000000019600269671722" calcext:value-type="float">
            <text:p>0.000000</text:p>
          </table:table-cell>
          <table:table-cell/>
          <table:table-cell table:formula="of:=([.R$6]/[.R$5])^[.$A23]" office:value-type="float" office:value="2.29588740394978E-041" calcext:value-type="float">
            <text:p>0.000000</text:p>
          </table:table-cell>
          <table:table-cell table:formula="of:=(([.R$5]-[.R$6])/[.R$5])^([.R$4]-[.$A23])" office:value-type="float" office:value="0.378457191311907" calcext:value-type="float">
            <text:p>0.3785</text:p>
          </table:table-cell>
          <table:table-cell table:formula="of:=COMBIN([.R$4];[.$A23])" office:value-type="float" office:value="2.70790006220091E+028" calcext:value-type="float">
            <text:p>27079000622009100000000000000</text:p>
          </table:table-cell>
          <table:table-cell table:formula="of:=[.S23]*[.R23]*[.Q23]" office:value-type="float" office:value="0.000000000000235288109118545" calcext:value-type="float">
            <text:p>0.0000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([.C$6]/[.C$5])^[.$A24]" office:value-type="float" office:value="1.26217744835362E-029" calcext:value-type="float">
            <text:p>0.0000</text:p>
          </table:table-cell>
          <table:table-cell table:formula="of:=(([.C$5]-[.C$6])/[.C$5])^([.C$4]-[.$A24])" office:value-type="float" office:value="0.469577871089865" calcext:value-type="float">
            <text:p>0.4696</text:p>
          </table:table-cell>
          <table:table-cell table:formula="of:=COMBIN([.C$4];[.$A24])" office:value-type="float" office:value="488526937079580" calcext:value-type="float">
            <text:p>488526937079580</text:p>
          </table:table-cell>
          <table:table-cell table:formula="of:=[.D24]*[.C24]*[.B24]" office:value-type="float" office:value="2.89545323031542E-015" calcext:value-type="float">
            <text:p>0.000000</text:p>
          </table:table-cell>
          <table:table-cell/>
          <table:table-cell table:formula="of:=([.H$6]/[.H$5])^[.$A24]" office:value-type="float" office:value="1.92592994438724E-034" calcext:value-type="float">
            <text:p>0.000000</text:p>
          </table:table-cell>
          <table:table-cell table:formula="of:=(([.H$5]-[.H$6])/[.H$5])^([.H$4]-[.$A24])" office:value-type="float" office:value="0.4154321913847" calcext:value-type="float">
            <text:p>0.4154</text:p>
          </table:table-cell>
          <table:table-cell table:formula="of:=COMBIN([.H$4];[.$A24])" office:value-type="float" office:value="9.33430212012622E+019" calcext:value-type="float">
            <text:p>93343021201262200000</text:p>
          </table:table-cell>
          <table:table-cell table:formula="of:=[.I24]*[.H24]*[.G24]" office:value-type="float" office:value="7.46831256082135E-015" calcext:value-type="float">
            <text:p>0.000000</text:p>
          </table:table-cell>
          <table:table-cell/>
          <table:table-cell table:formula="of:=([.M$6]/[.M$5])^[.$A24]" office:value-type="float" office:value="2.93873587705572E-039" calcext:value-type="float">
            <text:p>0.000000</text:p>
          </table:table-cell>
          <table:table-cell table:formula="of:=(([.M$5]-[.M$6])/[.M$5])^([.M$4]-[.$A24])" office:value-type="float" office:value="0.390887362059597" calcext:value-type="float">
            <text:p>0.3909</text:p>
          </table:table-cell>
          <table:table-cell table:formula="of:=COMBIN([.M$4];[.$A24])" office:value-type="float" office:value="1.00787516020223E+025" calcext:value-type="float">
            <text:p>10078751602022300000000000</text:p>
          </table:table-cell>
          <table:table-cell table:formula="of:=[.N24]*[.M24]*[.L24]" office:value-type="float" office:value="0.000000000000011577610271777" calcext:value-type="float">
            <text:p>0.000000</text:p>
          </table:table-cell>
          <table:table-cell/>
          <table:table-cell table:formula="of:=([.R$6]/[.R$5])^[.$A24]" office:value-type="float" office:value="4.48415508583942E-044" calcext:value-type="float">
            <text:p>0.000000</text:p>
          </table:table-cell>
          <table:table-cell table:formula="of:=(([.R$5]-[.R$6])/[.R$5])^([.R$4]-[.$A24])" office:value-type="float" office:value="0.379197812038545" calcext:value-type="float">
            <text:p>0.3792</text:p>
          </table:table-cell>
          <table:table-cell table:formula="of:=COMBIN([.R$4];[.$A24])" office:value-type="float" office:value="8.41141456821159E+029" calcext:value-type="float">
            <text:p>841141456821159000000000000000</text:p>
          </table:table-cell>
          <table:table-cell table:formula="of:=[.S24]*[.R24]*[.Q24]" office:value-type="float" office:value="0.0000000000000143026162221034" calcext:value-type="float">
            <text:p>0.0000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([.C$6]/[.C$5])^[.$A25]" office:value-type="float" office:value="1.97215226305253E-031" calcext:value-type="float">
            <text:p>0.0000</text:p>
          </table:table-cell>
          <table:table-cell table:formula="of:=(([.C$5]-[.C$6])/[.C$5])^([.C$4]-[.$A25])" office:value-type="float" office:value="0.477031488091291" calcext:value-type="float">
            <text:p>0.4770</text:p>
          </table:table-cell>
          <table:table-cell table:formula="of:=COMBIN([.C$4];[.$A25])" office:value-type="float" office:value="1.37937017528352E+015" calcext:value-type="float">
            <text:p>1379370175283521</text:p>
          </table:table-cell>
          <table:table-cell table:formula="of:=[.D25]*[.C25]*[.B25]" office:value-type="float" office:value="1.29768212002932E-016" calcext:value-type="float">
            <text:p>0.000000</text:p>
          </table:table-cell>
          <table:table-cell/>
          <table:table-cell table:formula="of:=([.H$6]/[.H$5])^[.$A25]" office:value-type="float" office:value="1.50463276905253E-036" calcext:value-type="float">
            <text:p>0.000000</text:p>
          </table:table-cell>
          <table:table-cell table:formula="of:=(([.H$5]-[.H$6])/[.H$5])^([.H$4]-[.$A25])" office:value-type="float" office:value="0.418703311001903" calcext:value-type="float">
            <text:p>0.4187</text:p>
          </table:table-cell>
          <table:table-cell table:formula="of:=COMBIN([.H$4];[.$A25])" office:value-type="float" office:value="6.14965786737728E+020" calcext:value-type="float">
            <text:p>614965786737728000000</text:p>
          </table:table-cell>
          <table:table-cell table:formula="of:=[.I25]*[.H25]*[.G25]" office:value-type="float" office:value="3.87425200005554E-016" calcext:value-type="float">
            <text:p>0.000000</text:p>
          </table:table-cell>
          <table:table-cell/>
          <table:table-cell table:formula="of:=([.M$6]/[.M$5])^[.$A25]" office:value-type="float" office:value="1.14794370197489E-041" calcext:value-type="float">
            <text:p>0.000000</text:p>
          </table:table-cell>
          <table:table-cell table:formula="of:=(([.M$5]-[.M$6])/[.M$5])^([.M$4]-[.$A25])" office:value-type="float" office:value="0.392420253675517" calcext:value-type="float">
            <text:p>0.3924</text:p>
          </table:table-cell>
          <table:table-cell table:formula="of:=COMBIN([.M$4];[.$A25])" office:value-type="float" office:value="1.42288257910903E+026" calcext:value-type="float">
            <text:p>142288257910903000000000000</text:p>
          </table:table-cell>
          <table:table-cell table:formula="of:=[.N25]*[.M25]*[.L25]" office:value-type="float" office:value="6.40974963143362E-016" calcext:value-type="float">
            <text:p>0.000000</text:p>
          </table:table-cell>
          <table:table-cell/>
          <table:table-cell table:formula="of:=([.R$6]/[.R$5])^[.$A25]" office:value-type="float" office:value="8.75811540203011E-047" calcext:value-type="float">
            <text:p>0.000000</text:p>
          </table:table-cell>
          <table:table-cell table:formula="of:=(([.R$5]-[.R$6])/[.R$5])^([.R$4]-[.$A25])" office:value-type="float" office:value="0.379939882120812" calcext:value-type="float">
            <text:p>0.3799</text:p>
          </table:table-cell>
          <table:table-cell table:formula="of:=COMBIN([.R$4];[.$A25])" office:value-type="float" office:value="2.45415389754879E+031" calcext:value-type="float">
            <text:p>24541538975487900000000000000000</text:p>
          </table:table-cell>
          <table:table-cell table:formula="of:=[.S25]*[.R25]*[.Q25]" office:value-type="float" office:value="8.16633779919796E-016" calcext:value-type="float">
            <text:p>0.0000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([.C$6]/[.C$5])^[.$A26]" office:value-type="float" office:value="3.08148791101958E-033" calcext:value-type="float">
            <text:p>0.0000</text:p>
          </table:table-cell>
          <table:table-cell table:formula="of:=(([.C$5]-[.C$6])/[.C$5])^([.C$4]-[.$A26])" office:value-type="float" office:value="0.484603416473692" calcext:value-type="float">
            <text:p>0.4846</text:p>
          </table:table-cell>
          <table:table-cell table:formula="of:=COMBIN([.C$4];[.$A26])" office:value-type="float" office:value="3601688791018077" calcext:value-type="float">
            <text:p>3601688791018077</text:p>
          </table:table-cell>
          <table:table-cell table:formula="of:=[.D26]*[.C26]*[.B26]" office:value-type="float" office:value="5.37840032110916E-018" calcext:value-type="float">
            <text:p>0.000000</text:p>
          </table:table-cell>
          <table:table-cell/>
          <table:table-cell table:formula="of:=([.H$6]/[.H$5])^[.$A26]" office:value-type="float" office:value="1.17549435082229E-038" calcext:value-type="float">
            <text:p>0.000000</text:p>
          </table:table-cell>
          <table:table-cell table:formula="of:=(([.H$5]-[.H$6])/[.H$5])^([.H$4]-[.$A26])" office:value-type="float" office:value="0.422000187466485" calcext:value-type="float">
            <text:p>0.4220</text:p>
          </table:table-cell>
          <table:table-cell table:formula="of:=COMBIN([.H$4];[.$A26])" office:value-type="float" office:value="3.79228901821598E+021" calcext:value-type="float">
            <text:p>3792289018215980000000</text:p>
          </table:table-cell>
          <table:table-cell table:formula="of:=[.I26]*[.H26]*[.G26]" office:value-type="float" office:value="1.88119847771726E-017" calcext:value-type="float">
            <text:p>0.000000</text:p>
          </table:table-cell>
          <table:table-cell/>
          <table:table-cell table:formula="of:=([.M$6]/[.M$5])^[.$A26]" office:value-type="float" office:value="4.48415508583942E-044" calcext:value-type="float">
            <text:p>0.000000</text:p>
          </table:table-cell>
          <table:table-cell table:formula="of:=(([.M$5]-[.M$6])/[.M$5])^([.M$4]-[.$A26])" office:value-type="float" office:value="0.393959156631107" calcext:value-type="float">
            <text:p>0.3940</text:p>
          </table:table-cell>
          <table:table-cell table:formula="of:=COMBIN([.M$4];[.$A26])" office:value-type="float" office:value="1.8892718689281E+027" calcext:value-type="float">
            <text:p>1889271868928100000000000000</text:p>
          </table:table-cell>
          <table:table-cell table:formula="of:=[.N26]*[.M26]*[.L26]" office:value-type="float" office:value="3.33753847911249E-017" calcext:value-type="float">
            <text:p>0.000000</text:p>
          </table:table-cell>
          <table:table-cell/>
          <table:table-cell table:formula="of:=([.R$6]/[.R$5])^[.$A26]" office:value-type="float" office:value="1.71056941445901E-049" calcext:value-type="float">
            <text:p>0.000000</text:p>
          </table:table-cell>
          <table:table-cell table:formula="of:=(([.R$5]-[.R$6])/[.R$5])^([.R$4]-[.$A26])" office:value-type="float" office:value="0.380683404395021" calcext:value-type="float">
            <text:p>0.3807</text:p>
          </table:table-cell>
          <table:table-cell table:formula="of:=COMBIN([.R$4];[.$A26])" office:value-type="float" office:value="6.74892321825917E+032" calcext:value-type="float">
            <text:p>674892321825917000000000000000000</text:p>
          </table:table-cell>
          <table:table-cell table:formula="of:=[.S26]*[.R26]*[.Q26]" office:value-type="float" office:value="4.39480018547835E-017" calcext:value-type="float">
            <text:p>0.00000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([.C$6]/[.C$5])^[.$A27]" office:value-type="float" office:value="4.81482486096809E-035" calcext:value-type="float">
            <text:p>0.0000</text:p>
          </table:table-cell>
          <table:table-cell table:formula="of:=(([.C$5]-[.C$6])/[.C$5])^([.C$4]-[.$A27])" office:value-type="float" office:value="0.492295534195497" calcext:value-type="float">
            <text:p>0.4923</text:p>
          </table:table-cell>
          <table:table-cell table:formula="of:=COMBIN([.C$4];[.$A27])" office:value-type="float" office:value="8719878125622721" calcext:value-type="float">
            <text:p>8719878125622721</text:p>
          </table:table-cell>
          <table:table-cell table:formula="of:=[.D27]*[.C27]*[.B27]" office:value-type="float" office:value="2.06688734144546E-019" calcext:value-type="float">
            <text:p>0.000000</text:p>
          </table:table-cell>
          <table:table-cell/>
          <table:table-cell table:formula="of:=([.H$6]/[.H$5])^[.$A27]" office:value-type="float" office:value="9.18354961579912E-041" calcext:value-type="float">
            <text:p>0.000000</text:p>
          </table:table-cell>
          <table:table-cell table:formula="of:=(([.H$5]-[.H$6])/[.H$5])^([.H$4]-[.$A27])" office:value-type="float" office:value="0.425323023588268" calcext:value-type="float">
            <text:p>0.4253</text:p>
          </table:table-cell>
          <table:table-cell table:formula="of:=COMBIN([.H$4];[.$A27])" office:value-type="float" office:value="2.1955357473882E+022" calcext:value-type="float">
            <text:p>21955357473882000000000</text:p>
          </table:table-cell>
          <table:table-cell table:formula="of:=[.I27]*[.H27]*[.G27]" office:value-type="float" office:value="8.57570793820548E-019" calcext:value-type="float">
            <text:p>0.000000</text:p>
          </table:table-cell>
          <table:table-cell/>
          <table:table-cell table:formula="of:=([.M$6]/[.M$5])^[.$A27]" office:value-type="float" office:value="1.75162308040602E-046" calcext:value-type="float">
            <text:p>0.000000</text:p>
          </table:table-cell>
          <table:table-cell table:formula="of:=(([.M$5]-[.M$6])/[.M$5])^([.M$4]-[.$A27])" office:value-type="float" office:value="0.395504094500249" calcext:value-type="float">
            <text:p>0.3955</text:p>
          </table:table-cell>
          <table:table-cell table:formula="of:=COMBIN([.M$4];[.$A27])" office:value-type="float" office:value="2.36656160423626E+028" calcext:value-type="float">
            <text:p>23665616042362600000000000000</text:p>
          </table:table-cell>
          <table:table-cell table:formula="of:=[.N27]*[.M27]*[.L27]" office:value-type="float" office:value="1.6394925862307E-018" calcext:value-type="float">
            <text:p>0.000000</text:p>
          </table:table-cell>
          <table:table-cell/>
          <table:table-cell table:formula="of:=([.R$6]/[.R$5])^[.$A27]" office:value-type="float" office:value="3.34095588761524E-052" calcext:value-type="float">
            <text:p>0.000000</text:p>
          </table:table-cell>
          <table:table-cell table:formula="of:=(([.R$5]-[.R$6])/[.R$5])^([.R$4]-[.$A27])" office:value-type="float" office:value="0.381428381703035" calcext:value-type="float">
            <text:p>0.3814</text:p>
          </table:table-cell>
          <table:table-cell table:formula="of:=COMBIN([.R$4];[.$A27])" office:value-type="float" office:value="1.75472003674739E+034" calcext:value-type="float">
            <text:p>17547200367473900000000000000000000</text:p>
          </table:table-cell>
          <table:table-cell table:formula="of:=[.S27]*[.R27]*[.Q27]" office:value-type="float" office:value="2.23610185562499E-018" calcext:value-type="float">
            <text:p>0.0000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C$6]/[.C$5])^[.$A28]" office:value-type="float" office:value="7.52316384526264E-037" calcext:value-type="float">
            <text:p>0.0000</text:p>
          </table:table-cell>
          <table:table-cell table:formula="of:=(([.C$5]-[.C$6])/[.C$5])^([.C$4]-[.$A28])" office:value-type="float" office:value="0.500109749023997" calcext:value-type="float">
            <text:p>0.5001</text:p>
          </table:table-cell>
          <table:table-cell table:formula="of:=COMBIN([.C$4];[.$A28])" office:value-type="float" office:value="1.96197257826511E+016" calcext:value-type="float">
            <text:p>19619725782651100</text:p>
          </table:table-cell>
          <table:table-cell table:formula="of:=[.D28]*[.C28]*[.B28]" office:value-type="float" office:value="7.38174050516236E-021" calcext:value-type="float">
            <text:p>0.000000</text:p>
          </table:table-cell>
          <table:table-cell/>
          <table:table-cell table:formula="of:=([.H$6]/[.H$5])^[.$A28]" office:value-type="float" office:value="7.17464813734306E-043" calcext:value-type="float">
            <text:p>0.000000</text:p>
          </table:table-cell>
          <table:table-cell table:formula="of:=(([.H$5]-[.H$6])/[.H$5])^([.H$4]-[.$A28])" office:value-type="float" office:value="0.428672023774002" calcext:value-type="float">
            <text:p>0.4287</text:p>
          </table:table-cell>
          <table:table-cell table:formula="of:=COMBIN([.H$4];[.$A28])" office:value-type="float" office:value="1.19656698232657E+023" calcext:value-type="float">
            <text:p>119656698232657000000000</text:p>
          </table:table-cell>
          <table:table-cell table:formula="of:=[.I28]*[.H28]*[.G28]" office:value-type="float" office:value="3.6801266348992E-020" calcext:value-type="float">
            <text:p>0.000000</text:p>
          </table:table-cell>
          <table:table-cell/>
          <table:table-cell table:formula="of:=([.M$6]/[.M$5])^[.$A28]" office:value-type="float" office:value="6.84227765783602E-049" calcext:value-type="float">
            <text:p>0.000000</text:p>
          </table:table-cell>
          <table:table-cell table:formula="of:=(([.M$5]-[.M$6])/[.M$5])^([.M$4]-[.$A28])" office:value-type="float" office:value="0.397055090949269" calcext:value-type="float">
            <text:p>0.3971</text:p>
          </table:table-cell>
          <table:table-cell table:formula="of:=COMBIN([.M$4];[.$A28])" office:value-type="float" office:value="2.80437550101997E+029" calcext:value-type="float">
            <text:p>280437550101997000000000000000</text:p>
          </table:table-cell>
          <table:table-cell table:formula="of:=[.N28]*[.M28]*[.L28]" office:value-type="float" office:value="7.61881848895443E-020" calcext:value-type="float">
            <text:p>0.000000</text:p>
          </table:table-cell>
          <table:table-cell/>
          <table:table-cell table:formula="of:=([.R$6]/[.R$5])^[.$A28]" office:value-type="float" office:value="6.52530446799853E-055" calcext:value-type="float">
            <text:p>0.000000</text:p>
          </table:table-cell>
          <table:table-cell table:formula="of:=(([.R$5]-[.R$6])/[.R$5])^([.R$4]-[.$A28])" office:value-type="float" office:value="0.382174816892278" calcext:value-type="float">
            <text:p>0.3822</text:p>
          </table:table-cell>
          <table:table-cell table:formula="of:=COMBIN([.R$4];[.$A28])" office:value-type="float" office:value="4.32538489058231E+035" calcext:value-type="float">
            <text:p>432538489058231000000000000000000000</text:p>
          </table:table-cell>
          <table:table-cell table:formula="of:=[.S28]*[.R28]*[.Q28]" office:value-type="float" office:value="1.07866752918114E-019" calcext:value-type="float">
            <text:p>0.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="6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2:13:34.417081701</meta:creation-date>
    <dc:date>2025-03-13T14:24:07.575074824</dc:date>
    <meta:editing-duration>PT10M18S</meta:editing-duration>
    <meta:editing-cycles>2</meta:editing-cycles>
    <meta:generator>LibreOffice/24.8.5.2$Linux_X86_64 LibreOffice_project/480$Build-2</meta:generator>
    <meta:document-statistic meta:table-count="3" meta:cell-count="1138" meta:object-count="0"/>
  </office:meta>
</office:document-meta>
</file>